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0764in"/>
    </style:style>
    <style:style style:name="co9" style:family="table-column">
      <style:table-column-properties fo:break-before="auto" style:column-width="1.9402in"/>
    </style:style>
    <style:style style:name="co10" style:family="table-column">
      <style:table-column-properties fo:break-before="auto" style:column-width="11.0709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3.0819in"/>
    </style:style>
    <style:style style:name="co13" style:family="table-column">
      <style:table-column-properties fo:break-before="auto" style:column-width="1.1508in"/>
    </style:style>
    <style:style style:name="co14" style:family="table-column">
      <style:table-column-properties fo:break-before="auto" style:column-width="8.789in"/>
    </style:style>
    <style:style style:name="co1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2.6335in"/>
    </style:style>
    <style:style style:name="co19" style:family="table-column">
      <style:table-column-properties fo:break-before="auto" style:column-width="0.5543in"/>
    </style:style>
    <style:style style:name="co20" style:family="table-column">
      <style:table-column-properties fo:break-before="auto" style:column-width="1.5555in"/>
    </style:style>
    <style:style style:name="co21" style:family="table-column">
      <style:table-column-properties fo:break-before="auto" style:column-width="0.728in"/>
    </style:style>
    <style:style style:name="co22" style:family="table-column">
      <style:table-column-properties fo:break-before="auto" style:column-width="0.7693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8484in"/>
    </style:style>
    <style:style style:name="co25" style:family="table-column">
      <style:table-column-properties fo:break-before="auto" style:column-width="0.1953in"/>
    </style:style>
    <style:style style:name="co26" style:family="table-column">
      <style:table-column-properties fo:break-before="auto" style:column-width="1.424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10"/>
        <table:table-column table:style-name="co22" table:number-columns-repeated="2" table:default-cell-style-name="ce10"/>
        <table:table-column table:style-name="co23" table:default-cell-style-name="ce10"/>
        <table:table-column table:style-name="co6" table:number-columns-repeated="10" table:default-cell-style-name="ce10"/>
        <table:table-column table:style-name="co6" table:number-columns-repeated="1008" table:default-cell-style-name="Default"/>
        <table:table-row table:style-name="ro4">
          <table:table-cell table:style-name="ce9" office:value-type="string">
            <text:p>Index</text:p>
          </table:table-cell>
          <table:table-cell table:style-name="ce9" office:value-type="string">
            <text:p>File Name</text:p>
          </table:table-cell>
          <table:table-cell table:style-name="ce9" office:value-type="string">
            <text:p>Latest Received</text:p>
          </table:table-cell>
          <table:table-cell table:style-name="ce9" office:value-type="string">
            <text:p>Has Font Numbers</text:p>
          </table:table-cell>
          <table:table-cell table:style-name="ce9" office:value-type="string">
            <text:p>Working On</text:p>
          </table:table-cell>
          <table:table-cell table:style-name="ce9" office:value-type="string">
            <text:p>Completed</text:p>
          </table:table-cell>
          <table:table-cell table:style-name="ce9" table:number-columns-repeated="1018"/>
        </table:table-row>
        <table:table-row table:style-name="ro2">
          <table:table-cell table:style-name="ce10"/>
          <table:table-cell office:value-type="string">
            <text:p>about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o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3" table:formula="of:=IF([.C2]&lt;&gt;&quot;&quot;;IF([.C2]=[.F2];&quot;up to date&quot;;&quot;&quot;);&quot;&quot;)" office:value-type="string" office:string-value="up to date">
            <text:p>up to date</text:p>
          </table:table-cell>
          <table:table-cell table:number-columns-repeated="1017"/>
        </table:table-row>
        <table:table-row table:style-name="ro3">
          <table:table-cell table:style-name="ce10"/>
          <table:table-cell office:value-type="string">
            <text:p>gardenArt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/>
          <table:table-cell table:style-name="ce13" table:formula="of:=IF([.C3]&lt;&gt;&quot;&quot;;IF([.C3]=[.F3];&quot;up to date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10"/>
          <table:table-cell office:value-type="string">
            <text:p>gardenArtM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no</text:p>
          </table:table-cell>
          <table:table-cell table:style-name="ce11"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0"/>
          <table:table-cell office:value-type="string">
            <text:p>gatesAndRailings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/>
          <table:table-cell table:style-name="ce13" table:formula="of:=IF([.C5]&lt;&gt;&quot;&quot;;IF([.C5]=[.F5];&quot;up to date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10"/>
          <table:table-cell office:value-type="string">
            <text:p>gatesAndRailingsM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no</text:p>
          </table:table-cell>
          <table:table-cell table:style-name="ce11"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0"/>
          <table:table-cell office:value-type="string">
            <text:p>headerM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no</text:p>
          </table:table-cell>
          <table:table-cell table:style-name="ce11"/>
          <table:table-cell table:style-name="ce11"/>
          <table:table-cell table:style-name="ce13" table:formula="of:=IF([.C7]&lt;&gt;&quot;&quot;;IF([.C7]=[.F7];&quot;up to date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10"/>
          <table:table-cell office:value-type="string">
            <text:p>plateHangers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no</text:p>
          </table:table-cell>
          <table:table-cell table:style-name="ce11"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0"/>
          <table:table-cell office:value-type="string">
            <text:p>signsM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no</text:p>
          </table:table-cell>
          <table:table-cell table:style-name="ce11"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0"/>
          <table:table-cell office:value-type="string">
            <text:p>thankyou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vague</text:p>
          </table:table-cell>
          <table:table-cell table:style-name="ce11"/>
          <table:table-cell table:style-name="ce11"/>
          <table:table-cell table:style-name="ce13" table:formula="of:=IF([.C10]&lt;&gt;&quot;&quot;;IF([.C10]=[.F10];&quot;up to date&quot;;&quot;&quot;);&quot;&quot;)">
            <text:p/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thankyouM</text:p>
          </table:table-cell>
          <table:table-cell office:value-type="float" office:value="2">
            <text:p>2</text:p>
          </table:table-cell>
          <table:table-cell table:style-name="ce12" office:value-type="string">
            <text:p>vague</text:p>
          </table:table-cell>
          <table:table-cell/>
          <table:table-cell/>
          <table:table-cell table:style-name="ce13" table:formula="of:=IF([.C11]&lt;&gt;&quot;&quot;;IF([.C11]=[.F11];&quot;up to date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10"/>
          <table:table-cell office:value-type="string">
            <text:p>aboutM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yes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3" table:formula="of:=IF([.C12]&lt;&gt;&quot;&quot;;IF([.C12]=[.F12];&quot;up to date&quot;;&quot;&quot;);&quot;&quot;)">
            <text:p/>
          </table:table-cell>
          <table:table-cell table:number-columns-repeated="1017"/>
        </table:table-row>
        <table:table-row table:style-name="ro2">
          <table:table-cell table:style-name="ce10"/>
          <table:table-cell office:value-type="string">
            <text:p>contact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yes</text:p>
          </table:table-cell>
          <table:table-cell table:style-name="ce11"/>
          <table:table-cell table:style-name="ce11"/>
          <table:table-cell table:style-name="ce13" table:formula="of:=IF([.C13]&lt;&gt;&quot;&quot;;IF([.C13]=[.F13];&quot;up to date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10"/>
          <table:table-cell office:value-type="string">
            <text:p>contactM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yes</text:p>
          </table:table-cell>
          <table:table-cell table:style-name="ce11"/>
          <table:table-cell table:style-name="ce11"/>
          <table:table-cell table:style-name="ce13" table:formula="of:=IF([.C14]&lt;&gt;&quot;&quot;;IF([.C14]=[.F14];&quot;up to date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10"/>
          <table:table-cell office:value-type="string">
            <text:p>curtainhw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0"/>
          <table:table-cell office:value-type="string">
            <text:p>curtainhwM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yes</text:p>
          </table:table-cell>
          <table:table-cell table:style-name="ce11" table:number-columns-repeated="2"/>
          <table:table-cell table:style-name="ce13"/>
          <table:table-cell table:number-columns-repeated="1017"/>
        </table:table-row>
        <table:table-row table:style-name="ro2">
          <table:table-cell table:style-name="ce10"/>
          <table:table-cell office:value-type="string">
            <text:p>footer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yes</text:p>
          </table:table-cell>
          <table:table-cell table:style-name="ce11"/>
          <table:table-cell table:style-name="ce11" office:value-type="float" office:value="6">
            <text:p>6</text:p>
          </table:table-cell>
          <table:table-cell table:style-name="ce13" table:formula="of:=IF([.C17]&lt;&gt;&quot;&quot;;IF([.C17]=[.F17];&quot;up to date&quot;;&quot;&quot;);&quot;&quot;)">
            <text:p/>
          </table:table-cell>
          <table:table-cell table:number-columns-repeated="1017"/>
        </table:table-row>
        <table:table-row table:style-name="ro3">
          <table:table-cell table:style-name="ce10"/>
          <table:table-cell office:value-type="string">
            <text:p>footerM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yes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3" table:formula="of:=IF([.C18]&lt;&gt;&quot;&quot;;IF([.C18]=[.F18];&quot;up to date&quot;;&quot;&quot;);&quot;&quot;)">
            <text:p/>
          </table:table-cell>
          <table:table-cell table:number-columns-repeated="1017"/>
        </table:table-row>
        <table:table-row table:style-name="ro2">
          <table:table-cell table:style-name="ce10"/>
          <table:table-cell office:value-type="string">
            <text:p>header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yes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3" table:formula="of:=IF([.C19]&lt;&gt;&quot;&quot;;IF([.C19]=[.F19];&quot;up to date&quot;;&quot;&quot;);&quot;&quot;)">
            <text:p/>
          </table:table-cell>
          <table:table-cell table:number-columns-repeated="1017"/>
        </table:table-row>
        <table:table-row table:style-name="ro2">
          <table:table-cell table:style-name="ce10"/>
          <table:table-cell office:value-type="string">
            <text:p>index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yes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3" table:formula="of:=IF([.C20]&lt;&gt;&quot;&quot;;IF([.C20]=[.F20];&quot;up to date&quot;;&quot;&quot;);&quot;&quot;)" office:value-type="string" office:string-value="up to date">
            <text:p>up to date</text:p>
          </table:table-cell>
          <table:table-cell table:number-columns-repeated="1017"/>
        </table:table-row>
        <table:table-row table:style-name="ro3">
          <table:table-cell table:style-name="ce10"/>
          <table:table-cell office:value-type="string">
            <text:p>indexM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yes</text:p>
          </table:table-cell>
          <table:table-cell table:style-name="ce11"/>
          <table:table-cell table:style-name="ce11"/>
          <table:table-cell table:style-name="ce13" table:formula="of:=IF([.C21]&lt;&gt;&quot;&quot;;IF([.C21]=[.F21];&quot;up to date&quot;;&quot;&quot;);&quot;&quot;)">
            <text:p/>
          </table:table-cell>
          <table:table-cell table:number-columns-repeated="1017"/>
        </table:table-row>
        <table:table-row table:style-name="ro2">
          <table:table-cell table:style-name="ce10"/>
          <table:table-cell office:value-type="string">
            <text:p>signs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yes</text:p>
          </table:table-cell>
          <table:table-cell table:style-name="ce11"/>
          <table:table-cell table:style-name="ce11"/>
          <table:table-cell table:style-name="ce13" table:formula="of:=IF([.C22]&lt;&gt;&quot;&quot;;IF([.C22]=[.F22];&quot;up to date&quot;;&quot;&quot;);&quot;&quot;)">
            <text:p/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ce13" table:formula="of:=IF([.C23]&lt;&gt;&quot;&quot;;IF([.C23]=[.F23];&quot;up to date&quot;;&quot;&quot;);&quot;&quot;)">
            <text:p/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ce13" table:formula="of:=IF([.C24]&lt;&gt;&quot;&quot;;IF([.C24]=[.F24];&quot;up to date&quot;;&quot;&quot;);&quot;&quot;)">
            <text:p/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ce13" table:formula="of:=IF([.C25]&lt;&gt;&quot;&quot;;IF([.C25]=[.F25];&quot;up to date&quot;;&quot;&quot;);&quot;&quot;)">
            <text:p/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2"/>
          <table:table-cell/>
          <table:table-cell table:style-name="ce13" table:formula="of:=IF([.C26]&lt;&gt;&quot;&quot;;IF([.C26]=[.F26];&quot;up to date&quot;;&quot;&quot;);&quot;&quot;)">
            <text:p/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4"/>
          <table:table-cell table:style-name="ce5" office:value-type="string">
            <text:p>" <text:s/>&lt;div class="myslides"&gt; <text:s text:c="4"/>&lt;div class="numbertext"&gt;1 / 6&lt;/div&gt; <text:s text:c="6"/>&lt;img src="./images/img_woods.jpg" style="width:100%"&gt; <text:s text:c="2"/>&lt;/div&gt;"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2_plate_holder_xx.jpg</text:p>
          </table:table-cell>
          <table:table-cell table:formula="of:=CONCATENATE(&quot;&lt;div class=&quot;&quot;myslides&quot;&quot;&gt;&lt;div class=&quot;&quot;numbertext&quot;&quot;&gt;&quot;;[.A2];&quot; / &quot;;[.B2];&quot;&lt;/div&gt;&lt;img src=&quot;&quot;./images/&quot;;[.D2];&quot;&quot;&quot; style=&quot;&quot;width:100%&quot;&quot;&gt;&lt;/div&gt;&quot;)" office:value-type="string" office:string-value="&lt;div class=&quot;myslides&quot;&gt;&lt;div class=&quot;numbertext&quot;&gt;1 / 41&lt;/div&gt;&lt;img src=&quot;./images/2_plate_holder_xx.jpg&quot; style=&quot;width:100%&quot;&gt;&lt;/div&gt;">
            <text:p>&lt;div class="myslides"&gt;&lt;div class="numbertext"&gt;1 / 41&lt;/div&gt;&lt;img src="./images/2_plate_holder_xx.jpg" style="width:100%"&gt;&lt;/div&gt;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5_plate_holder.jpg</text:p>
          </table:table-cell>
          <table:table-cell table:formula="of:=CONCATENATE(&quot;&lt;div class=&quot;&quot;myslides&quot;&quot;&gt;&lt;div class=&quot;&quot;numbertext&quot;&quot;&gt;&quot;;[.A3];&quot; / &quot;;[.B3];&quot;&lt;/div&gt;&lt;img src=&quot;&quot;./images/&quot;;[.D3];&quot;&quot;&quot; style=&quot;&quot;width:100%&quot;&quot;&gt;&lt;/div&gt;&quot;)" office:value-type="string" office:string-value="&lt;div class=&quot;myslides&quot;&gt;&lt;div class=&quot;numbertext&quot;&gt;2 / 41&lt;/div&gt;&lt;img src=&quot;./images/5_plate_holder.jpg&quot; style=&quot;width:100%&quot;&gt;&lt;/div&gt;">
            <text:p>&lt;div class="myslides"&gt;&lt;div class="numbertext"&gt;2 / 41&lt;/div&gt;&lt;img src="./images/5_plate_holder.jpg" style="width:100%"&gt;&lt;/div&gt;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anchor_railing.jpg</text:p>
          </table:table-cell>
          <table:table-cell table:formula="of:=CONCATENATE(&quot;&lt;div class=&quot;&quot;myslides&quot;&quot;&gt;&lt;div class=&quot;&quot;numbertext&quot;&quot;&gt;&quot;;[.A4];&quot; / &quot;;[.B4];&quot;&lt;/div&gt;&lt;img src=&quot;&quot;./images/&quot;;[.D4];&quot;&quot;&quot; style=&quot;&quot;width:100%&quot;&quot;&gt;&lt;/div&gt;&quot;)" office:value-type="string" office:string-value="&lt;div class=&quot;myslides&quot;&gt;&lt;div class=&quot;numbertext&quot;&gt;3 / 41&lt;/div&gt;&lt;img src=&quot;./images/anchor_railing.jpg&quot; style=&quot;width:100%&quot;&gt;&lt;/div&gt;">
            <text:p>&lt;div class="myslides"&gt;&lt;div class="numbertext"&gt;3 / 41&lt;/div&gt;&lt;img src="./images/anchor_railing.jpg" style="width:100%"&gt;&lt;/div&gt;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andy_ladder.jpg</text:p>
          </table:table-cell>
          <table:table-cell table:formula="of:=CONCATENATE(&quot;&lt;div class=&quot;&quot;myslides&quot;&quot;&gt;&lt;div class=&quot;&quot;numbertext&quot;&quot;&gt;&quot;;[.A5];&quot; / &quot;;[.B5];&quot;&lt;/div&gt;&lt;img src=&quot;&quot;./images/&quot;;[.D5];&quot;&quot;&quot; style=&quot;&quot;width:100%&quot;&quot;&gt;&lt;/div&gt;&quot;)" office:value-type="string" office:string-value="&lt;div class=&quot;myslides&quot;&gt;&lt;div class=&quot;numbertext&quot;&gt;4 / 41&lt;/div&gt;&lt;img src=&quot;./images/andy_ladder.jpg&quot; style=&quot;width:100%&quot;&gt;&lt;/div&gt;">
            <text:p>&lt;div class="myslides"&gt;&lt;div class="numbertext"&gt;4 / 41&lt;/div&gt;&lt;img src="./images/andy_ladder.jpg" style="width:100%"&gt;&lt;/div&gt;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andy_whale.jpg</text:p>
          </table:table-cell>
          <table:table-cell table:formula="of:=CONCATENATE(&quot;&lt;div class=&quot;&quot;myslides&quot;&quot;&gt;&lt;div class=&quot;&quot;numbertext&quot;&quot;&gt;&quot;;[.A6];&quot; / &quot;;[.B6];&quot;&lt;/div&gt;&lt;img src=&quot;&quot;./images/&quot;;[.D6];&quot;&quot;&quot; style=&quot;&quot;width:100%&quot;&quot;&gt;&lt;/div&gt;&quot;)" office:value-type="string" office:string-value="&lt;div class=&quot;myslides&quot;&gt;&lt;div class=&quot;numbertext&quot;&gt;5 / 41&lt;/div&gt;&lt;img src=&quot;./images/andy_whale.jpg&quot; style=&quot;width:100%&quot;&gt;&lt;/div&gt;">
            <text:p>&lt;div class="myslides"&gt;&lt;div class="numbertext"&gt;5 / 41&lt;/div&gt;&lt;img src="./images/andy_whale.jpg" style="width:100%"&gt;&lt;/div&gt;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anvil2.jpg</text:p>
          </table:table-cell>
          <table:table-cell table:formula="of:=CONCATENATE(&quot;&lt;div class=&quot;&quot;myslides&quot;&quot;&gt;&lt;div class=&quot;&quot;numbertext&quot;&quot;&gt;&quot;;[.A7];&quot; / &quot;;[.B7];&quot;&lt;/div&gt;&lt;img src=&quot;&quot;./images/&quot;;[.D7];&quot;&quot;&quot; style=&quot;&quot;width:100%&quot;&quot;&gt;&lt;/div&gt;&quot;)" office:value-type="string" office:string-value="&lt;div class=&quot;myslides&quot;&gt;&lt;div class=&quot;numbertext&quot;&gt;6 / 41&lt;/div&gt;&lt;img src=&quot;./images/anvil2.jpg&quot; style=&quot;width:100%&quot;&gt;&lt;/div&gt;">
            <text:p>&lt;div class="myslides"&gt;&lt;div class="numbertext"&gt;6 / 41&lt;/div&gt;&lt;img src="./images/anvil2.jpg" style="width:100%"&gt;&lt;/div&gt;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at_tails_2.jpg</text:p>
          </table:table-cell>
          <table:table-cell table:formula="of:=CONCATENATE(&quot;&lt;div class=&quot;&quot;myslides&quot;&quot;&gt;&lt;div class=&quot;&quot;numbertext&quot;&quot;&gt;&quot;;[.A8];&quot; / &quot;;[.B8];&quot;&lt;/div&gt;&lt;img src=&quot;&quot;./images/&quot;;[.D8];&quot;&quot;&quot; style=&quot;&quot;width:100%&quot;&quot;&gt;&lt;/div&gt;&quot;)" office:value-type="string" office:string-value="&lt;div class=&quot;myslides&quot;&gt;&lt;div class=&quot;numbertext&quot;&gt;7 / 41&lt;/div&gt;&lt;img src=&quot;./images/cat_tails_2.jpg&quot; style=&quot;width:100%&quot;&gt;&lt;/div&gt;">
            <text:p>&lt;div class="myslides"&gt;&lt;div class="numbertext"&gt;7 / 41&lt;/div&gt;&lt;img src="./images/cat_tails_2.jpg" style="width:100%"&gt;&lt;/div&gt;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urtain_rods400.jpg</text:p>
          </table:table-cell>
          <table:table-cell table:formula="of:=CONCATENATE(&quot;&lt;div class=&quot;&quot;myslides&quot;&quot;&gt;&lt;div class=&quot;&quot;numbertext&quot;&quot;&gt;&quot;;[.A9];&quot; / &quot;;[.B9];&quot;&lt;/div&gt;&lt;img src=&quot;&quot;./images/&quot;;[.D9];&quot;&quot;&quot; style=&quot;&quot;width:100%&quot;&quot;&gt;&lt;/div&gt;&quot;)" office:value-type="string" office:string-value="&lt;div class=&quot;myslides&quot;&gt;&lt;div class=&quot;numbertext&quot;&gt;8 / 41&lt;/div&gt;&lt;img src=&quot;./images/curtain_rods400.jpg&quot; style=&quot;width:100%&quot;&gt;&lt;/div&gt;">
            <text:p>&lt;div class="myslides"&gt;&lt;div class="numbertext"&gt;8 / 41&lt;/div&gt;&lt;img src="./images/curtain_rods400.jpg" style="width:100%"&gt;&lt;/div&gt;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ustom2.jpg</text:p>
          </table:table-cell>
          <table:table-cell table:formula="of:=CONCATENATE(&quot;&lt;div class=&quot;&quot;myslides&quot;&quot;&gt;&lt;div class=&quot;&quot;numbertext&quot;&quot;&gt;&quot;;[.A10];&quot; / &quot;;[.B10];&quot;&lt;/div&gt;&lt;img src=&quot;&quot;./images/&quot;;[.D10];&quot;&quot;&quot; style=&quot;&quot;width:100%&quot;&quot;&gt;&lt;/div&gt;&quot;)" office:value-type="string" office:string-value="&lt;div class=&quot;myslides&quot;&gt;&lt;div class=&quot;numbertext&quot;&gt;9 / 41&lt;/div&gt;&lt;img src=&quot;./images/custom2.jpg&quot; style=&quot;width:100%&quot;&gt;&lt;/div&gt;">
            <text:p>&lt;div class="myslides"&gt;&lt;div class="numbertext"&gt;9 / 41&lt;/div&gt;&lt;img src="./images/custom2.jpg" style="width:100%"&gt;&lt;/div&gt;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ate_cranes.jpg</text:p>
          </table:table-cell>
          <table:table-cell table:formula="of:=CONCATENATE(&quot;&lt;div class=&quot;&quot;myslides&quot;&quot;&gt;&lt;div class=&quot;&quot;numbertext&quot;&quot;&gt;&quot;;[.A11];&quot; / &quot;;[.B11];&quot;&lt;/div&gt;&lt;img src=&quot;&quot;./images/&quot;;[.D11];&quot;&quot;&quot; style=&quot;&quot;width:100%&quot;&quot;&gt;&lt;/div&gt;&quot;)" office:value-type="string" office:string-value="&lt;div class=&quot;myslides&quot;&gt;&lt;div class=&quot;numbertext&quot;&gt;10 / 41&lt;/div&gt;&lt;img src=&quot;./images/gate_cranes.jpg&quot; style=&quot;width:100%&quot;&gt;&lt;/div&gt;">
            <text:p>&lt;div class="myslides"&gt;&lt;div class="numbertext"&gt;10 / 41&lt;/div&gt;&lt;img src="./images/gate_cranes.jpg" style="width:100%"&gt;&lt;/div&gt;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ate_crows2.jpg</text:p>
          </table:table-cell>
          <table:table-cell table:formula="of:=CONCATENATE(&quot;&lt;div class=&quot;&quot;myslides&quot;&quot;&gt;&lt;div class=&quot;&quot;numbertext&quot;&quot;&gt;&quot;;[.A12];&quot; / &quot;;[.B12];&quot;&lt;/div&gt;&lt;img src=&quot;&quot;./images/&quot;;[.D12];&quot;&quot;&quot; style=&quot;&quot;width:100%&quot;&quot;&gt;&lt;/div&gt;&quot;)" office:value-type="string" office:string-value="&lt;div class=&quot;myslides&quot;&gt;&lt;div class=&quot;numbertext&quot;&gt;11 / 41&lt;/div&gt;&lt;img src=&quot;./images/gate_crows2.jpg&quot; style=&quot;width:100%&quot;&gt;&lt;/div&gt;">
            <text:p>&lt;div class="myslides"&gt;&lt;div class="numbertext"&gt;11 / 41&lt;/div&gt;&lt;img src="./images/gate_crows2.jpg" style="width:100%"&gt;&lt;/div&gt;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ate_leaves_snow.jpg</text:p>
          </table:table-cell>
          <table:table-cell table:formula="of:=CONCATENATE(&quot;&lt;div class=&quot;&quot;myslides&quot;&quot;&gt;&lt;div class=&quot;&quot;numbertext&quot;&quot;&gt;&quot;;[.A13];&quot; / &quot;;[.B13];&quot;&lt;/div&gt;&lt;img src=&quot;&quot;./images/&quot;;[.D13];&quot;&quot;&quot; style=&quot;&quot;width:100%&quot;&quot;&gt;&lt;/div&gt;&quot;)" office:value-type="string" office:string-value="&lt;div class=&quot;myslides&quot;&gt;&lt;div class=&quot;numbertext&quot;&gt;12 / 41&lt;/div&gt;&lt;img src=&quot;./images/gate_leaves_snow.jpg&quot; style=&quot;width:100%&quot;&gt;&lt;/div&gt;">
            <text:p>&lt;div class="myslides"&gt;&lt;div class="numbertext"&gt;12 / 41&lt;/div&gt;&lt;img src="./images/gate_leaves_snow.jpg" style="width:100%"&gt;&lt;/div&gt;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ranite_steps_simple.jpg</text:p>
          </table:table-cell>
          <table:table-cell table:formula="of:=CONCATENATE(&quot;&lt;div class=&quot;&quot;myslides&quot;&quot;&gt;&lt;div class=&quot;&quot;numbertext&quot;&quot;&gt;&quot;;[.A14];&quot; / &quot;;[.B14];&quot;&lt;/div&gt;&lt;img src=&quot;&quot;./images/&quot;;[.D14];&quot;&quot;&quot; style=&quot;&quot;width:100%&quot;&quot;&gt;&lt;/div&gt;&quot;)" office:value-type="string" office:string-value="&lt;div class=&quot;myslides&quot;&gt;&lt;div class=&quot;numbertext&quot;&gt;13 / 41&lt;/div&gt;&lt;img src=&quot;./images/granite_steps_simple.jpg&quot; style=&quot;width:100%&quot;&gt;&lt;/div&gt;">
            <text:p>&lt;div class="myslides"&gt;&lt;div class="numbertext"&gt;13 / 41&lt;/div&gt;&lt;img src="./images/granite_steps_simple.jpg" style="width:100%"&gt;&lt;/div&gt;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reen_globe.jpg</text:p>
          </table:table-cell>
          <table:table-cell table:formula="of:=CONCATENATE(&quot;&lt;div class=&quot;&quot;myslides&quot;&quot;&gt;&lt;div class=&quot;&quot;numbertext&quot;&quot;&gt;&quot;;[.A15];&quot; / &quot;;[.B15];&quot;&lt;/div&gt;&lt;img src=&quot;&quot;./images/&quot;;[.D15];&quot;&quot;&quot; style=&quot;&quot;width:100%&quot;&quot;&gt;&lt;/div&gt;&quot;)" office:value-type="string" office:string-value="&lt;div class=&quot;myslides&quot;&gt;&lt;div class=&quot;numbertext&quot;&gt;14 / 41&lt;/div&gt;&lt;img src=&quot;./images/green_globe.jpg&quot; style=&quot;width:100%&quot;&gt;&lt;/div&gt;">
            <text:p>&lt;div class="myslides"&gt;&lt;div class="numbertext"&gt;14 / 41&lt;/div&gt;&lt;img src="./images/green_globe.jpg" style="width:100%"&gt;&lt;/div&gt;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hen_house_conflict.jpg</text:p>
          </table:table-cell>
          <table:table-cell table:formula="of:=CONCATENATE(&quot;&lt;div class=&quot;&quot;myslides&quot;&quot;&gt;&lt;div class=&quot;&quot;numbertext&quot;&quot;&gt;&quot;;[.A16];&quot; / &quot;;[.B16];&quot;&lt;/div&gt;&lt;img src=&quot;&quot;./images/&quot;;[.D16];&quot;&quot;&quot; style=&quot;&quot;width:100%&quot;&quot;&gt;&lt;/div&gt;&quot;)" office:value-type="string" office:string-value="&lt;div class=&quot;myslides&quot;&gt;&lt;div class=&quot;numbertext&quot;&gt;15 / 41&lt;/div&gt;&lt;img src=&quot;./images/hen_house_conflict.jpg&quot; style=&quot;width:100%&quot;&gt;&lt;/div&gt;">
            <text:p>&lt;div class="myslides"&gt;&lt;div class="numbertext"&gt;15 / 41&lt;/div&gt;&lt;img src="./images/hen_house_conflict.jpg" style="width:100%"&gt;&lt;/div&gt;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index_etsy.jpg</text:p>
          </table:table-cell>
          <table:table-cell table:formula="of:=CONCATENATE(&quot;&lt;div class=&quot;&quot;myslides&quot;&quot;&gt;&lt;div class=&quot;&quot;numbertext&quot;&quot;&gt;&quot;;[.A17];&quot; / &quot;;[.B17];&quot;&lt;/div&gt;&lt;img src=&quot;&quot;./images/&quot;;[.D17];&quot;&quot;&quot; style=&quot;&quot;width:100%&quot;&quot;&gt;&lt;/div&gt;&quot;)" office:value-type="string" office:string-value="&lt;div class=&quot;myslides&quot;&gt;&lt;div class=&quot;numbertext&quot;&gt;16 / 41&lt;/div&gt;&lt;img src=&quot;./images/index_etsy.jpg&quot; style=&quot;width:100%&quot;&gt;&lt;/div&gt;">
            <text:p>&lt;div class="myslides"&gt;&lt;div class="numbertext"&gt;16 / 41&lt;/div&gt;&lt;img src="./images/index_etsy.jpg" style="width:100%"&gt;&lt;/div&gt;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love_seat2.jpg</text:p>
          </table:table-cell>
          <table:table-cell table:formula="of:=CONCATENATE(&quot;&lt;div class=&quot;&quot;myslides&quot;&quot;&gt;&lt;div class=&quot;&quot;numbertext&quot;&quot;&gt;&quot;;[.A18];&quot; / &quot;;[.B18];&quot;&lt;/div&gt;&lt;img src=&quot;&quot;./images/&quot;;[.D18];&quot;&quot;&quot; style=&quot;&quot;width:100%&quot;&quot;&gt;&lt;/div&gt;&quot;)" office:value-type="string" office:string-value="&lt;div class=&quot;myslides&quot;&gt;&lt;div class=&quot;numbertext&quot;&gt;17 / 41&lt;/div&gt;&lt;img src=&quot;./images/love_seat2.jpg&quot; style=&quot;width:100%&quot;&gt;&lt;/div&gt;">
            <text:p>&lt;div class="myslides"&gt;&lt;div class="numbertext"&gt;17 / 41&lt;/div&gt;&lt;img src="./images/love_seat2.jpg" style="width:100%"&gt;&lt;/div&gt;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mermaid.jpg</text:p>
          </table:table-cell>
          <table:table-cell table:formula="of:=CONCATENATE(&quot;&lt;div class=&quot;&quot;myslides&quot;&quot;&gt;&lt;div class=&quot;&quot;numbertext&quot;&quot;&gt;&quot;;[.A19];&quot; / &quot;;[.B19];&quot;&lt;/div&gt;&lt;img src=&quot;&quot;./images/&quot;;[.D19];&quot;&quot;&quot; style=&quot;&quot;width:100%&quot;&quot;&gt;&lt;/div&gt;&quot;)" office:value-type="string" office:string-value="&lt;div class=&quot;myslides&quot;&gt;&lt;div class=&quot;numbertext&quot;&gt;18 / 41&lt;/div&gt;&lt;img src=&quot;./images/mermaid.jpg&quot; style=&quot;width:100%&quot;&gt;&lt;/div&gt;">
            <text:p>&lt;div class="myslides"&gt;&lt;div class="numbertext"&gt;18 / 41&lt;/div&gt;&lt;img src="./images/mermaid.jpg" style="width:100%"&gt;&lt;/div&gt;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moose_bike1.jpg</text:p>
          </table:table-cell>
          <table:table-cell table:formula="of:=CONCATENATE(&quot;&lt;div class=&quot;&quot;myslides&quot;&quot;&gt;&lt;div class=&quot;&quot;numbertext&quot;&quot;&gt;&quot;;[.A20];&quot; / &quot;;[.B20];&quot;&lt;/div&gt;&lt;img src=&quot;&quot;./images/&quot;;[.D20];&quot;&quot;&quot; style=&quot;&quot;width:100%&quot;&quot;&gt;&lt;/div&gt;&quot;)" office:value-type="string" office:string-value="&lt;div class=&quot;myslides&quot;&gt;&lt;div class=&quot;numbertext&quot;&gt;19 / 41&lt;/div&gt;&lt;img src=&quot;./images/moose_bike1.jpg&quot; style=&quot;width:100%&quot;&gt;&lt;/div&gt;">
            <text:p>&lt;div class="myslides"&gt;&lt;div class="numbertext"&gt;19 / 41&lt;/div&gt;&lt;img src="./images/moose_bike1.jpg" style="width:100%"&gt;&lt;/div&gt;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noahs_ark.jpg</text:p>
          </table:table-cell>
          <table:table-cell table:formula="of:=CONCATENATE(&quot;&lt;div class=&quot;&quot;myslides&quot;&quot;&gt;&lt;div class=&quot;&quot;numbertext&quot;&quot;&gt;&quot;;[.A21];&quot; / &quot;;[.B21];&quot;&lt;/div&gt;&lt;img src=&quot;&quot;./images/&quot;;[.D21];&quot;&quot;&quot; style=&quot;&quot;width:100%&quot;&quot;&gt;&lt;/div&gt;&quot;)" office:value-type="string" office:string-value="&lt;div class=&quot;myslides&quot;&gt;&lt;div class=&quot;numbertext&quot;&gt;20 / 41&lt;/div&gt;&lt;img src=&quot;./images/noahs_ark.jpg&quot; style=&quot;width:100%&quot;&gt;&lt;/div&gt;">
            <text:p>&lt;div class="myslides"&gt;&lt;div class="numbertext"&gt;20 / 41&lt;/div&gt;&lt;img src="./images/noahs_ark.jpg" style="width:100%"&gt;&lt;/div&gt;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plate_holder.jpg</text:p>
          </table:table-cell>
          <table:table-cell table:formula="of:=CONCATENATE(&quot;&lt;div class=&quot;&quot;myslides&quot;&quot;&gt;&lt;div class=&quot;&quot;numbertext&quot;&quot;&gt;&quot;;[.A22];&quot; / &quot;;[.B22];&quot;&lt;/div&gt;&lt;img src=&quot;&quot;./images/&quot;;[.D22];&quot;&quot;&quot; style=&quot;&quot;width:100%&quot;&quot;&gt;&lt;/div&gt;&quot;)" office:value-type="string" office:string-value="&lt;div class=&quot;myslides&quot;&gt;&lt;div class=&quot;numbertext&quot;&gt;21 / 41&lt;/div&gt;&lt;img src=&quot;./images/plate_holder.jpg&quot; style=&quot;width:100%&quot;&gt;&lt;/div&gt;">
            <text:p>&lt;div class="myslides"&gt;&lt;div class="numbertext"&gt;21 / 41&lt;/div&gt;&lt;img src="./images/plate_holder.jpg" style="width:100%"&gt;&lt;/div&gt;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plate_holders_wp_left.jpg</text:p>
          </table:table-cell>
          <table:table-cell table:formula="of:=CONCATENATE(&quot;&lt;div class=&quot;&quot;myslides&quot;&quot;&gt;&lt;div class=&quot;&quot;numbertext&quot;&quot;&gt;&quot;;[.A23];&quot; / &quot;;[.B23];&quot;&lt;/div&gt;&lt;img src=&quot;&quot;./images/&quot;;[.D23];&quot;&quot;&quot; style=&quot;&quot;width:100%&quot;&quot;&gt;&lt;/div&gt;&quot;)" office:value-type="string" office:string-value="&lt;div class=&quot;myslides&quot;&gt;&lt;div class=&quot;numbertext&quot;&gt;22 / 41&lt;/div&gt;&lt;img src=&quot;./images/plate_holders_wp_left.jpg&quot; style=&quot;width:100%&quot;&gt;&lt;/div&gt;">
            <text:p>&lt;div class="myslides"&gt;&lt;div class="numbertext"&gt;22 / 41&lt;/div&gt;&lt;img src="./images/plate_holders_wp_left.jpg" style="width:100%"&gt;&lt;/div&gt;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asian.jpg</text:p>
          </table:table-cell>
          <table:table-cell table:formula="of:=CONCATENATE(&quot;&lt;div class=&quot;&quot;myslides&quot;&quot;&gt;&lt;div class=&quot;&quot;numbertext&quot;&quot;&gt;&quot;;[.A24];&quot; / &quot;;[.B24];&quot;&lt;/div&gt;&lt;img src=&quot;&quot;./images/&quot;;[.D24];&quot;&quot;&quot; style=&quot;&quot;width:100%&quot;&quot;&gt;&lt;/div&gt;&quot;)" office:value-type="string" office:string-value="&lt;div class=&quot;myslides&quot;&gt;&lt;div class=&quot;numbertext&quot;&gt;23 / 41&lt;/div&gt;&lt;img src=&quot;./images/railing_asian.jpg&quot; style=&quot;width:100%&quot;&gt;&lt;/div&gt;">
            <text:p>&lt;div class="myslides"&gt;&lt;div class="numbertext"&gt;23 / 41&lt;/div&gt;&lt;img src="./images/railing_asian.jpg" style="width:100%"&gt;&lt;/div&gt;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fish.jpg</text:p>
          </table:table-cell>
          <table:table-cell table:formula="of:=CONCATENATE(&quot;&lt;div class=&quot;&quot;myslides&quot;&quot;&gt;&lt;div class=&quot;&quot;numbertext&quot;&quot;&gt;&quot;;[.A25];&quot; / &quot;;[.B25];&quot;&lt;/div&gt;&lt;img src=&quot;&quot;./images/&quot;;[.D25];&quot;&quot;&quot; style=&quot;&quot;width:100%&quot;&quot;&gt;&lt;/div&gt;&quot;)" office:value-type="string" office:string-value="&lt;div class=&quot;myslides&quot;&gt;&lt;div class=&quot;numbertext&quot;&gt;24 / 41&lt;/div&gt;&lt;img src=&quot;./images/railing_fish.jpg&quot; style=&quot;width:100%&quot;&gt;&lt;/div&gt;">
            <text:p>&lt;div class="myslides"&gt;&lt;div class="numbertext"&gt;24 / 41&lt;/div&gt;&lt;img src="./images/railing_fish.jpg" style="width:100%"&gt;&lt;/div&gt;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pink_curve.jpg</text:p>
          </table:table-cell>
          <table:table-cell table:formula="of:=CONCATENATE(&quot;&lt;div class=&quot;&quot;myslides&quot;&quot;&gt;&lt;div class=&quot;&quot;numbertext&quot;&quot;&gt;&quot;;[.A26];&quot; / &quot;;[.B26];&quot;&lt;/div&gt;&lt;img src=&quot;&quot;./images/&quot;;[.D26];&quot;&quot;&quot; style=&quot;&quot;width:100%&quot;&quot;&gt;&lt;/div&gt;&quot;)" office:value-type="string" office:string-value="&lt;div class=&quot;myslides&quot;&gt;&lt;div class=&quot;numbertext&quot;&gt;25 / 41&lt;/div&gt;&lt;img src=&quot;./images/railing_pink_curve.jpg&quot; style=&quot;width:100%&quot;&gt;&lt;/div&gt;">
            <text:p>&lt;div class="myslides"&gt;&lt;div class="numbertext"&gt;25 / 41&lt;/div&gt;&lt;img src="./images/railing_pink_curve.jpg" style="width:100%"&gt;&lt;/div&gt;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pink_gate.jpg</text:p>
          </table:table-cell>
          <table:table-cell table:formula="of:=CONCATENATE(&quot;&lt;div class=&quot;&quot;myslides&quot;&quot;&gt;&lt;div class=&quot;&quot;numbertext&quot;&quot;&gt;&quot;;[.A27];&quot; / &quot;;[.B27];&quot;&lt;/div&gt;&lt;img src=&quot;&quot;./images/&quot;;[.D27];&quot;&quot;&quot; style=&quot;&quot;width:100%&quot;&quot;&gt;&lt;/div&gt;&quot;)" office:value-type="string" office:string-value="&lt;div class=&quot;myslides&quot;&gt;&lt;div class=&quot;numbertext&quot;&gt;26 / 41&lt;/div&gt;&lt;img src=&quot;./images/railing_pink_gate.jpg&quot; style=&quot;width:100%&quot;&gt;&lt;/div&gt;">
            <text:p>&lt;div class="myslides"&gt;&lt;div class="numbertext"&gt;26 / 41&lt;/div&gt;&lt;img src="./images/railing_pink_gate.jpg" style="width:100%"&gt;&lt;/div&gt;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sample_left.jpg</text:p>
          </table:table-cell>
          <table:table-cell table:formula="of:=CONCATENATE(&quot;&lt;div class=&quot;&quot;myslides&quot;&quot;&gt;&lt;div class=&quot;&quot;numbertext&quot;&quot;&gt;&quot;;[.A28];&quot; / &quot;;[.B28];&quot;&lt;/div&gt;&lt;img src=&quot;&quot;./images/&quot;;[.D28];&quot;&quot;&quot; style=&quot;&quot;width:100%&quot;&quot;&gt;&lt;/div&gt;&quot;)" office:value-type="string" office:string-value="&lt;div class=&quot;myslides&quot;&gt;&lt;div class=&quot;numbertext&quot;&gt;27 / 41&lt;/div&gt;&lt;img src=&quot;./images/railing_sample_left.jpg&quot; style=&quot;width:100%&quot;&gt;&lt;/div&gt;">
            <text:p>&lt;div class="myslides"&gt;&lt;div class="numbertext"&gt;27 / 41&lt;/div&gt;&lt;img src="./images/railing_sample_left.jpg" style="width:100%"&gt;&lt;/div&gt;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step_flow.jpg</text:p>
          </table:table-cell>
          <table:table-cell table:formula="of:=CONCATENATE(&quot;&lt;div class=&quot;&quot;myslides&quot;&quot;&gt;&lt;div class=&quot;&quot;numbertext&quot;&quot;&gt;&quot;;[.A29];&quot; / &quot;;[.B29];&quot;&lt;/div&gt;&lt;img src=&quot;&quot;./images/&quot;;[.D29];&quot;&quot;&quot; style=&quot;&quot;width:100%&quot;&quot;&gt;&lt;/div&gt;&quot;)" office:value-type="string" office:string-value="&lt;div class=&quot;myslides&quot;&gt;&lt;div class=&quot;numbertext&quot;&gt;28 / 41&lt;/div&gt;&lt;img src=&quot;./images/railing_step_flow.jpg&quot; style=&quot;width:100%&quot;&gt;&lt;/div&gt;">
            <text:p>&lt;div class="myslides"&gt;&lt;div class="numbertext"&gt;28 / 41&lt;/div&gt;&lt;img src="./images/railing_step_flow.jpg" style="width:100%"&gt;&lt;/div&gt;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step_rock.jpg</text:p>
          </table:table-cell>
          <table:table-cell table:formula="of:=CONCATENATE(&quot;&lt;div class=&quot;&quot;myslides&quot;&quot;&gt;&lt;div class=&quot;&quot;numbertext&quot;&quot;&gt;&quot;;[.A30];&quot; / &quot;;[.B30];&quot;&lt;/div&gt;&lt;img src=&quot;&quot;./images/&quot;;[.D30];&quot;&quot;&quot; style=&quot;&quot;width:100%&quot;&quot;&gt;&lt;/div&gt;&quot;)" office:value-type="string" office:string-value="&lt;div class=&quot;myslides&quot;&gt;&lt;div class=&quot;numbertext&quot;&gt;29 / 41&lt;/div&gt;&lt;img src=&quot;./images/railing_step_rock.jpg&quot; style=&quot;width:100%&quot;&gt;&lt;/div&gt;">
            <text:p>&lt;div class="myslides"&gt;&lt;div class="numbertext"&gt;29 / 41&lt;/div&gt;&lt;img src="./images/railing_step_rock.jpg" style="width:100%"&gt;&lt;/div&gt;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step_rock2.jpg</text:p>
          </table:table-cell>
          <table:table-cell table:formula="of:=CONCATENATE(&quot;&lt;div class=&quot;&quot;myslides&quot;&quot;&gt;&lt;div class=&quot;&quot;numbertext&quot;&quot;&gt;&quot;;[.A31];&quot; / &quot;;[.B31];&quot;&lt;/div&gt;&lt;img src=&quot;&quot;./images/&quot;;[.D31];&quot;&quot;&quot; style=&quot;&quot;width:100%&quot;&quot;&gt;&lt;/div&gt;&quot;)" office:value-type="string" office:string-value="&lt;div class=&quot;myslides&quot;&gt;&lt;div class=&quot;numbertext&quot;&gt;30 / 41&lt;/div&gt;&lt;img src=&quot;./images/railing_step_rock2.jpg&quot; style=&quot;width:100%&quot;&gt;&lt;/div&gt;">
            <text:p>&lt;div class="myslides"&gt;&lt;div class="numbertext"&gt;30 / 41&lt;/div&gt;&lt;img src="./images/railing_step_rock2.jpg" style="width:100%"&gt;&lt;/div&gt;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ock_railing.jpg</text:p>
          </table:table-cell>
          <table:table-cell table:formula="of:=CONCATENATE(&quot;&lt;div class=&quot;&quot;myslides&quot;&quot;&gt;&lt;div class=&quot;&quot;numbertext&quot;&quot;&gt;&quot;;[.A32];&quot; / &quot;;[.B32];&quot;&lt;/div&gt;&lt;img src=&quot;&quot;./images/&quot;;[.D32];&quot;&quot;&quot; style=&quot;&quot;width:100%&quot;&quot;&gt;&lt;/div&gt;&quot;)" office:value-type="string" office:string-value="&lt;div class=&quot;myslides&quot;&gt;&lt;div class=&quot;numbertext&quot;&gt;31 / 41&lt;/div&gt;&lt;img src=&quot;./images/rock_railing.jpg&quot; style=&quot;width:100%&quot;&gt;&lt;/div&gt;">
            <text:p>&lt;div class="myslides"&gt;&lt;div class="numbertext"&gt;31 / 41&lt;/div&gt;&lt;img src="./images/rock_railing.jpg" style="width:100%"&gt;&lt;/div&gt;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ock_spinners.jpg</text:p>
          </table:table-cell>
          <table:table-cell table:formula="of:=CONCATENATE(&quot;&lt;div class=&quot;&quot;myslides&quot;&quot;&gt;&lt;div class=&quot;&quot;numbertext&quot;&quot;&gt;&quot;;[.A33];&quot; / &quot;;[.B33];&quot;&lt;/div&gt;&lt;img src=&quot;&quot;./images/&quot;;[.D33];&quot;&quot;&quot; style=&quot;&quot;width:100%&quot;&quot;&gt;&lt;/div&gt;&quot;)" office:value-type="string" office:string-value="&lt;div class=&quot;myslides&quot;&gt;&lt;div class=&quot;numbertext&quot;&gt;32 / 41&lt;/div&gt;&lt;img src=&quot;./images/rock_spinners.jpg&quot; style=&quot;width:100%&quot;&gt;&lt;/div&gt;">
            <text:p>&lt;div class="myslides"&gt;&lt;div class="numbertext"&gt;32 / 41&lt;/div&gt;&lt;img src="./images/rock_spinners.jpg" style="width:100%"&gt;&lt;/div&gt;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ail_n_whales_right.jpg</text:p>
          </table:table-cell>
          <table:table-cell table:formula="of:=CONCATENATE(&quot;&lt;div class=&quot;&quot;myslides&quot;&quot;&gt;&lt;div class=&quot;&quot;numbertext&quot;&quot;&gt;&quot;;[.A34];&quot; / &quot;;[.B34];&quot;&lt;/div&gt;&lt;img src=&quot;&quot;./images/&quot;;[.D34];&quot;&quot;&quot; style=&quot;&quot;width:100%&quot;&quot;&gt;&lt;/div&gt;&quot;)" office:value-type="string" office:string-value="&lt;div class=&quot;myslides&quot;&gt;&lt;div class=&quot;numbertext&quot;&gt;33 / 41&lt;/div&gt;&lt;img src=&quot;./images/sail_n_whales_right.jpg&quot; style=&quot;width:100%&quot;&gt;&lt;/div&gt;">
            <text:p>&lt;div class="myslides"&gt;&lt;div class="numbertext"&gt;33 / 41&lt;/div&gt;&lt;img src="./images/sail_n_whales_right.jpg" style="width:100%"&gt;&lt;/div&gt;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nail_small.jpg</text:p>
          </table:table-cell>
          <table:table-cell table:formula="of:=CONCATENATE(&quot;&lt;div class=&quot;&quot;myslides&quot;&quot;&gt;&lt;div class=&quot;&quot;numbertext&quot;&quot;&gt;&quot;;[.A35];&quot; / &quot;;[.B35];&quot;&lt;/div&gt;&lt;img src=&quot;&quot;./images/&quot;;[.D35];&quot;&quot;&quot; style=&quot;&quot;width:100%&quot;&quot;&gt;&lt;/div&gt;&quot;)" office:value-type="string" office:string-value="&lt;div class=&quot;myslides&quot;&gt;&lt;div class=&quot;numbertext&quot;&gt;34 / 41&lt;/div&gt;&lt;img src=&quot;./images/snail_small.jpg&quot; style=&quot;width:100%&quot;&gt;&lt;/div&gt;">
            <text:p>&lt;div class="myslides"&gt;&lt;div class="numbertext"&gt;34 / 41&lt;/div&gt;&lt;img src="./images/snail_small.jpg" style="width:100%"&gt;&lt;/div&gt;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pinner_glass.jpg</text:p>
          </table:table-cell>
          <table:table-cell table:formula="of:=CONCATENATE(&quot;&lt;div class=&quot;&quot;myslides&quot;&quot;&gt;&lt;div class=&quot;&quot;numbertext&quot;&quot;&gt;&quot;;[.A36];&quot; / &quot;;[.B36];&quot;&lt;/div&gt;&lt;img src=&quot;&quot;./images/&quot;;[.D36];&quot;&quot;&quot; style=&quot;&quot;width:100%&quot;&quot;&gt;&lt;/div&gt;&quot;)" office:value-type="string" office:string-value="&lt;div class=&quot;myslides&quot;&gt;&lt;div class=&quot;numbertext&quot;&gt;35 / 41&lt;/div&gt;&lt;img src=&quot;./images/spinner_glass.jpg&quot; style=&quot;width:100%&quot;&gt;&lt;/div&gt;">
            <text:p>&lt;div class="myslides"&gt;&lt;div class="numbertext"&gt;35 / 41&lt;/div&gt;&lt;img src="./images/spinner_glass.jpg" style="width:100%"&gt;&lt;/div&gt;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un_dial_left.jpg</text:p>
          </table:table-cell>
          <table:table-cell table:formula="of:=CONCATENATE(&quot;&lt;div class=&quot;&quot;myslides&quot;&quot;&gt;&lt;div class=&quot;&quot;numbertext&quot;&quot;&gt;&quot;;[.A37];&quot; / &quot;;[.B37];&quot;&lt;/div&gt;&lt;img src=&quot;&quot;./images/&quot;;[.D37];&quot;&quot;&quot; style=&quot;&quot;width:100%&quot;&quot;&gt;&lt;/div&gt;&quot;)" office:value-type="string" office:string-value="&lt;div class=&quot;myslides&quot;&gt;&lt;div class=&quot;numbertext&quot;&gt;36 / 41&lt;/div&gt;&lt;img src=&quot;./images/sun_dial_left.jpg&quot; style=&quot;width:100%&quot;&gt;&lt;/div&gt;">
            <text:p>&lt;div class="myslides"&gt;&lt;div class="numbertext"&gt;36 / 41&lt;/div&gt;&lt;img src="./images/sun_dial_left.jpg" style="width:100%"&gt;&lt;/div&gt;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un_sun_dial.jpg</text:p>
          </table:table-cell>
          <table:table-cell table:formula="of:=CONCATENATE(&quot;&lt;div class=&quot;&quot;myslides&quot;&quot;&gt;&lt;div class=&quot;&quot;numbertext&quot;&quot;&gt;&quot;;[.A38];&quot; / &quot;;[.B38];&quot;&lt;/div&gt;&lt;img src=&quot;&quot;./images/&quot;;[.D38];&quot;&quot;&quot; style=&quot;&quot;width:100%&quot;&quot;&gt;&lt;/div&gt;&quot;)" office:value-type="string" office:string-value="&lt;div class=&quot;myslides&quot;&gt;&lt;div class=&quot;numbertext&quot;&gt;37 / 41&lt;/div&gt;&lt;img src=&quot;./images/sun_sun_dial.jpg&quot; style=&quot;width:100%&quot;&gt;&lt;/div&gt;">
            <text:p>&lt;div class="myslides"&gt;&lt;div class="numbertext"&gt;37 / 41&lt;/div&gt;&lt;img src="./images/sun_sun_dial.jpg" style="width:100%"&gt;&lt;/div&gt;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table_rock1.jpg</text:p>
          </table:table-cell>
          <table:table-cell table:formula="of:=CONCATENATE(&quot;&lt;div class=&quot;&quot;myslides&quot;&quot;&gt;&lt;div class=&quot;&quot;numbertext&quot;&quot;&gt;&quot;;[.A39];&quot; / &quot;;[.B39];&quot;&lt;/div&gt;&lt;img src=&quot;&quot;./images/&quot;;[.D39];&quot;&quot;&quot; style=&quot;&quot;width:100%&quot;&quot;&gt;&lt;/div&gt;&quot;)" office:value-type="string" office:string-value="&lt;div class=&quot;myslides&quot;&gt;&lt;div class=&quot;numbertext&quot;&gt;38 / 41&lt;/div&gt;&lt;img src=&quot;./images/table_rock1.jpg&quot; style=&quot;width:100%&quot;&gt;&lt;/div&gt;">
            <text:p>&lt;div class="myslides"&gt;&lt;div class="numbertext"&gt;38 / 41&lt;/div&gt;&lt;img src="./images/table_rock1.jpg" style="width:100%"&gt;&lt;/div&gt;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vertical_rods_100-2.jpg</text:p>
          </table:table-cell>
          <table:table-cell table:formula="of:=CONCATENATE(&quot;&lt;div class=&quot;&quot;myslides&quot;&quot;&gt;&lt;div class=&quot;&quot;numbertext&quot;&quot;&gt;&quot;;[.A40];&quot; / &quot;;[.B40];&quot;&lt;/div&gt;&lt;img src=&quot;&quot;./images/&quot;;[.D40];&quot;&quot;&quot; style=&quot;&quot;width:100%&quot;&quot;&gt;&lt;/div&gt;&quot;)" office:value-type="string" office:string-value="&lt;div class=&quot;myslides&quot;&gt;&lt;div class=&quot;numbertext&quot;&gt;39 / 41&lt;/div&gt;&lt;img src=&quot;./images/vertical_rods_100-2.jpg&quot; style=&quot;width:100%&quot;&gt;&lt;/div&gt;">
            <text:p>&lt;div class="myslides"&gt;&lt;div class="numbertext"&gt;39 / 41&lt;/div&gt;&lt;img src="./images/vertical_rods_100-2.jpg" style="width:100%"&gt;&lt;/div&gt;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whale_shado.jpg</text:p>
          </table:table-cell>
          <table:table-cell table:formula="of:=CONCATENATE(&quot;&lt;div class=&quot;&quot;myslides&quot;&quot;&gt;&lt;div class=&quot;&quot;numbertext&quot;&quot;&gt;&quot;;[.A41];&quot; / &quot;;[.B41];&quot;&lt;/div&gt;&lt;img src=&quot;&quot;./images/&quot;;[.D41];&quot;&quot;&quot; style=&quot;&quot;width:100%&quot;&quot;&gt;&lt;/div&gt;&quot;)" office:value-type="string" office:string-value="&lt;div class=&quot;myslides&quot;&gt;&lt;div class=&quot;numbertext&quot;&gt;40 / 41&lt;/div&gt;&lt;img src=&quot;./images/whale_shado.jpg&quot; style=&quot;width:100%&quot;&gt;&lt;/div&gt;">
            <text:p>&lt;div class="myslides"&gt;&lt;div class="numbertext"&gt;40 / 41&lt;/div&gt;&lt;img src="./images/whale_shado.jpg" style="width:100%"&gt;&lt;/div&gt;</text:p>
          </table:table-cell>
        </table:table-row>
        <table:table-row table:style-name="ro3">
          <table:table-cell table:number-columns-repeated="2" office:value-type="float" office:value="41">
            <text:p>41</text:p>
          </table:table-cell>
          <table:table-cell/>
          <table:table-cell office:value-type="string">
            <text:p>window_gate.jpg</text:p>
          </table:table-cell>
          <table:table-cell table:formula="of:=CONCATENATE(&quot;&lt;div class=&quot;&quot;myslides&quot;&quot;&gt;&lt;div class=&quot;&quot;numbertext&quot;&quot;&gt;&quot;;[.A42];&quot; / &quot;;[.B42];&quot;&lt;/div&gt;&lt;img src=&quot;&quot;./images/&quot;;[.D42];&quot;&quot;&quot; style=&quot;&quot;width:100%&quot;&quot;&gt;&lt;/div&gt;&quot;)" office:value-type="string" office:string-value="&lt;div class=&quot;myslides&quot;&gt;&lt;div class=&quot;numbertext&quot;&gt;41 / 41&lt;/div&gt;&lt;img src=&quot;./images/window_gate.jpg&quot; style=&quot;width:100%&quot;&gt;&lt;/div&gt;">
            <text:p>&lt;div class="myslides"&gt;&lt;div class="numbertext"&gt;41 / 41&lt;/div&gt;&lt;img src="./images/window_gate.jpg" style="width:100%"&gt;&lt;/div&gt;</text:p>
          </table:table-cell>
        </table:table-row>
      </table:table>
      <table:table table:name="Sheet3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3">
          <table:table-cell table:number-columns-repeated="4"/>
          <table:table-cell table:style-name="ce6" office:value-type="string" table:number-columns-spanned="5" table:number-rows-spanned="1">
            <text:p>“&lt;div class="column"&gt;&lt;img class="demo cursor" src="./images/img_woods.jpg" style="width:50%" onclick="currentSlide(1)"&gt;&lt;/div&gt;“</text:p>
          </table:table-cell>
          <table:covered-table-cell table:number-columns-repeated="4" table:style-name="ce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2_plate_holder_xx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];[.D2];[.F2];[.A2];[.G2])" office:value-type="string" office:string-value="&quot;&lt;div class=&quot;&quot;column&quot;&quot;&gt;&lt;img class=&quot;&quot;demo cursor&quot;&quot; src=&quot;&quot;./images/&quot;2_plate_holder_xx.jpg&quot; style=&quot;”width:50%&quot;” onclick=”&quot;currentSlide(“1“)””&gt;&lt;/div&gt;”">
            <text:p>"&lt;div class=""column""&gt;&lt;img class=""demo cursor"" src=""./images/"2_plate_holder_xx.jpg" style="”width:50%"” onclick=”"currentSlide(“1“)””&gt;&lt;/div&gt;”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5_plate_holder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];[.D3];[.F3];[.A3];[.G3])" office:value-type="string" office:string-value="&quot;&lt;div class=&quot;&quot;column&quot;&quot;&gt;&lt;img class=&quot;&quot;demo cursor&quot;&quot; src=&quot;&quot;./images/&quot;5_plate_holder.jpg&quot; style=&quot;”width:50%&quot;” onclick=”&quot;currentSlide(“2“)””&gt;&lt;/div&gt;”">
            <text:p>"&lt;div class=""column""&gt;&lt;img class=""demo cursor"" src=""./images/"5_plate_holder.jpg" style="”width:50%"” onclick=”"currentSlide(“2“)””&gt;&lt;/div&gt;”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anchor_railing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4];[.D4];[.F4];[.A4];[.G4])" office:value-type="string" office:string-value="&quot;&lt;div class=&quot;&quot;column&quot;&quot;&gt;&lt;img class=&quot;&quot;demo cursor&quot;&quot; src=&quot;&quot;./images/&quot;anchor_railing.jpg&quot; style=&quot;”width:50%&quot;” onclick=”&quot;currentSlide(“3“)””&gt;&lt;/div&gt;”">
            <text:p>"&lt;div class=""column""&gt;&lt;img class=""demo cursor"" src=""./images/"anchor_railing.jpg" style="”width:50%"” onclick=”"currentSlide(“3“)””&gt;&lt;/div&gt;”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andy_ladder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5];[.D5];[.F5];[.A5];[.G5])" office:value-type="string" office:string-value="&quot;&lt;div class=&quot;&quot;column&quot;&quot;&gt;&lt;img class=&quot;&quot;demo cursor&quot;&quot; src=&quot;&quot;./images/&quot;andy_ladder.jpg&quot; style=&quot;”width:50%&quot;” onclick=”&quot;currentSlide(“4“)””&gt;&lt;/div&gt;”">
            <text:p>"&lt;div class=""column""&gt;&lt;img class=""demo cursor"" src=""./images/"andy_ladder.jpg" style="”width:50%"” onclick=”"currentSlide(“4“)””&gt;&lt;/div&gt;”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andy_whale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6];[.D6];[.F6];[.A6];[.G6])" office:value-type="string" office:string-value="&quot;&lt;div class=&quot;&quot;column&quot;&quot;&gt;&lt;img class=&quot;&quot;demo cursor&quot;&quot; src=&quot;&quot;./images/&quot;andy_whale.jpg&quot; style=&quot;”width:50%&quot;” onclick=”&quot;currentSlide(“5“)””&gt;&lt;/div&gt;”">
            <text:p>"&lt;div class=""column""&gt;&lt;img class=""demo cursor"" src=""./images/"andy_whale.jpg" style="”width:50%"” onclick=”"currentSlide(“5“)””&gt;&lt;/div&gt;”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anvil2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7];[.D7];[.F7];[.A7];[.G7])" office:value-type="string" office:string-value="&quot;&lt;div class=&quot;&quot;column&quot;&quot;&gt;&lt;img class=&quot;&quot;demo cursor&quot;&quot; src=&quot;&quot;./images/&quot;anvil2.jpg&quot; style=&quot;”width:50%&quot;” onclick=”&quot;currentSlide(“6“)””&gt;&lt;/div&gt;”">
            <text:p>"&lt;div class=""column""&gt;&lt;img class=""demo cursor"" src=""./images/"anvil2.jpg" style="”width:50%"” onclick=”"currentSlide(“6“)””&gt;&lt;/div&gt;”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at_tails_2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8];[.D8];[.F8];[.A8];[.G8])" office:value-type="string" office:string-value="&quot;&lt;div class=&quot;&quot;column&quot;&quot;&gt;&lt;img class=&quot;&quot;demo cursor&quot;&quot; src=&quot;&quot;./images/&quot;cat_tails_2.jpg&quot; style=&quot;”width:50%&quot;” onclick=”&quot;currentSlide(“7“)””&gt;&lt;/div&gt;”">
            <text:p>"&lt;div class=""column""&gt;&lt;img class=""demo cursor"" src=""./images/"cat_tails_2.jpg" style="”width:50%"” onclick=”"currentSlide(“7“)””&gt;&lt;/div&gt;”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urtain_rods400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9];[.D9];[.F9];[.A9];[.G9])" office:value-type="string" office:string-value="&quot;&lt;div class=&quot;&quot;column&quot;&quot;&gt;&lt;img class=&quot;&quot;demo cursor&quot;&quot; src=&quot;&quot;./images/&quot;curtain_rods400.jpg&quot; style=&quot;”width:50%&quot;” onclick=”&quot;currentSlide(“8“)””&gt;&lt;/div&gt;”">
            <text:p>"&lt;div class=""column""&gt;&lt;img class=""demo cursor"" src=""./images/"curtain_rods400.jpg" style="”width:50%"” onclick=”"currentSlide(“8“)””&gt;&lt;/div&gt;”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ustom2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0];[.D10];[.F10];[.A10];[.G10])" office:value-type="string" office:string-value="&quot;&lt;div class=&quot;&quot;column&quot;&quot;&gt;&lt;img class=&quot;&quot;demo cursor&quot;&quot; src=&quot;&quot;./images/&quot;custom2.jpg&quot; style=&quot;”width:50%&quot;” onclick=”&quot;currentSlide(“9“)””&gt;&lt;/div&gt;”">
            <text:p>"&lt;div class=""column""&gt;&lt;img class=""demo cursor"" src=""./images/"custom2.jpg" style="”width:50%"” onclick=”"currentSlide(“9“)””&gt;&lt;/div&gt;”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ate_cranes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1];[.D11];[.F11];[.A11];[.G11])" office:value-type="string" office:string-value="&quot;&lt;div class=&quot;&quot;column&quot;&quot;&gt;&lt;img class=&quot;&quot;demo cursor&quot;&quot; src=&quot;&quot;./images/&quot;gate_cranes.jpg&quot; style=&quot;”width:50%&quot;” onclick=”&quot;currentSlide(“10“)””&gt;&lt;/div&gt;”">
            <text:p>"&lt;div class=""column""&gt;&lt;img class=""demo cursor"" src=""./images/"gate_cranes.jpg" style="”width:50%"” onclick=”"currentSlide(“10“)””&gt;&lt;/div&gt;”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ate_crows2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2];[.D12];[.F12];[.A12];[.G12])" office:value-type="string" office:string-value="&quot;&lt;div class=&quot;&quot;column&quot;&quot;&gt;&lt;img class=&quot;&quot;demo cursor&quot;&quot; src=&quot;&quot;./images/&quot;gate_crows2.jpg&quot; style=&quot;”width:50%&quot;” onclick=”&quot;currentSlide(“11“)””&gt;&lt;/div&gt;”">
            <text:p>"&lt;div class=""column""&gt;&lt;img class=""demo cursor"" src=""./images/"gate_crows2.jpg" style="”width:50%"” onclick=”"currentSlide(“11“)””&gt;&lt;/div&gt;”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ate_leaves_snow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3];[.D13];[.F13];[.A13];[.G13])" office:value-type="string" office:string-value="&quot;&lt;div class=&quot;&quot;column&quot;&quot;&gt;&lt;img class=&quot;&quot;demo cursor&quot;&quot; src=&quot;&quot;./images/&quot;gate_leaves_snow.jpg&quot; style=&quot;”width:50%&quot;” onclick=”&quot;currentSlide(“12“)””&gt;&lt;/div&gt;”">
            <text:p>"&lt;div class=""column""&gt;&lt;img class=""demo cursor"" src=""./images/"gate_leaves_snow.jpg" style="”width:50%"” onclick=”"currentSlide(“12“)””&gt;&lt;/div&gt;”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ranite_steps_simple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4];[.D14];[.F14];[.A14];[.G14])" office:value-type="string" office:string-value="&quot;&lt;div class=&quot;&quot;column&quot;&quot;&gt;&lt;img class=&quot;&quot;demo cursor&quot;&quot; src=&quot;&quot;./images/&quot;granite_steps_simple.jpg&quot; style=&quot;”width:50%&quot;” onclick=”&quot;currentSlide(“13“)””&gt;&lt;/div&gt;”">
            <text:p>"&lt;div class=""column""&gt;&lt;img class=""demo cursor"" src=""./images/"granite_steps_simple.jpg" style="”width:50%"” onclick=”"currentSlide(“13“)””&gt;&lt;/div&gt;”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green_globe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5];[.D15];[.F15];[.A15];[.G15])" office:value-type="string" office:string-value="&quot;&lt;div class=&quot;&quot;column&quot;&quot;&gt;&lt;img class=&quot;&quot;demo cursor&quot;&quot; src=&quot;&quot;./images/&quot;green_globe.jpg&quot; style=&quot;”width:50%&quot;” onclick=”&quot;currentSlide(“14“)””&gt;&lt;/div&gt;”">
            <text:p>"&lt;div class=""column""&gt;&lt;img class=""demo cursor"" src=""./images/"green_globe.jpg" style="”width:50%"” onclick=”"currentSlide(“14“)””&gt;&lt;/div&gt;”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hen_house_conflict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6];[.D16];[.F16];[.A16];[.G16])" office:value-type="string" office:string-value="&quot;&lt;div class=&quot;&quot;column&quot;&quot;&gt;&lt;img class=&quot;&quot;demo cursor&quot;&quot; src=&quot;&quot;./images/&quot;hen_house_conflict.jpg&quot; style=&quot;”width:50%&quot;” onclick=”&quot;currentSlide(“15“)””&gt;&lt;/div&gt;”">
            <text:p>"&lt;div class=""column""&gt;&lt;img class=""demo cursor"" src=""./images/"hen_house_conflict.jpg" style="”width:50%"” onclick=”"currentSlide(“15“)””&gt;&lt;/div&gt;”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index_etsy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7];[.D17];[.F17];[.A17];[.G17])" office:value-type="string" office:string-value="&quot;&lt;div class=&quot;&quot;column&quot;&quot;&gt;&lt;img class=&quot;&quot;demo cursor&quot;&quot; src=&quot;&quot;./images/&quot;index_etsy.jpg&quot; style=&quot;”width:50%&quot;” onclick=”&quot;currentSlide(“16“)””&gt;&lt;/div&gt;”">
            <text:p>"&lt;div class=""column""&gt;&lt;img class=""demo cursor"" src=""./images/"index_etsy.jpg" style="”width:50%"” onclick=”"currentSlide(“16“)””&gt;&lt;/div&gt;”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love_seat2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8];[.D18];[.F18];[.A18];[.G18])" office:value-type="string" office:string-value="&quot;&lt;div class=&quot;&quot;column&quot;&quot;&gt;&lt;img class=&quot;&quot;demo cursor&quot;&quot; src=&quot;&quot;./images/&quot;love_seat2.jpg&quot; style=&quot;”width:50%&quot;” onclick=”&quot;currentSlide(“17“)””&gt;&lt;/div&gt;”">
            <text:p>"&lt;div class=""column""&gt;&lt;img class=""demo cursor"" src=""./images/"love_seat2.jpg" style="”width:50%"” onclick=”"currentSlide(“17“)””&gt;&lt;/div&gt;”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mermaid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19];[.D19];[.F19];[.A19];[.G19])" office:value-type="string" office:string-value="&quot;&lt;div class=&quot;&quot;column&quot;&quot;&gt;&lt;img class=&quot;&quot;demo cursor&quot;&quot; src=&quot;&quot;./images/&quot;mermaid.jpg&quot; style=&quot;”width:50%&quot;” onclick=”&quot;currentSlide(“18“)””&gt;&lt;/div&gt;”">
            <text:p>"&lt;div class=""column""&gt;&lt;img class=""demo cursor"" src=""./images/"mermaid.jpg" style="”width:50%"” onclick=”"currentSlide(“18“)””&gt;&lt;/div&gt;”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moose_bike1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0];[.D20];[.F20];[.A20];[.G20])" office:value-type="string" office:string-value="&quot;&lt;div class=&quot;&quot;column&quot;&quot;&gt;&lt;img class=&quot;&quot;demo cursor&quot;&quot; src=&quot;&quot;./images/&quot;moose_bike1.jpg&quot; style=&quot;”width:50%&quot;” onclick=”&quot;currentSlide(“19“)””&gt;&lt;/div&gt;”">
            <text:p>"&lt;div class=""column""&gt;&lt;img class=""demo cursor"" src=""./images/"moose_bike1.jpg" style="”width:50%"” onclick=”"currentSlide(“19“)””&gt;&lt;/div&gt;”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noahs_ark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1];[.D21];[.F21];[.A21];[.G21])" office:value-type="string" office:string-value="&quot;&lt;div class=&quot;&quot;column&quot;&quot;&gt;&lt;img class=&quot;&quot;demo cursor&quot;&quot; src=&quot;&quot;./images/&quot;noahs_ark.jpg&quot; style=&quot;”width:50%&quot;” onclick=”&quot;currentSlide(“20“)””&gt;&lt;/div&gt;”">
            <text:p>"&lt;div class=""column""&gt;&lt;img class=""demo cursor"" src=""./images/"noahs_ark.jpg" style="”width:50%"” onclick=”"currentSlide(“20“)””&gt;&lt;/div&gt;”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plate_holder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2];[.D22];[.F22];[.A22];[.G22])" office:value-type="string" office:string-value="&quot;&lt;div class=&quot;&quot;column&quot;&quot;&gt;&lt;img class=&quot;&quot;demo cursor&quot;&quot; src=&quot;&quot;./images/&quot;plate_holder.jpg&quot; style=&quot;”width:50%&quot;” onclick=”&quot;currentSlide(“21“)””&gt;&lt;/div&gt;”">
            <text:p>"&lt;div class=""column""&gt;&lt;img class=""demo cursor"" src=""./images/"plate_holder.jpg" style="”width:50%"” onclick=”"currentSlide(“21“)””&gt;&lt;/div&gt;”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plate_holders_wp_left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3];[.D23];[.F23];[.A23];[.G23])" office:value-type="string" office:string-value="&quot;&lt;div class=&quot;&quot;column&quot;&quot;&gt;&lt;img class=&quot;&quot;demo cursor&quot;&quot; src=&quot;&quot;./images/&quot;plate_holders_wp_left.jpg&quot; style=&quot;”width:50%&quot;” onclick=”&quot;currentSlide(“22“)””&gt;&lt;/div&gt;”">
            <text:p>"&lt;div class=""column""&gt;&lt;img class=""demo cursor"" src=""./images/"plate_holders_wp_left.jpg" style="”width:50%"” onclick=”"currentSlide(“22“)””&gt;&lt;/div&gt;”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asian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4];[.D24];[.F24];[.A24];[.G24])" office:value-type="string" office:string-value="&quot;&lt;div class=&quot;&quot;column&quot;&quot;&gt;&lt;img class=&quot;&quot;demo cursor&quot;&quot; src=&quot;&quot;./images/&quot;railing_asian.jpg&quot; style=&quot;”width:50%&quot;” onclick=”&quot;currentSlide(“23“)””&gt;&lt;/div&gt;”">
            <text:p>"&lt;div class=""column""&gt;&lt;img class=""demo cursor"" src=""./images/"railing_asian.jpg" style="”width:50%"” onclick=”"currentSlide(“23“)””&gt;&lt;/div&gt;”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fish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5];[.D25];[.F25];[.A25];[.G25])" office:value-type="string" office:string-value="&quot;&lt;div class=&quot;&quot;column&quot;&quot;&gt;&lt;img class=&quot;&quot;demo cursor&quot;&quot; src=&quot;&quot;./images/&quot;railing_fish.jpg&quot; style=&quot;”width:50%&quot;” onclick=”&quot;currentSlide(“24“)””&gt;&lt;/div&gt;”">
            <text:p>"&lt;div class=""column""&gt;&lt;img class=""demo cursor"" src=""./images/"railing_fish.jpg" style="”width:50%"” onclick=”"currentSlide(“24“)””&gt;&lt;/div&gt;”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pink_curve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6];[.D26];[.F26];[.A26];[.G26])" office:value-type="string" office:string-value="&quot;&lt;div class=&quot;&quot;column&quot;&quot;&gt;&lt;img class=&quot;&quot;demo cursor&quot;&quot; src=&quot;&quot;./images/&quot;railing_pink_curve.jpg&quot; style=&quot;”width:50%&quot;” onclick=”&quot;currentSlide(“25“)””&gt;&lt;/div&gt;”">
            <text:p>"&lt;div class=""column""&gt;&lt;img class=""demo cursor"" src=""./images/"railing_pink_curve.jpg" style="”width:50%"” onclick=”"currentSlide(“25“)””&gt;&lt;/div&gt;”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pink_gate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7];[.D27];[.F27];[.A27];[.G27])" office:value-type="string" office:string-value="&quot;&lt;div class=&quot;&quot;column&quot;&quot;&gt;&lt;img class=&quot;&quot;demo cursor&quot;&quot; src=&quot;&quot;./images/&quot;railing_pink_gate.jpg&quot; style=&quot;”width:50%&quot;” onclick=”&quot;currentSlide(“26“)””&gt;&lt;/div&gt;”">
            <text:p>"&lt;div class=""column""&gt;&lt;img class=""demo cursor"" src=""./images/"railing_pink_gate.jpg" style="”width:50%"” onclick=”"currentSlide(“26“)””&gt;&lt;/div&gt;”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sample_left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8];[.D28];[.F28];[.A28];[.G28])" office:value-type="string" office:string-value="&quot;&lt;div class=&quot;&quot;column&quot;&quot;&gt;&lt;img class=&quot;&quot;demo cursor&quot;&quot; src=&quot;&quot;./images/&quot;railing_sample_left.jpg&quot; style=&quot;”width:50%&quot;” onclick=”&quot;currentSlide(“27“)””&gt;&lt;/div&gt;”">
            <text:p>"&lt;div class=""column""&gt;&lt;img class=""demo cursor"" src=""./images/"railing_sample_left.jpg" style="”width:50%"” onclick=”"currentSlide(“27“)””&gt;&lt;/div&gt;”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step_flow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29];[.D29];[.F29];[.A29];[.G29])" office:value-type="string" office:string-value="&quot;&lt;div class=&quot;&quot;column&quot;&quot;&gt;&lt;img class=&quot;&quot;demo cursor&quot;&quot; src=&quot;&quot;./images/&quot;railing_step_flow.jpg&quot; style=&quot;”width:50%&quot;” onclick=”&quot;currentSlide(“28“)””&gt;&lt;/div&gt;”">
            <text:p>"&lt;div class=""column""&gt;&lt;img class=""demo cursor"" src=""./images/"railing_step_flow.jpg" style="”width:50%"” onclick=”"currentSlide(“28“)””&gt;&lt;/div&gt;”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step_rock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0];[.D30];[.F30];[.A30];[.G30])" office:value-type="string" office:string-value="&quot;&lt;div class=&quot;&quot;column&quot;&quot;&gt;&lt;img class=&quot;&quot;demo cursor&quot;&quot; src=&quot;&quot;./images/&quot;railing_step_rock.jpg&quot; style=&quot;”width:50%&quot;” onclick=”&quot;currentSlide(“29“)””&gt;&lt;/div&gt;”">
            <text:p>"&lt;div class=""column""&gt;&lt;img class=""demo cursor"" src=""./images/"railing_step_rock.jpg" style="”width:50%"” onclick=”"currentSlide(“29“)””&gt;&lt;/div&gt;”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ailing_step_rock2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1];[.D31];[.F31];[.A31];[.G31])" office:value-type="string" office:string-value="&quot;&lt;div class=&quot;&quot;column&quot;&quot;&gt;&lt;img class=&quot;&quot;demo cursor&quot;&quot; src=&quot;&quot;./images/&quot;railing_step_rock2.jpg&quot; style=&quot;”width:50%&quot;” onclick=”&quot;currentSlide(“30“)””&gt;&lt;/div&gt;”">
            <text:p>"&lt;div class=""column""&gt;&lt;img class=""demo cursor"" src=""./images/"railing_step_rock2.jpg" style="”width:50%"” onclick=”"currentSlide(“30“)””&gt;&lt;/div&gt;”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ock_railing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2];[.D32];[.F32];[.A32];[.G32])" office:value-type="string" office:string-value="&quot;&lt;div class=&quot;&quot;column&quot;&quot;&gt;&lt;img class=&quot;&quot;demo cursor&quot;&quot; src=&quot;&quot;./images/&quot;rock_railing.jpg&quot; style=&quot;”width:50%&quot;” onclick=”&quot;currentSlide(“31“)””&gt;&lt;/div&gt;”">
            <text:p>"&lt;div class=""column""&gt;&lt;img class=""demo cursor"" src=""./images/"rock_railing.jpg" style="”width:50%"” onclick=”"currentSlide(“31“)””&gt;&lt;/div&gt;”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ock_spinners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3];[.D33];[.F33];[.A33];[.G33])" office:value-type="string" office:string-value="&quot;&lt;div class=&quot;&quot;column&quot;&quot;&gt;&lt;img class=&quot;&quot;demo cursor&quot;&quot; src=&quot;&quot;./images/&quot;rock_spinners.jpg&quot; style=&quot;”width:50%&quot;” onclick=”&quot;currentSlide(“32“)””&gt;&lt;/div&gt;”">
            <text:p>"&lt;div class=""column""&gt;&lt;img class=""demo cursor"" src=""./images/"rock_spinners.jpg" style="”width:50%"” onclick=”"currentSlide(“32“)””&gt;&lt;/div&gt;”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ail_n_whales_right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4];[.D34];[.F34];[.A34];[.G34])" office:value-type="string" office:string-value="&quot;&lt;div class=&quot;&quot;column&quot;&quot;&gt;&lt;img class=&quot;&quot;demo cursor&quot;&quot; src=&quot;&quot;./images/&quot;sail_n_whales_right.jpg&quot; style=&quot;”width:50%&quot;” onclick=”&quot;currentSlide(“33“)””&gt;&lt;/div&gt;”">
            <text:p>"&lt;div class=""column""&gt;&lt;img class=""demo cursor"" src=""./images/"sail_n_whales_right.jpg" style="”width:50%"” onclick=”"currentSlide(“33“)””&gt;&lt;/div&gt;”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nail_small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5];[.D35];[.F35];[.A35];[.G35])" office:value-type="string" office:string-value="&quot;&lt;div class=&quot;&quot;column&quot;&quot;&gt;&lt;img class=&quot;&quot;demo cursor&quot;&quot; src=&quot;&quot;./images/&quot;snail_small.jpg&quot; style=&quot;”width:50%&quot;” onclick=”&quot;currentSlide(“34“)””&gt;&lt;/div&gt;”">
            <text:p>"&lt;div class=""column""&gt;&lt;img class=""demo cursor"" src=""./images/"snail_small.jpg" style="”width:50%"” onclick=”"currentSlide(“34“)””&gt;&lt;/div&gt;”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pinner_glass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6];[.D36];[.F36];[.A36];[.G36])" office:value-type="string" office:string-value="&quot;&lt;div class=&quot;&quot;column&quot;&quot;&gt;&lt;img class=&quot;&quot;demo cursor&quot;&quot; src=&quot;&quot;./images/&quot;spinner_glass.jpg&quot; style=&quot;”width:50%&quot;” onclick=”&quot;currentSlide(“35“)””&gt;&lt;/div&gt;”">
            <text:p>"&lt;div class=""column""&gt;&lt;img class=""demo cursor"" src=""./images/"spinner_glass.jpg" style="”width:50%"” onclick=”"currentSlide(“35“)””&gt;&lt;/div&gt;”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un_dial_left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7];[.D37];[.F37];[.A37];[.G37])" office:value-type="string" office:string-value="&quot;&lt;div class=&quot;&quot;column&quot;&quot;&gt;&lt;img class=&quot;&quot;demo cursor&quot;&quot; src=&quot;&quot;./images/&quot;sun_dial_left.jpg&quot; style=&quot;”width:50%&quot;” onclick=”&quot;currentSlide(“36“)””&gt;&lt;/div&gt;”">
            <text:p>"&lt;div class=""column""&gt;&lt;img class=""demo cursor"" src=""./images/"sun_dial_left.jpg" style="”width:50%"” onclick=”"currentSlide(“36“)””&gt;&lt;/div&gt;”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un_sun_dial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8];[.D38];[.F38];[.A38];[.G38])" office:value-type="string" office:string-value="&quot;&lt;div class=&quot;&quot;column&quot;&quot;&gt;&lt;img class=&quot;&quot;demo cursor&quot;&quot; src=&quot;&quot;./images/&quot;sun_sun_dial.jpg&quot; style=&quot;”width:50%&quot;” onclick=”&quot;currentSlide(“37“)””&gt;&lt;/div&gt;”">
            <text:p>"&lt;div class=""column""&gt;&lt;img class=""demo cursor"" src=""./images/"sun_sun_dial.jpg" style="”width:50%"” onclick=”"currentSlide(“37“)””&gt;&lt;/div&gt;”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table_rock1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39];[.D39];[.F39];[.A39];[.G39])" office:value-type="string" office:string-value="&quot;&lt;div class=&quot;&quot;column&quot;&quot;&gt;&lt;img class=&quot;&quot;demo cursor&quot;&quot; src=&quot;&quot;./images/&quot;table_rock1.jpg&quot; style=&quot;”width:50%&quot;” onclick=”&quot;currentSlide(“38“)””&gt;&lt;/div&gt;”">
            <text:p>"&lt;div class=""column""&gt;&lt;img class=""demo cursor"" src=""./images/"table_rock1.jpg" style="”width:50%"” onclick=”"currentSlide(“38“)””&gt;&lt;/div&gt;”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vertical_rods_100-2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40];[.D40];[.F40];[.A40];[.G40])" office:value-type="string" office:string-value="&quot;&lt;div class=&quot;&quot;column&quot;&quot;&gt;&lt;img class=&quot;&quot;demo cursor&quot;&quot; src=&quot;&quot;./images/&quot;vertical_rods_100-2.jpg&quot; style=&quot;”width:50%&quot;” onclick=”&quot;currentSlide(“39“)””&gt;&lt;/div&gt;”">
            <text:p>"&lt;div class=""column""&gt;&lt;img class=""demo cursor"" src=""./images/"vertical_rods_100-2.jpg" style="”width:50%"” onclick=”"currentSlide(“39“)””&gt;&lt;/div&gt;”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whale_shado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41];[.D41];[.F41];[.A41];[.G41])" office:value-type="string" office:string-value="&quot;&lt;div class=&quot;&quot;column&quot;&quot;&gt;&lt;img class=&quot;&quot;demo cursor&quot;&quot; src=&quot;&quot;./images/&quot;whale_shado.jpg&quot; style=&quot;”width:50%&quot;” onclick=”&quot;currentSlide(“40“)””&gt;&lt;/div&gt;”">
            <text:p>"&lt;div class=""column""&gt;&lt;img class=""demo cursor"" src=""./images/"whale_shado.jpg" style="”width:50%"” onclick=”"currentSlide(“40“)””&gt;&lt;/div&gt;”</text:p>
          </table:table-cell>
          <table:table-cell/>
        </table:table-row>
        <table:table-row table:style-name="ro3">
          <table:table-cell table:number-columns-repeated="2" office:value-type="float" office:value="41">
            <text:p>41</text:p>
          </table:table-cell>
          <table:table-cell/>
          <table:table-cell office:value-type="string">
            <text:p>window_gate.jpg</text:p>
          </table:table-cell>
          <table:table-cell office:value-type="string">
            <text:p>"&lt;div class=""column""&gt;&lt;img class=""demo cursor"" src=""./images/"</text:p>
          </table:table-cell>
          <table:table-cell office:value-type="string">
            <text:p>" style="”width:50%"” onclick=”"currentSlide(“</text:p>
          </table:table-cell>
          <table:table-cell office:value-type="string">
            <text:p>“)””&gt;&lt;/div&gt;”</text:p>
          </table:table-cell>
          <table:table-cell table:formula="of:=CONCATENATE([.E42];[.D42];[.F42];[.A42];[.G42])" office:value-type="string" office:string-value="&quot;&lt;div class=&quot;&quot;column&quot;&quot;&gt;&lt;img class=&quot;&quot;demo cursor&quot;&quot; src=&quot;&quot;./images/&quot;window_gate.jpg&quot; style=&quot;”width:50%&quot;” onclick=”&quot;currentSlide(“41“)””&gt;&lt;/div&gt;”">
            <text:p>"&lt;div class=""column""&gt;&lt;img class=""demo cursor"" src=""./images/"window_gate.jpg" style="”width:50%"” onclick=”"currentSlide(“41“)””&gt;&lt;/div&gt;”</text:p>
          </table:table-cell>
          <table:table-cell/>
        </table:table-row>
      </table:table>
      <table:table table:name="Sheet4" table:style-name="ta1" table:print="false">
        <office:forms form:automatic-focus="false" form:apply-design-mode="false"/>
        <table:table-column table:style-name="co15" table:default-cell-style-name="Default"/>
        <table:table-column table:style-name="co6" table:number-columns-repeated="6" table:default-cell-style-name="Default"/>
        <table:table-row table:style-name="ro2">
          <table:table-cell office:value-type="string">
            <text:p>520px 520px 630px 520px</text:p>
          </table:table-cell>
          <table:table-cell/>
          <table:table-cell table:number-columns-repeated="2" office:value-type="float" office:value="520">
            <text:p>520</text:p>
          </table:table-cell>
          <table:table-cell office:value-type="float" office:value="630">
            <text:p>630</text:p>
          </table:table-cell>
          <table:table-cell office:value-type="float" office:value="520">
            <text:p>520</text:p>
          </table:table-cell>
          <table:table-cell table:formula="of:=SUM([.C1:.F1])" office:value-type="float" office:value="2190">
            <text:p>219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7" table:formula="of:=[.C1]/[.$G1]" office:value-type="percentage" office:value="0.237442922374429">
            <text:p>23.74%</text:p>
          </table:table-cell>
          <table:table-cell table:style-name="ce7" table:formula="of:=[.D1]/[.$G1]" office:value-type="percentage" office:value="0.237442922374429">
            <text:p>23.74%</text:p>
          </table:table-cell>
          <table:table-cell table:style-name="ce7" table:formula="of:=[.E1]/[.$G1]" office:value-type="percentage" office:value="0.287671232876712">
            <text:p>28.77%</text:p>
          </table:table-cell>
          <table:table-cell table:style-name="ce7" table:formula="of:=[.F1]/[.$G1]" office:value-type="percentage" office:value="0.237442922374429">
            <text:p>23.74%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SUM([.C5:.F5])" office:value-type="float" office:value="100">
            <text:p>100</text:p>
          </table:table-cell>
        </table:table-row>
      </table:table>
      <table:table table:name="gen grid html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8" office:value-type="float" office:value="0">
            <text:p>0</text:p>
          </table:table-cell>
          <table:table-cell table:formula="of:=CONCATENATE(&quot;&lt;div class=&quot;&quot;row&quot;;[.A1];&quot; box&quot;&quot;&gt;row&quot;;[.A1];&quot;&lt;/div&gt;&quot;)" office:value-type="string" office:string-value="&lt;div class=&quot;row0 box&quot;&gt;row0&lt;/div&gt;">
            <text:p>&lt;div class="row0 box"&gt;row0&lt;/div&gt;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CONCATENATE(&quot;&lt;div class=&quot;&quot;row&quot;;[.A2];&quot; box&quot;&quot;&gt;row&quot;;[.A2];&quot;&lt;/div&gt;&quot;)" office:value-type="string" office:string-value="&lt;div class=&quot;row1 box&quot;&gt;row1&lt;/div&gt;">
            <text:p>&lt;div class="row1 box"&gt;row1&lt;/div&gt;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CATENATE(&quot;&lt;div class=&quot;&quot;row&quot;;[.A3];&quot; box&quot;&quot;&gt;row&quot;;[.A3];&quot;&lt;/div&gt;&quot;)" office:value-type="string" office:string-value="&lt;div class=&quot;row2 box&quot;&gt;row2&lt;/div&gt;">
            <text:p>&lt;div class="row2 box"&gt;row2&lt;/div&gt;</text:p>
          </table:table-cell>
        </table:table-row>
        <table:table-row table:style-name="ro2">
          <table:table-cell table:style-name="ce8" office:value-type="float" office:value="3">
            <text:p>3</text:p>
          </table:table-cell>
          <table:table-cell table:formula="of:=CONCATENATE(&quot;&lt;div class=&quot;&quot;row&quot;;[.A4];&quot; box&quot;&quot;&gt;row&quot;;[.A4];&quot;&lt;/div&gt;&quot;)" office:value-type="string" office:string-value="&lt;div class=&quot;row3 box&quot;&gt;row3&lt;/div&gt;">
            <text:p>&lt;div class="row3 box"&gt;row3&lt;/div&gt;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NCATENATE(&quot;&lt;div class=&quot;&quot;row&quot;;[.A5];&quot; box&quot;&quot;&gt;row&quot;;[.A5];&quot;&lt;/div&gt;&quot;)" office:value-type="string" office:string-value="&lt;div class=&quot;row4 box&quot;&gt;row4&lt;/div&gt;">
            <text:p>&lt;div class="row4 box"&gt;row4&lt;/div&gt;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CONCATENATE(&quot;&lt;div class=&quot;&quot;row&quot;;[.A6];&quot; box&quot;&quot;&gt;row&quot;;[.A6];&quot;&lt;/div&gt;&quot;)" office:value-type="string" office:string-value="&lt;div class=&quot;row5 box&quot;&gt;row5&lt;/div&gt;">
            <text:p>&lt;div class="row5 box"&gt;row5&lt;/div&gt;</text:p>
          </table:table-cell>
        </table:table-row>
        <table:table-row table:style-name="ro2">
          <table:table-cell table:style-name="ce8" office:value-type="float" office:value="6">
            <text:p>6</text:p>
          </table:table-cell>
          <table:table-cell table:formula="of:=CONCATENATE(&quot;&lt;div class=&quot;&quot;row&quot;;[.A7];&quot; box&quot;&quot;&gt;row&quot;;[.A7];&quot;&lt;/div&gt;&quot;)" office:value-type="string" office:string-value="&lt;div class=&quot;row6 box&quot;&gt;row6&lt;/div&gt;">
            <text:p>&lt;div class="row6 box"&gt;row6&lt;/div&gt;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CONCATENATE(&quot;&lt;div class=&quot;&quot;row&quot;;[.A8];&quot; box&quot;&quot;&gt;row&quot;;[.A8];&quot;&lt;/div&gt;&quot;)" office:value-type="string" office:string-value="&lt;div class=&quot;row7 box&quot;&gt;row7&lt;/div&gt;">
            <text:p>&lt;div class="row7 box"&gt;row7&lt;/div&gt;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CONCATENATE(&quot;&lt;div class=&quot;&quot;row&quot;;[.A9];&quot; box&quot;&quot;&gt;row&quot;;[.A9];&quot;&lt;/div&gt;&quot;)" office:value-type="string" office:string-value="&lt;div class=&quot;row8 box&quot;&gt;row8&lt;/div&gt;">
            <text:p>&lt;div class="row8 box"&gt;row8&lt;/div&gt;</text:p>
          </table:table-cell>
        </table:table-row>
        <table:table-row table:style-name="ro2">
          <table:table-cell table:style-name="ce8" office:value-type="float" office:value="9">
            <text:p>9</text:p>
          </table:table-cell>
          <table:table-cell table:formula="of:=CONCATENATE(&quot;&lt;div class=&quot;&quot;row&quot;;[.A10];&quot; box&quot;&quot;&gt;row&quot;;[.A10];&quot;&lt;/div&gt;&quot;)" office:value-type="string" office:string-value="&lt;div class=&quot;row9 box&quot;&gt;row9&lt;/div&gt;">
            <text:p>&lt;div class="row9 box"&gt;row9&lt;/div&gt;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CONCATENATE(&quot;&lt;div class=&quot;&quot;row&quot;;[.A11];&quot; box&quot;&quot;&gt;row&quot;;[.A11];&quot;&lt;/div&gt;&quot;)" office:value-type="string" office:string-value="&lt;div class=&quot;row10 box&quot;&gt;row10&lt;/div&gt;">
            <text:p>&lt;div class="row10 box"&gt;row10&lt;/div&gt;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CONCATENATE(&quot;&lt;div class=&quot;&quot;row&quot;;[.A12];&quot; box&quot;&quot;&gt;row&quot;;[.A12];&quot;&lt;/div&gt;&quot;)" office:value-type="string" office:string-value="&lt;div class=&quot;row11 box&quot;&gt;row11&lt;/div&gt;">
            <text:p>&lt;div class="row11 box"&gt;row11&lt;/div&gt;</text:p>
          </table:table-cell>
        </table:table-row>
        <table:table-row table:style-name="ro2">
          <table:table-cell table:style-name="ce8" office:value-type="float" office:value="12">
            <text:p>12</text:p>
          </table:table-cell>
          <table:table-cell table:formula="of:=CONCATENATE(&quot;&lt;div class=&quot;&quot;row&quot;;[.A13];&quot; box&quot;&quot;&gt;row&quot;;[.A13];&quot;&lt;/div&gt;&quot;)" office:value-type="string" office:string-value="&lt;div class=&quot;row12 box&quot;&gt;row12&lt;/div&gt;">
            <text:p>&lt;div class="row12 box"&gt;row12&lt;/div&gt;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CONCATENATE(&quot;&lt;div class=&quot;&quot;row&quot;;[.A14];&quot; box&quot;&quot;&gt;row&quot;;[.A14];&quot;&lt;/div&gt;&quot;)" office:value-type="string" office:string-value="&lt;div class=&quot;row13 box&quot;&gt;row13&lt;/div&gt;">
            <text:p>&lt;div class="row13 box"&gt;row13&lt;/div&gt;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CONCATENATE(&quot;&lt;div class=&quot;&quot;row&quot;;[.A15];&quot; box&quot;&quot;&gt;row&quot;;[.A15];&quot;&lt;/div&gt;&quot;)" office:value-type="string" office:string-value="&lt;div class=&quot;row14 box&quot;&gt;row14&lt;/div&gt;">
            <text:p>&lt;div class="row14 box"&gt;row14&lt;/div&gt;</text:p>
          </table:table-cell>
        </table:table-row>
        <table:table-row table:style-name="ro2">
          <table:table-cell table:style-name="ce8" office:value-type="float" office:value="15">
            <text:p>15</text:p>
          </table:table-cell>
          <table:table-cell table:formula="of:=CONCATENATE(&quot;&lt;div class=&quot;&quot;row&quot;;[.A16];&quot; box&quot;&quot;&gt;row&quot;;[.A16];&quot;&lt;/div&gt;&quot;)" office:value-type="string" office:string-value="&lt;div class=&quot;row15 box&quot;&gt;row15&lt;/div&gt;">
            <text:p>&lt;div class="row15 box"&gt;row15&lt;/div&gt;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CONCATENATE(&quot;&lt;div class=&quot;&quot;row&quot;;[.A17];&quot; box&quot;&quot;&gt;row&quot;;[.A17];&quot;&lt;/div&gt;&quot;)" office:value-type="string" office:string-value="&lt;div class=&quot;row16 box&quot;&gt;row16&lt;/div&gt;">
            <text:p>&lt;div class="row16 box"&gt;row16&lt;/div&gt;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CONCATENATE(&quot;&lt;div class=&quot;&quot;row&quot;;[.A18];&quot; box&quot;&quot;&gt;row&quot;;[.A18];&quot;&lt;/div&gt;&quot;)" office:value-type="string" office:string-value="&lt;div class=&quot;row17 box&quot;&gt;row17&lt;/div&gt;">
            <text:p>&lt;div class="row17 box"&gt;row17&lt;/div&gt;</text:p>
          </table:table-cell>
        </table:table-row>
        <table:table-row table:style-name="ro2">
          <table:table-cell table:style-name="ce8" office:value-type="float" office:value="18">
            <text:p>18</text:p>
          </table:table-cell>
          <table:table-cell table:formula="of:=CONCATENATE(&quot;&lt;div class=&quot;&quot;row&quot;;[.A19];&quot; box&quot;&quot;&gt;row&quot;;[.A19];&quot;&lt;/div&gt;&quot;)" office:value-type="string" office:string-value="&lt;div class=&quot;row18 box&quot;&gt;row18&lt;/div&gt;">
            <text:p>&lt;div class="row18 box"&gt;row18&lt;/div&gt;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CONCATENATE(&quot;&lt;div class=&quot;&quot;row&quot;;[.A20];&quot; box&quot;&quot;&gt;row&quot;;[.A20];&quot;&lt;/div&gt;&quot;)" office:value-type="string" office:string-value="&lt;div class=&quot;row19 box&quot;&gt;row19&lt;/div&gt;">
            <text:p>&lt;div class="row19 box"&gt;row19&lt;/div&gt;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CONCATENATE(&quot;&lt;div class=&quot;&quot;row&quot;;[.A21];&quot; box&quot;&quot;&gt;row&quot;;[.A21];&quot;&lt;/div&gt;&quot;)" office:value-type="string" office:string-value="&lt;div class=&quot;row20 box&quot;&gt;row20&lt;/div&gt;">
            <text:p>&lt;div class="row20 box"&gt;row20&lt;/div&gt;</text:p>
          </table:table-cell>
        </table:table-row>
        <table:table-row table:style-name="ro2">
          <table:table-cell table:style-name="ce8" office:value-type="float" office:value="21">
            <text:p>21</text:p>
          </table:table-cell>
          <table:table-cell table:formula="of:=CONCATENATE(&quot;&lt;div class=&quot;&quot;row&quot;;[.A22];&quot; box&quot;&quot;&gt;row&quot;;[.A22];&quot;&lt;/div&gt;&quot;)" office:value-type="string" office:string-value="&lt;div class=&quot;row21 box&quot;&gt;row21&lt;/div&gt;">
            <text:p>&lt;div class="row21 box"&gt;row21&lt;/div&gt;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CONCATENATE(&quot;&lt;div class=&quot;&quot;row&quot;;[.A23];&quot; box&quot;&quot;&gt;row&quot;;[.A23];&quot;&lt;/div&gt;&quot;)" office:value-type="string" office:string-value="&lt;div class=&quot;row22 box&quot;&gt;row22&lt;/div&gt;">
            <text:p>&lt;div class="row22 box"&gt;row22&lt;/div&gt;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CONCATENATE(&quot;&lt;div class=&quot;&quot;row&quot;;[.A24];&quot; box&quot;&quot;&gt;row&quot;;[.A24];&quot;&lt;/div&gt;&quot;)" office:value-type="string" office:string-value="&lt;div class=&quot;row23 box&quot;&gt;row23&lt;/div&gt;">
            <text:p>&lt;div class="row23 box"&gt;row23&lt;/div&gt;</text:p>
          </table:table-cell>
        </table:table-row>
        <table:table-row table:style-name="ro2">
          <table:table-cell table:style-name="ce8" office:value-type="float" office:value="24">
            <text:p>24</text:p>
          </table:table-cell>
          <table:table-cell table:formula="of:=CONCATENATE(&quot;&lt;div class=&quot;&quot;row&quot;;[.A25];&quot; box&quot;&quot;&gt;row&quot;;[.A25];&quot;&lt;/div&gt;&quot;)" office:value-type="string" office:string-value="&lt;div class=&quot;row24 box&quot;&gt;row24&lt;/div&gt;">
            <text:p>&lt;div class="row24 box"&gt;row24&lt;/div&gt;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CONCATENATE(&quot;&lt;div class=&quot;&quot;row&quot;;[.A26];&quot; box&quot;&quot;&gt;row&quot;;[.A26];&quot;&lt;/div&gt;&quot;)" office:value-type="string" office:string-value="&lt;div class=&quot;row25 box&quot;&gt;row25&lt;/div&gt;">
            <text:p>&lt;div class="row25 box"&gt;row25&lt;/div&gt;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CONCATENATE(&quot;&lt;div class=&quot;&quot;row&quot;;[.A27];&quot; box&quot;&quot;&gt;row&quot;;[.A27];&quot;&lt;/div&gt;&quot;)" office:value-type="string" office:string-value="&lt;div class=&quot;row26 box&quot;&gt;row26&lt;/div&gt;">
            <text:p>&lt;div class="row26 box"&gt;row26&lt;/div&gt;</text:p>
          </table:table-cell>
        </table:table-row>
        <table:table-row table:style-name="ro2">
          <table:table-cell table:style-name="ce8" office:value-type="float" office:value="27">
            <text:p>27</text:p>
          </table:table-cell>
          <table:table-cell table:formula="of:=CONCATENATE(&quot;&lt;div class=&quot;&quot;row&quot;;[.A28];&quot; box&quot;&quot;&gt;row&quot;;[.A28];&quot;&lt;/div&gt;&quot;)" office:value-type="string" office:string-value="&lt;div class=&quot;row27 box&quot;&gt;row27&lt;/div&gt;">
            <text:p>&lt;div class="row27 box"&gt;row27&lt;/div&gt;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CONCATENATE(&quot;&lt;div class=&quot;&quot;row&quot;;[.A29];&quot; box&quot;&quot;&gt;row&quot;;[.A29];&quot;&lt;/div&gt;&quot;)" office:value-type="string" office:string-value="&lt;div class=&quot;row28 box&quot;&gt;row28&lt;/div&gt;">
            <text:p>&lt;div class="row28 box"&gt;row28&lt;/div&gt;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CONCATENATE(&quot;&lt;div class=&quot;&quot;row&quot;;[.A30];&quot; box&quot;&quot;&gt;row&quot;;[.A30];&quot;&lt;/div&gt;&quot;)" office:value-type="string" office:string-value="&lt;div class=&quot;row29 box&quot;&gt;row29&lt;/div&gt;">
            <text:p>&lt;div class="row29 box"&gt;row29&lt;/div&gt;</text:p>
          </table:table-cell>
        </table:table-row>
        <table:table-row table:style-name="ro2">
          <table:table-cell table:style-name="ce8" office:value-type="float" office:value="30">
            <text:p>30</text:p>
          </table:table-cell>
          <table:table-cell table:formula="of:=CONCATENATE(&quot;&lt;div class=&quot;&quot;row&quot;;[.A31];&quot; box&quot;&quot;&gt;row&quot;;[.A31];&quot;&lt;/div&gt;&quot;)" office:value-type="string" office:string-value="&lt;div class=&quot;row30 box&quot;&gt;row30&lt;/div&gt;">
            <text:p>&lt;div class="row30 box"&gt;row30&lt;/div&gt;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CONCATENATE(&quot;&lt;div class=&quot;&quot;row&quot;;[.A32];&quot; box&quot;&quot;&gt;row&quot;;[.A32];&quot;&lt;/div&gt;&quot;)" office:value-type="string" office:string-value="&lt;div class=&quot;row31 box&quot;&gt;row31&lt;/div&gt;">
            <text:p>&lt;div class="row31 box"&gt;row31&lt;/div&gt;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CONCATENATE(&quot;&lt;div class=&quot;&quot;row&quot;;[.A33];&quot; box&quot;&quot;&gt;row&quot;;[.A33];&quot;&lt;/div&gt;&quot;)" office:value-type="string" office:string-value="&lt;div class=&quot;row32 box&quot;&gt;row32&lt;/div&gt;">
            <text:p>&lt;div class="row32 box"&gt;row32&lt;/div&gt;</text:p>
          </table:table-cell>
        </table:table-row>
        <table:table-row table:style-name="ro2">
          <table:table-cell table:style-name="ce8" office:value-type="float" office:value="33">
            <text:p>33</text:p>
          </table:table-cell>
          <table:table-cell table:formula="of:=CONCATENATE(&quot;&lt;div class=&quot;&quot;row&quot;;[.A34];&quot; box&quot;&quot;&gt;row&quot;;[.A34];&quot;&lt;/div&gt;&quot;)" office:value-type="string" office:string-value="&lt;div class=&quot;row33 box&quot;&gt;row33&lt;/div&gt;">
            <text:p>&lt;div class="row33 box"&gt;row33&lt;/div&gt;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CONCATENATE(&quot;&lt;div class=&quot;&quot;row&quot;;[.A35];&quot; box&quot;&quot;&gt;row&quot;;[.A35];&quot;&lt;/div&gt;&quot;)" office:value-type="string" office:string-value="&lt;div class=&quot;row34 box&quot;&gt;row34&lt;/div&gt;">
            <text:p>&lt;div class="row34 box"&gt;row34&lt;/div&gt;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CONCATENATE(&quot;&lt;div class=&quot;&quot;row&quot;;[.A36];&quot; box&quot;&quot;&gt;row&quot;;[.A36];&quot;&lt;/div&gt;&quot;)" office:value-type="string" office:string-value="&lt;div class=&quot;row35 box&quot;&gt;row35&lt;/div&gt;">
            <text:p>&lt;div class="row35 box"&gt;row35&lt;/div&gt;</text:p>
          </table:table-cell>
        </table:table-row>
        <table:table-row table:style-name="ro2">
          <table:table-cell table:style-name="ce8" office:value-type="float" office:value="36">
            <text:p>36</text:p>
          </table:table-cell>
          <table:table-cell table:formula="of:=CONCATENATE(&quot;&lt;div class=&quot;&quot;row&quot;;[.A37];&quot; box&quot;&quot;&gt;row&quot;;[.A37];&quot;&lt;/div&gt;&quot;)" office:value-type="string" office:string-value="&lt;div class=&quot;row36 box&quot;&gt;row36&lt;/div&gt;">
            <text:p>&lt;div class="row36 box"&gt;row36&lt;/div&gt;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CONCATENATE(&quot;&lt;div class=&quot;&quot;row&quot;;[.A38];&quot; box&quot;&quot;&gt;row&quot;;[.A38];&quot;&lt;/div&gt;&quot;)" office:value-type="string" office:string-value="&lt;div class=&quot;row37 box&quot;&gt;row37&lt;/div&gt;">
            <text:p>&lt;div class="row37 box"&gt;row37&lt;/div&gt;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CONCATENATE(&quot;&lt;div class=&quot;&quot;row&quot;;[.A39];&quot; box&quot;&quot;&gt;row&quot;;[.A39];&quot;&lt;/div&gt;&quot;)" office:value-type="string" office:string-value="&lt;div class=&quot;row38 box&quot;&gt;row38&lt;/div&gt;">
            <text:p>&lt;div class="row38 box"&gt;row38&lt;/div&gt;</text:p>
          </table:table-cell>
        </table:table-row>
        <table:table-row table:style-name="ro2">
          <table:table-cell table:style-name="ce8" office:value-type="float" office:value="39">
            <text:p>39</text:p>
          </table:table-cell>
          <table:table-cell table:formula="of:=CONCATENATE(&quot;&lt;div class=&quot;&quot;row&quot;;[.A40];&quot; box&quot;&quot;&gt;row&quot;;[.A40];&quot;&lt;/div&gt;&quot;)" office:value-type="string" office:string-value="&lt;div class=&quot;row39 box&quot;&gt;row39&lt;/div&gt;">
            <text:p>&lt;div class="row39 box"&gt;row39&lt;/div&gt;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CONCATENATE(&quot;&lt;div class=&quot;&quot;row&quot;;[.A41];&quot; box&quot;&quot;&gt;row&quot;;[.A41];&quot;&lt;/div&gt;&quot;)" office:value-type="string" office:string-value="&lt;div class=&quot;row40 box&quot;&gt;row40&lt;/div&gt;">
            <text:p>&lt;div class="row40 box"&gt;row40&lt;/div&gt;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CONCATENATE(&quot;&lt;div class=&quot;&quot;row&quot;;[.A42];&quot; box&quot;&quot;&gt;row&quot;;[.A42];&quot;&lt;/div&gt;&quot;)" office:value-type="string" office:string-value="&lt;div class=&quot;row41 box&quot;&gt;row41&lt;/div&gt;">
            <text:p>&lt;div class="row41 box"&gt;row41&lt;/div&gt;</text:p>
          </table:table-cell>
        </table:table-row>
        <table:table-row table:style-name="ro2">
          <table:table-cell table:style-name="ce8" office:value-type="float" office:value="42">
            <text:p>42</text:p>
          </table:table-cell>
          <table:table-cell table:formula="of:=CONCATENATE(&quot;&lt;div class=&quot;&quot;row&quot;;[.A43];&quot; box&quot;&quot;&gt;row&quot;;[.A43];&quot;&lt;/div&gt;&quot;)" office:value-type="string" office:string-value="&lt;div class=&quot;row42 box&quot;&gt;row42&lt;/div&gt;">
            <text:p>&lt;div class="row42 box"&gt;row42&lt;/div&gt;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CONCATENATE(&quot;&lt;div class=&quot;&quot;row&quot;;[.A44];&quot; box&quot;&quot;&gt;row&quot;;[.A44];&quot;&lt;/div&gt;&quot;)" office:value-type="string" office:string-value="&lt;div class=&quot;row43 box&quot;&gt;row43&lt;/div&gt;">
            <text:p>&lt;div class="row43 box"&gt;row43&lt;/div&gt;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CONCATENATE(&quot;&lt;div class=&quot;&quot;row&quot;;[.A45];&quot; box&quot;&quot;&gt;row&quot;;[.A45];&quot;&lt;/div&gt;&quot;)" office:value-type="string" office:string-value="&lt;div class=&quot;row44 box&quot;&gt;row44&lt;/div&gt;">
            <text:p>&lt;div class="row44 box"&gt;row44&lt;/div&gt;</text:p>
          </table:table-cell>
        </table:table-row>
        <table:table-row table:style-name="ro2">
          <table:table-cell table:style-name="ce8" office:value-type="float" office:value="45">
            <text:p>45</text:p>
          </table:table-cell>
          <table:table-cell table:formula="of:=CONCATENATE(&quot;&lt;div class=&quot;&quot;row&quot;;[.A46];&quot; box&quot;&quot;&gt;row&quot;;[.A46];&quot;&lt;/div&gt;&quot;)" office:value-type="string" office:string-value="&lt;div class=&quot;row45 box&quot;&gt;row45&lt;/div&gt;">
            <text:p>&lt;div class="row45 box"&gt;row45&lt;/div&gt;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CONCATENATE(&quot;&lt;div class=&quot;&quot;row&quot;;[.A47];&quot; box&quot;&quot;&gt;row&quot;;[.A47];&quot;&lt;/div&gt;&quot;)" office:value-type="string" office:string-value="&lt;div class=&quot;row46 box&quot;&gt;row46&lt;/div&gt;">
            <text:p>&lt;div class="row46 box"&gt;row46&lt;/div&gt;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CONCATENATE(&quot;&lt;div class=&quot;&quot;row&quot;;[.A48];&quot; box&quot;&quot;&gt;row&quot;;[.A48];&quot;&lt;/div&gt;&quot;)" office:value-type="string" office:string-value="&lt;div class=&quot;row47 box&quot;&gt;row47&lt;/div&gt;">
            <text:p>&lt;div class="row47 box"&gt;row47&lt;/div&gt;</text:p>
          </table:table-cell>
        </table:table-row>
        <table:table-row table:style-name="ro2">
          <table:table-cell table:style-name="ce8" office:value-type="float" office:value="48">
            <text:p>48</text:p>
          </table:table-cell>
          <table:table-cell table:formula="of:=CONCATENATE(&quot;&lt;div class=&quot;&quot;row&quot;;[.A49];&quot; box&quot;&quot;&gt;row&quot;;[.A49];&quot;&lt;/div&gt;&quot;)" office:value-type="string" office:string-value="&lt;div class=&quot;row48 box&quot;&gt;row48&lt;/div&gt;">
            <text:p>&lt;div class="row48 box"&gt;row48&lt;/div&gt;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CONCATENATE(&quot;&lt;div class=&quot;&quot;row&quot;;[.A50];&quot; box&quot;&quot;&gt;row&quot;;[.A50];&quot;&lt;/div&gt;&quot;)" office:value-type="string" office:string-value="&lt;div class=&quot;row49 box&quot;&gt;row49&lt;/div&gt;">
            <text:p>&lt;div class="row49 box"&gt;row49&lt;/div&gt;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CONCATENATE(&quot;&lt;div class=&quot;&quot;row&quot;;[.A51];&quot; box&quot;&quot;&gt;row&quot;;[.A51];&quot;&lt;/div&gt;&quot;)" office:value-type="string" office:string-value="&lt;div class=&quot;row50 box&quot;&gt;row50&lt;/div&gt;">
            <text:p>&lt;div class="row50 box"&gt;row50&lt;/div&gt;</text:p>
          </table:table-cell>
        </table:table-row>
        <table:table-row table:style-name="ro2">
          <table:table-cell table:style-name="ce8" office:value-type="float" office:value="51">
            <text:p>51</text:p>
          </table:table-cell>
          <table:table-cell table:formula="of:=CONCATENATE(&quot;&lt;div class=&quot;&quot;row&quot;;[.A52];&quot; box&quot;&quot;&gt;row&quot;;[.A52];&quot;&lt;/div&gt;&quot;)" office:value-type="string" office:string-value="&lt;div class=&quot;row51 box&quot;&gt;row51&lt;/div&gt;">
            <text:p>&lt;div class="row51 box"&gt;row51&lt;/div&gt;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CONCATENATE(&quot;&lt;div class=&quot;&quot;row&quot;;[.A53];&quot; box&quot;&quot;&gt;row&quot;;[.A53];&quot;&lt;/div&gt;&quot;)" office:value-type="string" office:string-value="&lt;div class=&quot;row52 box&quot;&gt;row52&lt;/div&gt;">
            <text:p>&lt;div class="row52 box"&gt;row52&lt;/div&gt;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CONCATENATE(&quot;&lt;div class=&quot;&quot;row&quot;;[.A54];&quot; box&quot;&quot;&gt;row&quot;;[.A54];&quot;&lt;/div&gt;&quot;)" office:value-type="string" office:string-value="&lt;div class=&quot;row53 box&quot;&gt;row53&lt;/div&gt;">
            <text:p>&lt;div class="row53 box"&gt;row53&lt;/div&gt;</text:p>
          </table:table-cell>
        </table:table-row>
        <table:table-row table:style-name="ro2">
          <table:table-cell table:style-name="ce8" office:value-type="float" office:value="54">
            <text:p>54</text:p>
          </table:table-cell>
          <table:table-cell table:formula="of:=CONCATENATE(&quot;&lt;div class=&quot;&quot;row&quot;;[.A55];&quot; box&quot;&quot;&gt;row&quot;;[.A55];&quot;&lt;/div&gt;&quot;)" office:value-type="string" office:string-value="&lt;div class=&quot;row54 box&quot;&gt;row54&lt;/div&gt;">
            <text:p>&lt;div class="row54 box"&gt;row54&lt;/div&gt;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CONCATENATE(&quot;&lt;div class=&quot;&quot;row&quot;;[.A56];&quot; box&quot;&quot;&gt;row&quot;;[.A56];&quot;&lt;/div&gt;&quot;)" office:value-type="string" office:string-value="&lt;div class=&quot;row55 box&quot;&gt;row55&lt;/div&gt;">
            <text:p>&lt;div class="row55 box"&gt;row55&lt;/div&gt;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CONCATENATE(&quot;&lt;div class=&quot;&quot;row&quot;;[.A57];&quot; box&quot;&quot;&gt;row&quot;;[.A57];&quot;&lt;/div&gt;&quot;)" office:value-type="string" office:string-value="&lt;div class=&quot;row56 box&quot;&gt;row56&lt;/div&gt;">
            <text:p>&lt;div class="row56 box"&gt;row56&lt;/div&gt;</text:p>
          </table:table-cell>
        </table:table-row>
        <table:table-row table:style-name="ro2">
          <table:table-cell table:style-name="ce8" office:value-type="float" office:value="57">
            <text:p>57</text:p>
          </table:table-cell>
          <table:table-cell table:formula="of:=CONCATENATE(&quot;&lt;div class=&quot;&quot;row&quot;;[.A58];&quot; box&quot;&quot;&gt;row&quot;;[.A58];&quot;&lt;/div&gt;&quot;)" office:value-type="string" office:string-value="&lt;div class=&quot;row57 box&quot;&gt;row57&lt;/div&gt;">
            <text:p>&lt;div class="row57 box"&gt;row57&lt;/div&gt;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CONCATENATE(&quot;&lt;div class=&quot;&quot;row&quot;;[.A59];&quot; box&quot;&quot;&gt;row&quot;;[.A59];&quot;&lt;/div&gt;&quot;)" office:value-type="string" office:string-value="&lt;div class=&quot;row58 box&quot;&gt;row58&lt;/div&gt;">
            <text:p>&lt;div class="row58 box"&gt;row58&lt;/div&gt;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CONCATENATE(&quot;&lt;div class=&quot;&quot;row&quot;;[.A60];&quot; box&quot;&quot;&gt;row&quot;;[.A60];&quot;&lt;/div&gt;&quot;)" office:value-type="string" office:string-value="&lt;div class=&quot;row59 box&quot;&gt;row59&lt;/div&gt;">
            <text:p>&lt;div class="row59 box"&gt;row59&lt;/div&gt;</text:p>
          </table:table-cell>
        </table:table-row>
        <table:table-row table:style-name="ro2">
          <table:table-cell table:style-name="ce8" office:value-type="float" office:value="60">
            <text:p>60</text:p>
          </table:table-cell>
          <table:table-cell table:formula="of:=CONCATENATE(&quot;&lt;div class=&quot;&quot;row&quot;;[.A61];&quot; box&quot;&quot;&gt;row&quot;;[.A61];&quot;&lt;/div&gt;&quot;)" office:value-type="string" office:string-value="&lt;div class=&quot;row60 box&quot;&gt;row60&lt;/div&gt;">
            <text:p>&lt;div class="row60 box"&gt;row60&lt;/div&gt;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CONCATENATE(&quot;&lt;div class=&quot;&quot;row&quot;;[.A62];&quot; box&quot;&quot;&gt;row&quot;;[.A62];&quot;&lt;/div&gt;&quot;)" office:value-type="string" office:string-value="&lt;div class=&quot;row61 box&quot;&gt;row61&lt;/div&gt;">
            <text:p>&lt;div class="row61 box"&gt;row61&lt;/div&gt;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CONCATENATE(&quot;&lt;div class=&quot;&quot;row&quot;;[.A63];&quot; box&quot;&quot;&gt;row&quot;;[.A63];&quot;&lt;/div&gt;&quot;)" office:value-type="string" office:string-value="&lt;div class=&quot;row62 box&quot;&gt;row62&lt;/div&gt;">
            <text:p>&lt;div class="row62 box"&gt;row62&lt;/div&gt;</text:p>
          </table:table-cell>
        </table:table-row>
        <table:table-row table:style-name="ro2">
          <table:table-cell table:style-name="ce8" office:value-type="float" office:value="63">
            <text:p>63</text:p>
          </table:table-cell>
          <table:table-cell table:formula="of:=CONCATENATE(&quot;&lt;div class=&quot;&quot;row&quot;;[.A64];&quot; box&quot;&quot;&gt;row&quot;;[.A64];&quot;&lt;/div&gt;&quot;)" office:value-type="string" office:string-value="&lt;div class=&quot;row63 box&quot;&gt;row63&lt;/div&gt;">
            <text:p>&lt;div class="row63 box"&gt;row63&lt;/div&gt;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CONCATENATE(&quot;&lt;div class=&quot;&quot;row&quot;;[.A65];&quot; box&quot;&quot;&gt;row&quot;;[.A65];&quot;&lt;/div&gt;&quot;)" office:value-type="string" office:string-value="&lt;div class=&quot;row64 box&quot;&gt;row64&lt;/div&gt;">
            <text:p>&lt;div class="row64 box"&gt;row64&lt;/div&gt;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CONCATENATE(&quot;&lt;div class=&quot;&quot;row&quot;;[.A66];&quot; box&quot;&quot;&gt;row&quot;;[.A66];&quot;&lt;/div&gt;&quot;)" office:value-type="string" office:string-value="&lt;div class=&quot;row65 box&quot;&gt;row65&lt;/div&gt;">
            <text:p>&lt;div class="row65 box"&gt;row65&lt;/div&gt;</text:p>
          </table:table-cell>
        </table:table-row>
        <table:table-row table:style-name="ro2">
          <table:table-cell table:style-name="ce8" office:value-type="float" office:value="66">
            <text:p>66</text:p>
          </table:table-cell>
          <table:table-cell table:formula="of:=CONCATENATE(&quot;&lt;div class=&quot;&quot;row&quot;;[.A67];&quot; box&quot;&quot;&gt;row&quot;;[.A67];&quot;&lt;/div&gt;&quot;)" office:value-type="string" office:string-value="&lt;div class=&quot;row66 box&quot;&gt;row66&lt;/div&gt;">
            <text:p>&lt;div class="row66 box"&gt;row66&lt;/div&gt;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CONCATENATE(&quot;&lt;div class=&quot;&quot;row&quot;;[.A68];&quot; box&quot;&quot;&gt;row&quot;;[.A68];&quot;&lt;/div&gt;&quot;)" office:value-type="string" office:string-value="&lt;div class=&quot;row67 box&quot;&gt;row67&lt;/div&gt;">
            <text:p>&lt;div class="row67 box"&gt;row67&lt;/div&gt;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CONCATENATE(&quot;&lt;div class=&quot;&quot;row&quot;;[.A69];&quot; box&quot;&quot;&gt;row&quot;;[.A69];&quot;&lt;/div&gt;&quot;)" office:value-type="string" office:string-value="&lt;div class=&quot;row68 box&quot;&gt;row68&lt;/div&gt;">
            <text:p>&lt;div class="row68 box"&gt;row68&lt;/div&gt;</text:p>
          </table:table-cell>
        </table:table-row>
        <table:table-row table:style-name="ro2">
          <table:table-cell table:style-name="ce8" office:value-type="float" office:value="69">
            <text:p>69</text:p>
          </table:table-cell>
          <table:table-cell table:formula="of:=CONCATENATE(&quot;&lt;div class=&quot;&quot;row&quot;;[.A70];&quot; box&quot;&quot;&gt;row&quot;;[.A70];&quot;&lt;/div&gt;&quot;)" office:value-type="string" office:string-value="&lt;div class=&quot;row69 box&quot;&gt;row69&lt;/div&gt;">
            <text:p>&lt;div class="row69 box"&gt;row69&lt;/div&gt;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CONCATENATE(&quot;&lt;div class=&quot;&quot;row&quot;;[.A71];&quot; box&quot;&quot;&gt;row&quot;;[.A71];&quot;&lt;/div&gt;&quot;)" office:value-type="string" office:string-value="&lt;div class=&quot;row70 box&quot;&gt;row70&lt;/div&gt;">
            <text:p>&lt;div class="row70 box"&gt;row70&lt;/div&gt;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CONCATENATE(&quot;&lt;div class=&quot;&quot;row&quot;;[.A72];&quot; box&quot;&quot;&gt;row&quot;;[.A72];&quot;&lt;/div&gt;&quot;)" office:value-type="string" office:string-value="&lt;div class=&quot;row71 box&quot;&gt;row71&lt;/div&gt;">
            <text:p>&lt;div class="row71 box"&gt;row71&lt;/div&gt;</text:p>
          </table:table-cell>
        </table:table-row>
        <table:table-row table:style-name="ro2">
          <table:table-cell table:style-name="ce8" office:value-type="float" office:value="72">
            <text:p>72</text:p>
          </table:table-cell>
          <table:table-cell table:formula="of:=CONCATENATE(&quot;&lt;div class=&quot;&quot;row&quot;;[.A73];&quot; box&quot;&quot;&gt;row&quot;;[.A73];&quot;&lt;/div&gt;&quot;)" office:value-type="string" office:string-value="&lt;div class=&quot;row72 box&quot;&gt;row72&lt;/div&gt;">
            <text:p>&lt;div class="row72 box"&gt;row72&lt;/div&gt;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CONCATENATE(&quot;&lt;div class=&quot;&quot;row&quot;;[.A74];&quot; box&quot;&quot;&gt;row&quot;;[.A74];&quot;&lt;/div&gt;&quot;)" office:value-type="string" office:string-value="&lt;div class=&quot;row73 box&quot;&gt;row73&lt;/div&gt;">
            <text:p>&lt;div class="row73 box"&gt;row73&lt;/div&gt;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CONCATENATE(&quot;&lt;div class=&quot;&quot;row&quot;;[.A75];&quot; box&quot;&quot;&gt;row&quot;;[.A75];&quot;&lt;/div&gt;&quot;)" office:value-type="string" office:string-value="&lt;div class=&quot;row74 box&quot;&gt;row74&lt;/div&gt;">
            <text:p>&lt;div class="row74 box"&gt;row74&lt;/div&gt;</text:p>
          </table:table-cell>
        </table:table-row>
        <table:table-row table:style-name="ro2">
          <table:table-cell table:style-name="ce8" office:value-type="float" office:value="75">
            <text:p>75</text:p>
          </table:table-cell>
          <table:table-cell table:formula="of:=CONCATENATE(&quot;&lt;div class=&quot;&quot;row&quot;;[.A76];&quot; box&quot;&quot;&gt;row&quot;;[.A76];&quot;&lt;/div&gt;&quot;)" office:value-type="string" office:string-value="&lt;div class=&quot;row75 box&quot;&gt;row75&lt;/div&gt;">
            <text:p>&lt;div class="row75 box"&gt;row75&lt;/div&gt;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CONCATENATE(&quot;&lt;div class=&quot;&quot;row&quot;;[.A77];&quot; box&quot;&quot;&gt;row&quot;;[.A77];&quot;&lt;/div&gt;&quot;)" office:value-type="string" office:string-value="&lt;div class=&quot;row76 box&quot;&gt;row76&lt;/div&gt;">
            <text:p>&lt;div class="row76 box"&gt;row76&lt;/div&gt;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CONCATENATE(&quot;&lt;div class=&quot;&quot;row&quot;;[.A78];&quot; box&quot;&quot;&gt;row&quot;;[.A78];&quot;&lt;/div&gt;&quot;)" office:value-type="string" office:string-value="&lt;div class=&quot;row77 box&quot;&gt;row77&lt;/div&gt;">
            <text:p>&lt;div class="row77 box"&gt;row77&lt;/div&gt;</text:p>
          </table:table-cell>
        </table:table-row>
        <table:table-row table:style-name="ro2">
          <table:table-cell table:style-name="ce8" office:value-type="float" office:value="78">
            <text:p>78</text:p>
          </table:table-cell>
          <table:table-cell table:formula="of:=CONCATENATE(&quot;&lt;div class=&quot;&quot;row&quot;;[.A79];&quot; box&quot;&quot;&gt;row&quot;;[.A79];&quot;&lt;/div&gt;&quot;)" office:value-type="string" office:string-value="&lt;div class=&quot;row78 box&quot;&gt;row78&lt;/div&gt;">
            <text:p>&lt;div class="row78 box"&gt;row78&lt;/div&gt;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CONCATENATE(&quot;&lt;div class=&quot;&quot;row&quot;;[.A80];&quot; box&quot;&quot;&gt;row&quot;;[.A80];&quot;&lt;/div&gt;&quot;)" office:value-type="string" office:string-value="&lt;div class=&quot;row79 box&quot;&gt;row79&lt;/div&gt;">
            <text:p>&lt;div class="row79 box"&gt;row79&lt;/div&gt;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CONCATENATE(&quot;&lt;div class=&quot;&quot;row&quot;;[.A81];&quot; box&quot;&quot;&gt;row&quot;;[.A81];&quot;&lt;/div&gt;&quot;)" office:value-type="string" office:string-value="&lt;div class=&quot;row80 box&quot;&gt;row80&lt;/div&gt;">
            <text:p>&lt;div class="row80 box"&gt;row80&lt;/div&gt;</text:p>
          </table:table-cell>
        </table:table-row>
        <table:table-row table:style-name="ro2">
          <table:table-cell table:style-name="ce8" office:value-type="float" office:value="81">
            <text:p>81</text:p>
          </table:table-cell>
          <table:table-cell table:formula="of:=CONCATENATE(&quot;&lt;div class=&quot;&quot;row&quot;;[.A82];&quot; box&quot;&quot;&gt;row&quot;;[.A82];&quot;&lt;/div&gt;&quot;)" office:value-type="string" office:string-value="&lt;div class=&quot;row81 box&quot;&gt;row81&lt;/div&gt;">
            <text:p>&lt;div class="row81 box"&gt;row81&lt;/div&gt;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CONCATENATE(&quot;&lt;div class=&quot;&quot;row&quot;;[.A83];&quot; box&quot;&quot;&gt;row&quot;;[.A83];&quot;&lt;/div&gt;&quot;)" office:value-type="string" office:string-value="&lt;div class=&quot;row82 box&quot;&gt;row82&lt;/div&gt;">
            <text:p>&lt;div class="row82 box"&gt;row82&lt;/div&gt;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CONCATENATE(&quot;&lt;div class=&quot;&quot;row&quot;;[.A84];&quot; box&quot;&quot;&gt;row&quot;;[.A84];&quot;&lt;/div&gt;&quot;)" office:value-type="string" office:string-value="&lt;div class=&quot;row83 box&quot;&gt;row83&lt;/div&gt;">
            <text:p>&lt;div class="row83 box"&gt;row83&lt;/div&gt;</text:p>
          </table:table-cell>
        </table:table-row>
        <table:table-row table:style-name="ro2">
          <table:table-cell table:style-name="ce8" office:value-type="float" office:value="84">
            <text:p>84</text:p>
          </table:table-cell>
          <table:table-cell table:formula="of:=CONCATENATE(&quot;&lt;div class=&quot;&quot;row&quot;;[.A85];&quot; box&quot;&quot;&gt;row&quot;;[.A85];&quot;&lt;/div&gt;&quot;)" office:value-type="string" office:string-value="&lt;div class=&quot;row84 box&quot;&gt;row84&lt;/div&gt;">
            <text:p>&lt;div class="row84 box"&gt;row84&lt;/div&gt;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CONCATENATE(&quot;&lt;div class=&quot;&quot;row&quot;;[.A86];&quot; box&quot;&quot;&gt;row&quot;;[.A86];&quot;&lt;/div&gt;&quot;)" office:value-type="string" office:string-value="&lt;div class=&quot;row85 box&quot;&gt;row85&lt;/div&gt;">
            <text:p>&lt;div class="row85 box"&gt;row85&lt;/div&gt;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CONCATENATE(&quot;&lt;div class=&quot;&quot;row&quot;;[.A87];&quot; box&quot;&quot;&gt;row&quot;;[.A87];&quot;&lt;/div&gt;&quot;)" office:value-type="string" office:string-value="&lt;div class=&quot;row86 box&quot;&gt;row86&lt;/div&gt;">
            <text:p>&lt;div class="row86 box"&gt;row86&lt;/div&gt;</text:p>
          </table:table-cell>
        </table:table-row>
        <table:table-row table:style-name="ro2">
          <table:table-cell table:style-name="ce8" office:value-type="float" office:value="87">
            <text:p>87</text:p>
          </table:table-cell>
          <table:table-cell table:formula="of:=CONCATENATE(&quot;&lt;div class=&quot;&quot;row&quot;;[.A88];&quot; box&quot;&quot;&gt;row&quot;;[.A88];&quot;&lt;/div&gt;&quot;)" office:value-type="string" office:string-value="&lt;div class=&quot;row87 box&quot;&gt;row87&lt;/div&gt;">
            <text:p>&lt;div class="row87 box"&gt;row87&lt;/div&gt;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CONCATENATE(&quot;&lt;div class=&quot;&quot;row&quot;;[.A89];&quot; box&quot;&quot;&gt;row&quot;;[.A89];&quot;&lt;/div&gt;&quot;)" office:value-type="string" office:string-value="&lt;div class=&quot;row88 box&quot;&gt;row88&lt;/div&gt;">
            <text:p>&lt;div class="row88 box"&gt;row88&lt;/div&gt;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CONCATENATE(&quot;&lt;div class=&quot;&quot;row&quot;;[.A90];&quot; box&quot;&quot;&gt;row&quot;;[.A90];&quot;&lt;/div&gt;&quot;)" office:value-type="string" office:string-value="&lt;div class=&quot;row89 box&quot;&gt;row89&lt;/div&gt;">
            <text:p>&lt;div class="row89 box"&gt;row89&lt;/div&gt;</text:p>
          </table:table-cell>
        </table:table-row>
        <table:table-row table:style-name="ro2">
          <table:table-cell table:style-name="ce8" office:value-type="float" office:value="90">
            <text:p>90</text:p>
          </table:table-cell>
          <table:table-cell table:formula="of:=CONCATENATE(&quot;&lt;div class=&quot;&quot;row&quot;;[.A91];&quot; box&quot;&quot;&gt;row&quot;;[.A91];&quot;&lt;/div&gt;&quot;)" office:value-type="string" office:string-value="&lt;div class=&quot;row90 box&quot;&gt;row90&lt;/div&gt;">
            <text:p>&lt;div class="row90 box"&gt;row90&lt;/div&gt;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CONCATENATE(&quot;&lt;div class=&quot;&quot;row&quot;;[.A92];&quot; box&quot;&quot;&gt;row&quot;;[.A92];&quot;&lt;/div&gt;&quot;)" office:value-type="string" office:string-value="&lt;div class=&quot;row91 box&quot;&gt;row91&lt;/div&gt;">
            <text:p>&lt;div class="row91 box"&gt;row91&lt;/div&gt;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CONCATENATE(&quot;&lt;div class=&quot;&quot;row&quot;;[.A93];&quot; box&quot;&quot;&gt;row&quot;;[.A93];&quot;&lt;/div&gt;&quot;)" office:value-type="string" office:string-value="&lt;div class=&quot;row92 box&quot;&gt;row92&lt;/div&gt;">
            <text:p>&lt;div class="row92 box"&gt;row92&lt;/div&gt;</text:p>
          </table:table-cell>
        </table:table-row>
        <table:table-row table:style-name="ro2">
          <table:table-cell table:style-name="ce8" office:value-type="float" office:value="93">
            <text:p>93</text:p>
          </table:table-cell>
          <table:table-cell table:formula="of:=CONCATENATE(&quot;&lt;div class=&quot;&quot;row&quot;;[.A94];&quot; box&quot;&quot;&gt;row&quot;;[.A94];&quot;&lt;/div&gt;&quot;)" office:value-type="string" office:string-value="&lt;div class=&quot;row93 box&quot;&gt;row93&lt;/div&gt;">
            <text:p>&lt;div class="row93 box"&gt;row93&lt;/div&gt;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CONCATENATE(&quot;&lt;div class=&quot;&quot;row&quot;;[.A95];&quot; box&quot;&quot;&gt;row&quot;;[.A95];&quot;&lt;/div&gt;&quot;)" office:value-type="string" office:string-value="&lt;div class=&quot;row94 box&quot;&gt;row94&lt;/div&gt;">
            <text:p>&lt;div class="row94 box"&gt;row94&lt;/div&gt;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CONCATENATE(&quot;&lt;div class=&quot;&quot;row&quot;;[.A96];&quot; box&quot;&quot;&gt;row&quot;;[.A96];&quot;&lt;/div&gt;&quot;)" office:value-type="string" office:string-value="&lt;div class=&quot;row95 box&quot;&gt;row95&lt;/div&gt;">
            <text:p>&lt;div class="row95 box"&gt;row95&lt;/div&gt;</text:p>
          </table:table-cell>
        </table:table-row>
        <table:table-row table:style-name="ro2">
          <table:table-cell table:style-name="ce8" office:value-type="float" office:value="96">
            <text:p>96</text:p>
          </table:table-cell>
          <table:table-cell table:formula="of:=CONCATENATE(&quot;&lt;div class=&quot;&quot;row&quot;;[.A97];&quot; box&quot;&quot;&gt;row&quot;;[.A97];&quot;&lt;/div&gt;&quot;)" office:value-type="string" office:string-value="&lt;div class=&quot;row96 box&quot;&gt;row96&lt;/div&gt;">
            <text:p>&lt;div class="row96 box"&gt;row96&lt;/div&gt;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CONCATENATE(&quot;&lt;div class=&quot;&quot;row&quot;;[.A98];&quot; box&quot;&quot;&gt;row&quot;;[.A98];&quot;&lt;/div&gt;&quot;)" office:value-type="string" office:string-value="&lt;div class=&quot;row97 box&quot;&gt;row97&lt;/div&gt;">
            <text:p>&lt;div class="row97 box"&gt;row97&lt;/div&gt;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CONCATENATE(&quot;&lt;div class=&quot;&quot;row&quot;;[.A99];&quot; box&quot;&quot;&gt;row&quot;;[.A99];&quot;&lt;/div&gt;&quot;)" office:value-type="string" office:string-value="&lt;div class=&quot;row98 box&quot;&gt;row98&lt;/div&gt;">
            <text:p>&lt;div class="row98 box"&gt;row98&lt;/div&gt;</text:p>
          </table:table-cell>
        </table:table-row>
        <table:table-row table:style-name="ro2">
          <table:table-cell table:style-name="ce8" office:value-type="float" office:value="99">
            <text:p>99</text:p>
          </table:table-cell>
          <table:table-cell table:formula="of:=CONCATENATE(&quot;&lt;div class=&quot;&quot;row&quot;;[.A100];&quot; box&quot;&quot;&gt;row&quot;;[.A100];&quot;&lt;/div&gt;&quot;)" office:value-type="string" office:string-value="&lt;div class=&quot;row99 box&quot;&gt;row99&lt;/div&gt;">
            <text:p>&lt;div class="row99 box"&gt;row99&lt;/div&gt;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CONCATENATE(&quot;&lt;div class=&quot;&quot;row&quot;;[.A101];&quot; box&quot;&quot;&gt;row&quot;;[.A101];&quot;&lt;/div&gt;&quot;)" office:value-type="string" office:string-value="&lt;div class=&quot;row100 box&quot;&gt;row100&lt;/div&gt;">
            <text:p>&lt;div class="row100 box"&gt;row100&lt;/div&gt;</text:p>
          </table:table-cell>
        </table:table-row>
      </table:table>
      <table:table table:name="gen grid scss" table:style-name="ta1" table:print="false"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7" table:default-cell-style-name="Default"/>
        <table:table-row table:style-name="ro2">
          <table:table-cell table:style-name="ce8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8"/>
          <table:table-cell table:number-columns-repeated="11"/>
        </table:table-row>
        <table:table-row table:style-name="ro2">
          <table:table-cell table:style-name="ce8" office:value-type="float" office:value="0">
            <text:p>0</text:p>
          </table:table-cell>
          <table:table-cell table:formula="of:=CONCATENATE(&quot;&quot;&quot;row&quot;;[.A3];&quot;&quot;&quot;&quot;)" office:value-type="string" office:string-value="&quot;row0&quot;">
            <text:p>"row0"</text:p>
          </table:table-cell>
          <table:table-cell table:formula="of:=IF(MOD([.A3];2);1;0)" office:value-type="float" office:value="0">
            <text:p>0</text:p>
          </table:table-cell>
          <table:table-cell table:formula="of:=IF(MOD([.$A3];[.D$1])=0;CONCATENATE([.$B3];&quot; &quot;;[.$B4]);&quot;&quot;)" office:value-type="string" office:string-value="&quot;row0&quot; &quot;row1&quot;">
            <text:p>"row0" "row1"</text:p>
          </table:table-cell>
          <table:table-cell table:formula="of:=IF(MOD([.$A3];[.E$1])=0;CONCATENATE([.$B3];&quot; &quot;;[.$B4];&quot; &quot;;[.$B5]);&quot;&quot;)" office:value-type="string" office:string-value="&quot;row0&quot; &quot;row1&quot; &quot;row2&quot;">
            <text:p>"row0" "row1" "row2"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table:formula="of:=CONCATENATE(&quot;&quot;&quot;row&quot;;[.A4];&quot;&quot;&quot;&quot;)" office:value-type="string" office:string-value="&quot;row1&quot;">
            <text:p>"row1"</text:p>
          </table:table-cell>
          <table:table-cell table:formula="of:=IF(MOD([.A4];2);1;0)" office:value-type="float" office:value="1">
            <text:p>1</text:p>
          </table:table-cell>
          <table:table-cell table:formula="of:=IF(MOD([.$A4];[.D$1])=0;CONCATENATE([.$B4];[.$B5]);&quot;&quot;)">
            <text:p/>
          </table:table-cell>
          <table:table-cell table:formula="of:=IF(MOD([.$A4];[.E$1])=0;CONCATENATE([.$B4];&quot; &quot;;[.$B5];&quot; &quot;;[.$B6]);&quot;&quot;)">
            <text:p/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table:formula="of:=CONCATENATE(&quot;&quot;&quot;row&quot;;[.A5];&quot;&quot;&quot;&quot;)" office:value-type="string" office:string-value="&quot;row2&quot;">
            <text:p>"row2"</text:p>
          </table:table-cell>
          <table:table-cell table:formula="of:=IF(MOD([.A5];2);1;0)" office:value-type="float" office:value="0">
            <text:p>0</text:p>
          </table:table-cell>
          <table:table-cell table:formula="of:=IF(MOD([.$A5];[.D$1])=0;CONCATENATE([.$B5];[.$B6]);&quot;&quot;)" office:value-type="string" office:string-value="&quot;row2&quot;&quot;row3&quot;">
            <text:p>"row2""row3"</text:p>
          </table:table-cell>
          <table:table-cell table:formula="of:=IF(MOD([.$A5];[.E$1])=0;CONCATENATE([.$B5];&quot; &quot;;[.$B6];&quot; &quot;;[.$B7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3">
            <text:p>3</text:p>
          </table:table-cell>
          <table:table-cell table:formula="of:=CONCATENATE(&quot;&quot;&quot;row&quot;;[.A6];&quot;&quot;&quot;&quot;)" office:value-type="string" office:string-value="&quot;row3&quot;">
            <text:p>"row3"</text:p>
          </table:table-cell>
          <table:table-cell table:formula="of:=IF(MOD([.A6];2);1;0)" office:value-type="float" office:value="1">
            <text:p>1</text:p>
          </table:table-cell>
          <table:table-cell table:formula="of:=IF(MOD([.$A6];[.D$1])=0;CONCATENATE([.$B6];[.$B7]);&quot;&quot;)">
            <text:p/>
          </table:table-cell>
          <table:table-cell table:formula="of:=IF(MOD([.$A6];[.E$1])=0;CONCATENATE([.$B6];&quot; &quot;;[.$B7];&quot; &quot;;[.$B8]);&quot;&quot;)" office:value-type="string" office:string-value="&quot;row3&quot; &quot;row4&quot; &quot;row5&quot;">
            <text:p>"row3" "row4" "row5"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formula="of:=CONCATENATE(&quot;&quot;&quot;row&quot;;[.A7];&quot;&quot;&quot;&quot;)" office:value-type="string" office:string-value="&quot;row4&quot;">
            <text:p>"row4"</text:p>
          </table:table-cell>
          <table:table-cell table:formula="of:=IF(MOD([.A7];2);1;0)" office:value-type="float" office:value="0">
            <text:p>0</text:p>
          </table:table-cell>
          <table:table-cell table:formula="of:=IF(MOD([.$A7];[.D$1])=0;CONCATENATE([.$B7];[.$B8]);&quot;&quot;)" office:value-type="string" office:string-value="&quot;row4&quot;&quot;row5&quot;">
            <text:p>"row4""row5"</text:p>
          </table:table-cell>
          <table:table-cell table:formula="of:=IF(MOD([.$A7];[.E$1])=0;CONCATENATE([.$B7];&quot; &quot;;[.$B8];&quot; &quot;;[.$B9]);&quot;&quot;)">
            <text:p/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formula="of:=CONCATENATE(&quot;&quot;&quot;row&quot;;[.A8];&quot;&quot;&quot;&quot;)" office:value-type="string" office:string-value="&quot;row5&quot;">
            <text:p>"row5"</text:p>
          </table:table-cell>
          <table:table-cell table:formula="of:=IF(MOD([.A8];2);1;0)" office:value-type="float" office:value="1">
            <text:p>1</text:p>
          </table:table-cell>
          <table:table-cell table:formula="of:=IF(MOD([.$A8];[.D$1])=0;CONCATENATE([.$B8];[.$B9]);&quot;&quot;)">
            <text:p/>
          </table:table-cell>
          <table:table-cell table:formula="of:=IF(MOD([.$A8];[.E$1])=0;CONCATENATE([.$B8];&quot; &quot;;[.$B9];&quot; &quot;;[.$B10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6">
            <text:p>6</text:p>
          </table:table-cell>
          <table:table-cell table:formula="of:=CONCATENATE(&quot;&quot;&quot;row&quot;;[.A9];&quot;&quot;&quot;&quot;)" office:value-type="string" office:string-value="&quot;row6&quot;">
            <text:p>"row6"</text:p>
          </table:table-cell>
          <table:table-cell table:formula="of:=IF(MOD([.A9];2);1;0)" office:value-type="float" office:value="0">
            <text:p>0</text:p>
          </table:table-cell>
          <table:table-cell table:formula="of:=IF(MOD([.$A9];[.D$1])=0;CONCATENATE([.$B9];[.$B10]);&quot;&quot;)" office:value-type="string" office:string-value="&quot;row6&quot;&quot;row7&quot;">
            <text:p>"row6""row7"</text:p>
          </table:table-cell>
          <table:table-cell table:formula="of:=IF(MOD([.$A9];[.E$1])=0;CONCATENATE([.$B9];&quot; &quot;;[.$B10];&quot; &quot;;[.$B11]);&quot;&quot;)" office:value-type="string" office:string-value="&quot;row6&quot; &quot;row7&quot; &quot;row8&quot;">
            <text:p>"row6" "row7" "row8"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formula="of:=CONCATENATE(&quot;&quot;&quot;row&quot;;[.A10];&quot;&quot;&quot;&quot;)" office:value-type="string" office:string-value="&quot;row7&quot;">
            <text:p>"row7"</text:p>
          </table:table-cell>
          <table:table-cell table:formula="of:=IF(MOD([.A10];2);1;0)" office:value-type="float" office:value="1">
            <text:p>1</text:p>
          </table:table-cell>
          <table:table-cell table:formula="of:=IF(MOD([.$A10];[.D$1])=0;CONCATENATE([.$B10];[.$B11]);&quot;&quot;)">
            <text:p/>
          </table:table-cell>
          <table:table-cell table:formula="of:=IF(MOD([.$A10];[.E$1])=0;CONCATENATE([.$B10];&quot; &quot;;[.$B11];&quot; &quot;;[.$B12]);&quot;&quot;)">
            <text:p/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formula="of:=CONCATENATE(&quot;&quot;&quot;row&quot;;[.A11];&quot;&quot;&quot;&quot;)" office:value-type="string" office:string-value="&quot;row8&quot;">
            <text:p>"row8"</text:p>
          </table:table-cell>
          <table:table-cell table:formula="of:=IF(MOD([.A11];2);1;0)" office:value-type="float" office:value="0">
            <text:p>0</text:p>
          </table:table-cell>
          <table:table-cell table:formula="of:=IF(MOD([.$A11];[.D$1])=0;CONCATENATE([.$B11];[.$B12]);&quot;&quot;)" office:value-type="string" office:string-value="&quot;row8&quot;&quot;row9&quot;">
            <text:p>"row8""row9"</text:p>
          </table:table-cell>
          <table:table-cell table:formula="of:=IF(MOD([.$A11];[.E$1])=0;CONCATENATE([.$B11];&quot; &quot;;[.$B12];&quot; &quot;;[.$B13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9">
            <text:p>9</text:p>
          </table:table-cell>
          <table:table-cell table:formula="of:=CONCATENATE(&quot;&quot;&quot;row&quot;;[.A12];&quot;&quot;&quot;&quot;)" office:value-type="string" office:string-value="&quot;row9&quot;">
            <text:p>"row9"</text:p>
          </table:table-cell>
          <table:table-cell table:formula="of:=IF(MOD([.A12];2);1;0)" office:value-type="float" office:value="1">
            <text:p>1</text:p>
          </table:table-cell>
          <table:table-cell table:formula="of:=IF(MOD([.$A12];[.D$1])=0;CONCATENATE([.$B12];[.$B13]);&quot;&quot;)">
            <text:p/>
          </table:table-cell>
          <table:table-cell table:formula="of:=IF(MOD([.$A12];[.E$1])=0;CONCATENATE([.$B12];&quot; &quot;;[.$B13];&quot; &quot;;[.$B14]);&quot;&quot;)" office:value-type="string" office:string-value="&quot;row9&quot; &quot;row10&quot; &quot;row11&quot;">
            <text:p>"row9" "row10" "row11"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table:formula="of:=CONCATENATE(&quot;&quot;&quot;row&quot;;[.A13];&quot;&quot;&quot;&quot;)" office:value-type="string" office:string-value="&quot;row10&quot;">
            <text:p>"row10"</text:p>
          </table:table-cell>
          <table:table-cell table:formula="of:=IF(MOD([.A13];2);1;0)" office:value-type="float" office:value="0">
            <text:p>0</text:p>
          </table:table-cell>
          <table:table-cell table:formula="of:=IF(MOD([.$A13];[.D$1])=0;CONCATENATE([.$B13];[.$B14]);&quot;&quot;)" office:value-type="string" office:string-value="&quot;row10&quot;&quot;row11&quot;">
            <text:p>"row10""row11"</text:p>
          </table:table-cell>
          <table:table-cell table:formula="of:=IF(MOD([.$A13];[.E$1])=0;CONCATENATE([.$B13];&quot; &quot;;[.$B14];&quot; &quot;;[.$B15]);&quot;&quot;)">
            <text:p/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table:formula="of:=CONCATENATE(&quot;&quot;&quot;row&quot;;[.A14];&quot;&quot;&quot;&quot;)" office:value-type="string" office:string-value="&quot;row11&quot;">
            <text:p>"row11"</text:p>
          </table:table-cell>
          <table:table-cell table:formula="of:=IF(MOD([.A14];2);1;0)" office:value-type="float" office:value="1">
            <text:p>1</text:p>
          </table:table-cell>
          <table:table-cell table:formula="of:=IF(MOD([.$A14];[.D$1])=0;CONCATENATE([.$B14];[.$B15]);&quot;&quot;)">
            <text:p/>
          </table:table-cell>
          <table:table-cell table:formula="of:=IF(MOD([.$A14];[.E$1])=0;CONCATENATE([.$B14];&quot; &quot;;[.$B15];&quot; &quot;;[.$B16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12">
            <text:p>12</text:p>
          </table:table-cell>
          <table:table-cell table:formula="of:=CONCATENATE(&quot;&quot;&quot;row&quot;;[.A15];&quot;&quot;&quot;&quot;)" office:value-type="string" office:string-value="&quot;row12&quot;">
            <text:p>"row12"</text:p>
          </table:table-cell>
          <table:table-cell table:formula="of:=IF(MOD([.A15];2);1;0)" office:value-type="float" office:value="0">
            <text:p>0</text:p>
          </table:table-cell>
          <table:table-cell table:formula="of:=IF(MOD([.$A15];[.D$1])=0;CONCATENATE([.$B15];[.$B16]);&quot;&quot;)" office:value-type="string" office:string-value="&quot;row12&quot;&quot;row13&quot;">
            <text:p>"row12""row13"</text:p>
          </table:table-cell>
          <table:table-cell table:formula="of:=IF(MOD([.$A15];[.E$1])=0;CONCATENATE([.$B15];&quot; &quot;;[.$B16];&quot; &quot;;[.$B17]);&quot;&quot;)" office:value-type="string" office:string-value="&quot;row12&quot; &quot;row13&quot; &quot;row14&quot;">
            <text:p>"row12" "row13" "row14"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table:formula="of:=CONCATENATE(&quot;&quot;&quot;row&quot;;[.A16];&quot;&quot;&quot;&quot;)" office:value-type="string" office:string-value="&quot;row13&quot;">
            <text:p>"row13"</text:p>
          </table:table-cell>
          <table:table-cell table:formula="of:=IF(MOD([.A16];2);1;0)" office:value-type="float" office:value="1">
            <text:p>1</text:p>
          </table:table-cell>
          <table:table-cell table:formula="of:=IF(MOD([.$A16];[.D$1])=0;CONCATENATE([.$B16];[.$B17]);&quot;&quot;)">
            <text:p/>
          </table:table-cell>
          <table:table-cell table:formula="of:=IF(MOD([.$A16];[.E$1])=0;CONCATENATE([.$B16];&quot; &quot;;[.$B17];&quot; &quot;;[.$B18]);&quot;&quot;)">
            <text:p/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table:formula="of:=CONCATENATE(&quot;&quot;&quot;row&quot;;[.A17];&quot;&quot;&quot;&quot;)" office:value-type="string" office:string-value="&quot;row14&quot;">
            <text:p>"row14"</text:p>
          </table:table-cell>
          <table:table-cell table:formula="of:=IF(MOD([.A17];2);1;0)" office:value-type="float" office:value="0">
            <text:p>0</text:p>
          </table:table-cell>
          <table:table-cell table:formula="of:=IF(MOD([.$A17];[.D$1])=0;CONCATENATE([.$B17];[.$B18]);&quot;&quot;)" office:value-type="string" office:string-value="&quot;row14&quot;&quot;row15&quot;">
            <text:p>"row14""row15"</text:p>
          </table:table-cell>
          <table:table-cell table:formula="of:=IF(MOD([.$A17];[.E$1])=0;CONCATENATE([.$B17];&quot; &quot;;[.$B18];&quot; &quot;;[.$B19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15">
            <text:p>15</text:p>
          </table:table-cell>
          <table:table-cell table:formula="of:=CONCATENATE(&quot;&quot;&quot;row&quot;;[.A18];&quot;&quot;&quot;&quot;)" office:value-type="string" office:string-value="&quot;row15&quot;">
            <text:p>"row15"</text:p>
          </table:table-cell>
          <table:table-cell table:formula="of:=IF(MOD([.A18];2);1;0)" office:value-type="float" office:value="1">
            <text:p>1</text:p>
          </table:table-cell>
          <table:table-cell table:formula="of:=IF(MOD([.$A18];[.D$1])=0;CONCATENATE([.$B18];[.$B19]);&quot;&quot;)">
            <text:p/>
          </table:table-cell>
          <table:table-cell table:formula="of:=IF(MOD([.$A18];[.E$1])=0;CONCATENATE([.$B18];&quot; &quot;;[.$B19];&quot; &quot;;[.$B20]);&quot;&quot;)" office:value-type="string" office:string-value="&quot;row15&quot; &quot;row16&quot; &quot;row17&quot;">
            <text:p>"row15" "row16" "row17"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table:formula="of:=CONCATENATE(&quot;&quot;&quot;row&quot;;[.A19];&quot;&quot;&quot;&quot;)" office:value-type="string" office:string-value="&quot;row16&quot;">
            <text:p>"row16"</text:p>
          </table:table-cell>
          <table:table-cell table:formula="of:=IF(MOD([.A19];2);1;0)" office:value-type="float" office:value="0">
            <text:p>0</text:p>
          </table:table-cell>
          <table:table-cell table:formula="of:=IF(MOD([.$A19];[.D$1])=0;CONCATENATE([.$B19];[.$B20]);&quot;&quot;)" office:value-type="string" office:string-value="&quot;row16&quot;&quot;row17&quot;">
            <text:p>"row16""row17"</text:p>
          </table:table-cell>
          <table:table-cell table:formula="of:=IF(MOD([.$A19];[.E$1])=0;CONCATENATE([.$B19];&quot; &quot;;[.$B20];&quot; &quot;;[.$B21]);&quot;&quot;)">
            <text:p/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table:formula="of:=CONCATENATE(&quot;&quot;&quot;row&quot;;[.A20];&quot;&quot;&quot;&quot;)" office:value-type="string" office:string-value="&quot;row17&quot;">
            <text:p>"row17"</text:p>
          </table:table-cell>
          <table:table-cell table:formula="of:=IF(MOD([.A20];2);1;0)" office:value-type="float" office:value="1">
            <text:p>1</text:p>
          </table:table-cell>
          <table:table-cell table:formula="of:=IF(MOD([.$A20];[.D$1])=0;CONCATENATE([.$B20];[.$B21]);&quot;&quot;)">
            <text:p/>
          </table:table-cell>
          <table:table-cell table:formula="of:=IF(MOD([.$A20];[.E$1])=0;CONCATENATE([.$B20];&quot; &quot;;[.$B21];&quot; &quot;;[.$B22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18">
            <text:p>18</text:p>
          </table:table-cell>
          <table:table-cell table:formula="of:=CONCATENATE(&quot;&quot;&quot;row&quot;;[.A21];&quot;&quot;&quot;&quot;)" office:value-type="string" office:string-value="&quot;row18&quot;">
            <text:p>"row18"</text:p>
          </table:table-cell>
          <table:table-cell table:formula="of:=IF(MOD([.A21];2);1;0)" office:value-type="float" office:value="0">
            <text:p>0</text:p>
          </table:table-cell>
          <table:table-cell table:formula="of:=IF(MOD([.$A21];[.D$1])=0;CONCATENATE([.$B21];[.$B22]);&quot;&quot;)" office:value-type="string" office:string-value="&quot;row18&quot;&quot;row19&quot;">
            <text:p>"row18""row19"</text:p>
          </table:table-cell>
          <table:table-cell table:formula="of:=IF(MOD([.$A21];[.E$1])=0;CONCATENATE([.$B21];&quot; &quot;;[.$B22];&quot; &quot;;[.$B23]);&quot;&quot;)" office:value-type="string" office:string-value="&quot;row18&quot; &quot;row19&quot; &quot;row20&quot;">
            <text:p>"row18" "row19" "row20"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table:formula="of:=CONCATENATE(&quot;&quot;&quot;row&quot;;[.A22];&quot;&quot;&quot;&quot;)" office:value-type="string" office:string-value="&quot;row19&quot;">
            <text:p>"row19"</text:p>
          </table:table-cell>
          <table:table-cell table:formula="of:=IF(MOD([.A22];2);1;0)" office:value-type="float" office:value="1">
            <text:p>1</text:p>
          </table:table-cell>
          <table:table-cell table:formula="of:=IF(MOD([.$A22];[.D$1])=0;CONCATENATE([.$B22];[.$B23]);&quot;&quot;)">
            <text:p/>
          </table:table-cell>
          <table:table-cell table:formula="of:=IF(MOD([.$A22];[.E$1])=0;CONCATENATE([.$B22];&quot; &quot;;[.$B23];&quot; &quot;;[.$B24]);&quot;&quot;)">
            <text:p/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table:formula="of:=CONCATENATE(&quot;&quot;&quot;row&quot;;[.A23];&quot;&quot;&quot;&quot;)" office:value-type="string" office:string-value="&quot;row20&quot;">
            <text:p>"row20"</text:p>
          </table:table-cell>
          <table:table-cell table:formula="of:=IF(MOD([.A23];2);1;0)" office:value-type="float" office:value="0">
            <text:p>0</text:p>
          </table:table-cell>
          <table:table-cell table:formula="of:=IF(MOD([.$A23];[.D$1])=0;CONCATENATE([.$B23];[.$B24]);&quot;&quot;)" office:value-type="string" office:string-value="&quot;row20&quot;&quot;row21&quot;">
            <text:p>"row20""row21"</text:p>
          </table:table-cell>
          <table:table-cell table:formula="of:=IF(MOD([.$A23];[.E$1])=0;CONCATENATE([.$B23];&quot; &quot;;[.$B24];&quot; &quot;;[.$B25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21">
            <text:p>21</text:p>
          </table:table-cell>
          <table:table-cell table:formula="of:=CONCATENATE(&quot;&quot;&quot;row&quot;;[.A24];&quot;&quot;&quot;&quot;)" office:value-type="string" office:string-value="&quot;row21&quot;">
            <text:p>"row21"</text:p>
          </table:table-cell>
          <table:table-cell table:formula="of:=IF(MOD([.A24];2);1;0)" office:value-type="float" office:value="1">
            <text:p>1</text:p>
          </table:table-cell>
          <table:table-cell table:formula="of:=IF(MOD([.$A24];[.D$1])=0;CONCATENATE([.$B24];[.$B25]);&quot;&quot;)">
            <text:p/>
          </table:table-cell>
          <table:table-cell table:formula="of:=IF(MOD([.$A24];[.E$1])=0;CONCATENATE([.$B24];&quot; &quot;;[.$B25];&quot; &quot;;[.$B26]);&quot;&quot;)" office:value-type="string" office:string-value="&quot;row21&quot; &quot;row22&quot; &quot;row23&quot;">
            <text:p>"row21" "row22" "row23"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table:formula="of:=CONCATENATE(&quot;&quot;&quot;row&quot;;[.A25];&quot;&quot;&quot;&quot;)" office:value-type="string" office:string-value="&quot;row22&quot;">
            <text:p>"row22"</text:p>
          </table:table-cell>
          <table:table-cell table:formula="of:=IF(MOD([.A25];2);1;0)" office:value-type="float" office:value="0">
            <text:p>0</text:p>
          </table:table-cell>
          <table:table-cell table:formula="of:=IF(MOD([.$A25];[.D$1])=0;CONCATENATE([.$B25];[.$B26]);&quot;&quot;)" office:value-type="string" office:string-value="&quot;row22&quot;&quot;row23&quot;">
            <text:p>"row22""row23"</text:p>
          </table:table-cell>
          <table:table-cell table:formula="of:=IF(MOD([.$A25];[.E$1])=0;CONCATENATE([.$B25];&quot; &quot;;[.$B26];&quot; &quot;;[.$B27]);&quot;&quot;)">
            <text:p/>
          </table:table-cell>
          <table:table-cell table:number-columns-repeated="7"/>
        </table:table-row>
        <table:table-row table:style-name="ro2">
          <table:table-cell office:value-type="float" office:value="23">
            <text:p>23</text:p>
          </table:table-cell>
          <table:table-cell table:formula="of:=CONCATENATE(&quot;&quot;&quot;row&quot;;[.A26];&quot;&quot;&quot;&quot;)" office:value-type="string" office:string-value="&quot;row23&quot;">
            <text:p>"row23"</text:p>
          </table:table-cell>
          <table:table-cell table:formula="of:=IF(MOD([.A26];2);1;0)" office:value-type="float" office:value="1">
            <text:p>1</text:p>
          </table:table-cell>
          <table:table-cell table:formula="of:=IF(MOD([.$A26];[.D$1])=0;CONCATENATE([.$B26];[.$B27]);&quot;&quot;)">
            <text:p/>
          </table:table-cell>
          <table:table-cell table:formula="of:=IF(MOD([.$A26];[.E$1])=0;CONCATENATE([.$B26];&quot; &quot;;[.$B27];&quot; &quot;;[.$B28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24">
            <text:p>24</text:p>
          </table:table-cell>
          <table:table-cell table:formula="of:=CONCATENATE(&quot;&quot;&quot;row&quot;;[.A27];&quot;&quot;&quot;&quot;)" office:value-type="string" office:string-value="&quot;row24&quot;">
            <text:p>"row24"</text:p>
          </table:table-cell>
          <table:table-cell table:formula="of:=IF(MOD([.A27];2);1;0)" office:value-type="float" office:value="0">
            <text:p>0</text:p>
          </table:table-cell>
          <table:table-cell table:formula="of:=IF(MOD([.$A27];[.D$1])=0;CONCATENATE([.$B27];[.$B28]);&quot;&quot;)" office:value-type="string" office:string-value="&quot;row24&quot;&quot;row25&quot;">
            <text:p>"row24""row25"</text:p>
          </table:table-cell>
          <table:table-cell table:formula="of:=IF(MOD([.$A27];[.E$1])=0;CONCATENATE([.$B27];&quot; &quot;;[.$B28];&quot; &quot;;[.$B29]);&quot;&quot;)" office:value-type="string" office:string-value="&quot;row24&quot; &quot;row25&quot; &quot;row26&quot;">
            <text:p>"row24" "row25" "row26"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table:formula="of:=CONCATENATE(&quot;&quot;&quot;row&quot;;[.A28];&quot;&quot;&quot;&quot;)" office:value-type="string" office:string-value="&quot;row25&quot;">
            <text:p>"row25"</text:p>
          </table:table-cell>
          <table:table-cell table:formula="of:=IF(MOD([.A28];2);1;0)" office:value-type="float" office:value="1">
            <text:p>1</text:p>
          </table:table-cell>
          <table:table-cell table:formula="of:=IF(MOD([.$A28];[.D$1])=0;CONCATENATE([.$B28];[.$B29]);&quot;&quot;)">
            <text:p/>
          </table:table-cell>
          <table:table-cell table:formula="of:=IF(MOD([.$A28];[.E$1])=0;CONCATENATE([.$B28];&quot; &quot;;[.$B29];&quot; &quot;;[.$B30]);&quot;&quot;)">
            <text:p/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table:formula="of:=CONCATENATE(&quot;&quot;&quot;row&quot;;[.A29];&quot;&quot;&quot;&quot;)" office:value-type="string" office:string-value="&quot;row26&quot;">
            <text:p>"row26"</text:p>
          </table:table-cell>
          <table:table-cell table:formula="of:=IF(MOD([.A29];2);1;0)" office:value-type="float" office:value="0">
            <text:p>0</text:p>
          </table:table-cell>
          <table:table-cell table:formula="of:=IF(MOD([.$A29];[.D$1])=0;CONCATENATE([.$B29];[.$B30]);&quot;&quot;)" office:value-type="string" office:string-value="&quot;row26&quot;&quot;row27&quot;">
            <text:p>"row26""row27"</text:p>
          </table:table-cell>
          <table:table-cell table:formula="of:=IF(MOD([.$A29];[.E$1])=0;CONCATENATE([.$B29];&quot; &quot;;[.$B30];&quot; &quot;;[.$B31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27">
            <text:p>27</text:p>
          </table:table-cell>
          <table:table-cell table:formula="of:=CONCATENATE(&quot;&quot;&quot;row&quot;;[.A30];&quot;&quot;&quot;&quot;)" office:value-type="string" office:string-value="&quot;row27&quot;">
            <text:p>"row27"</text:p>
          </table:table-cell>
          <table:table-cell table:formula="of:=IF(MOD([.A30];2);1;0)" office:value-type="float" office:value="1">
            <text:p>1</text:p>
          </table:table-cell>
          <table:table-cell table:formula="of:=IF(MOD([.$A30];[.D$1])=0;CONCATENATE([.$B30];[.$B31]);&quot;&quot;)">
            <text:p/>
          </table:table-cell>
          <table:table-cell table:formula="of:=IF(MOD([.$A30];[.E$1])=0;CONCATENATE([.$B30];&quot; &quot;;[.$B31];&quot; &quot;;[.$B32]);&quot;&quot;)" office:value-type="string" office:string-value="&quot;row27&quot; &quot;row28&quot; &quot;row29&quot;">
            <text:p>"row27" "row28" "row29"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table:formula="of:=CONCATENATE(&quot;&quot;&quot;row&quot;;[.A31];&quot;&quot;&quot;&quot;)" office:value-type="string" office:string-value="&quot;row28&quot;">
            <text:p>"row28"</text:p>
          </table:table-cell>
          <table:table-cell table:formula="of:=IF(MOD([.A31];2);1;0)" office:value-type="float" office:value="0">
            <text:p>0</text:p>
          </table:table-cell>
          <table:table-cell table:formula="of:=IF(MOD([.$A31];[.D$1])=0;CONCATENATE([.$B31];[.$B32]);&quot;&quot;)" office:value-type="string" office:string-value="&quot;row28&quot;&quot;row29&quot;">
            <text:p>"row28""row29"</text:p>
          </table:table-cell>
          <table:table-cell table:formula="of:=IF(MOD([.$A31];[.E$1])=0;CONCATENATE([.$B31];&quot; &quot;;[.$B32];&quot; &quot;;[.$B33]);&quot;&quot;)">
            <text:p/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table:formula="of:=CONCATENATE(&quot;&quot;&quot;row&quot;;[.A32];&quot;&quot;&quot;&quot;)" office:value-type="string" office:string-value="&quot;row29&quot;">
            <text:p>"row29"</text:p>
          </table:table-cell>
          <table:table-cell table:formula="of:=IF(MOD([.A32];2);1;0)" office:value-type="float" office:value="1">
            <text:p>1</text:p>
          </table:table-cell>
          <table:table-cell table:formula="of:=IF(MOD([.$A32];[.D$1])=0;CONCATENATE([.$B32];[.$B33]);&quot;&quot;)">
            <text:p/>
          </table:table-cell>
          <table:table-cell table:formula="of:=IF(MOD([.$A32];[.E$1])=0;CONCATENATE([.$B32];&quot; &quot;;[.$B33];&quot; &quot;;[.$B34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30">
            <text:p>30</text:p>
          </table:table-cell>
          <table:table-cell table:formula="of:=CONCATENATE(&quot;&quot;&quot;row&quot;;[.A33];&quot;&quot;&quot;&quot;)" office:value-type="string" office:string-value="&quot;row30&quot;">
            <text:p>"row30"</text:p>
          </table:table-cell>
          <table:table-cell table:formula="of:=IF(MOD([.A33];2);1;0)" office:value-type="float" office:value="0">
            <text:p>0</text:p>
          </table:table-cell>
          <table:table-cell table:formula="of:=IF(MOD([.$A33];[.D$1])=0;CONCATENATE([.$B33];[.$B34]);&quot;&quot;)" office:value-type="string" office:string-value="&quot;row30&quot;&quot;row31&quot;">
            <text:p>"row30""row31"</text:p>
          </table:table-cell>
          <table:table-cell table:formula="of:=IF(MOD([.$A33];[.E$1])=0;CONCATENATE([.$B33];&quot; &quot;;[.$B34];&quot; &quot;;[.$B35]);&quot;&quot;)" office:value-type="string" office:string-value="&quot;row30&quot; &quot;row31&quot; &quot;row32&quot;">
            <text:p>"row30" "row31" "row32"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table:formula="of:=CONCATENATE(&quot;&quot;&quot;row&quot;;[.A34];&quot;&quot;&quot;&quot;)" office:value-type="string" office:string-value="&quot;row31&quot;">
            <text:p>"row31"</text:p>
          </table:table-cell>
          <table:table-cell table:formula="of:=IF(MOD([.A34];2);1;0)" office:value-type="float" office:value="1">
            <text:p>1</text:p>
          </table:table-cell>
          <table:table-cell table:formula="of:=IF(MOD([.$A34];[.D$1])=0;CONCATENATE([.$B34];[.$B35]);&quot;&quot;)">
            <text:p/>
          </table:table-cell>
          <table:table-cell table:formula="of:=IF(MOD([.$A34];[.E$1])=0;CONCATENATE([.$B34];&quot; &quot;;[.$B35];&quot; &quot;;[.$B36]);&quot;&quot;)">
            <text:p/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table:formula="of:=CONCATENATE(&quot;&quot;&quot;row&quot;;[.A35];&quot;&quot;&quot;&quot;)" office:value-type="string" office:string-value="&quot;row32&quot;">
            <text:p>"row32"</text:p>
          </table:table-cell>
          <table:table-cell table:formula="of:=IF(MOD([.A35];2);1;0)" office:value-type="float" office:value="0">
            <text:p>0</text:p>
          </table:table-cell>
          <table:table-cell table:formula="of:=IF(MOD([.$A35];[.D$1])=0;CONCATENATE([.$B35];[.$B36]);&quot;&quot;)" office:value-type="string" office:string-value="&quot;row32&quot;&quot;row33&quot;">
            <text:p>"row32""row33"</text:p>
          </table:table-cell>
          <table:table-cell table:formula="of:=IF(MOD([.$A35];[.E$1])=0;CONCATENATE([.$B35];&quot; &quot;;[.$B36];&quot; &quot;;[.$B37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33">
            <text:p>33</text:p>
          </table:table-cell>
          <table:table-cell table:formula="of:=CONCATENATE(&quot;&quot;&quot;row&quot;;[.A36];&quot;&quot;&quot;&quot;)" office:value-type="string" office:string-value="&quot;row33&quot;">
            <text:p>"row33"</text:p>
          </table:table-cell>
          <table:table-cell table:formula="of:=IF(MOD([.A36];2);1;0)" office:value-type="float" office:value="1">
            <text:p>1</text:p>
          </table:table-cell>
          <table:table-cell table:formula="of:=IF(MOD([.$A36];[.D$1])=0;CONCATENATE([.$B36];[.$B37]);&quot;&quot;)">
            <text:p/>
          </table:table-cell>
          <table:table-cell table:formula="of:=IF(MOD([.$A36];[.E$1])=0;CONCATENATE([.$B36];&quot; &quot;;[.$B37];&quot; &quot;;[.$B38]);&quot;&quot;)" office:value-type="string" office:string-value="&quot;row33&quot; &quot;row34&quot; &quot;row35&quot;">
            <text:p>"row33" "row34" "row35"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table:formula="of:=CONCATENATE(&quot;&quot;&quot;row&quot;;[.A37];&quot;&quot;&quot;&quot;)" office:value-type="string" office:string-value="&quot;row34&quot;">
            <text:p>"row34"</text:p>
          </table:table-cell>
          <table:table-cell table:formula="of:=IF(MOD([.A37];2);1;0)" office:value-type="float" office:value="0">
            <text:p>0</text:p>
          </table:table-cell>
          <table:table-cell table:formula="of:=IF(MOD([.$A37];[.D$1])=0;CONCATENATE([.$B37];[.$B38]);&quot;&quot;)" office:value-type="string" office:string-value="&quot;row34&quot;&quot;row35&quot;">
            <text:p>"row34""row35"</text:p>
          </table:table-cell>
          <table:table-cell table:formula="of:=IF(MOD([.$A37];[.E$1])=0;CONCATENATE([.$B37];&quot; &quot;;[.$B38];&quot; &quot;;[.$B39]);&quot;&quot;)">
            <text:p/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table:formula="of:=CONCATENATE(&quot;&quot;&quot;row&quot;;[.A38];&quot;&quot;&quot;&quot;)" office:value-type="string" office:string-value="&quot;row35&quot;">
            <text:p>"row35"</text:p>
          </table:table-cell>
          <table:table-cell table:formula="of:=IF(MOD([.A38];2);1;0)" office:value-type="float" office:value="1">
            <text:p>1</text:p>
          </table:table-cell>
          <table:table-cell table:formula="of:=IF(MOD([.$A38];[.D$1])=0;CONCATENATE([.$B38];[.$B39]);&quot;&quot;)">
            <text:p/>
          </table:table-cell>
          <table:table-cell table:formula="of:=IF(MOD([.$A38];[.E$1])=0;CONCATENATE([.$B38];&quot; &quot;;[.$B39];&quot; &quot;;[.$B40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36">
            <text:p>36</text:p>
          </table:table-cell>
          <table:table-cell table:formula="of:=CONCATENATE(&quot;&quot;&quot;row&quot;;[.A39];&quot;&quot;&quot;&quot;)" office:value-type="string" office:string-value="&quot;row36&quot;">
            <text:p>"row36"</text:p>
          </table:table-cell>
          <table:table-cell table:formula="of:=IF(MOD([.A39];2);1;0)" office:value-type="float" office:value="0">
            <text:p>0</text:p>
          </table:table-cell>
          <table:table-cell table:formula="of:=IF(MOD([.$A39];[.D$1])=0;CONCATENATE([.$B39];[.$B40]);&quot;&quot;)" office:value-type="string" office:string-value="&quot;row36&quot;&quot;row37&quot;">
            <text:p>"row36""row37"</text:p>
          </table:table-cell>
          <table:table-cell table:formula="of:=IF(MOD([.$A39];[.E$1])=0;CONCATENATE([.$B39];&quot; &quot;;[.$B40];&quot; &quot;;[.$B41]);&quot;&quot;)" office:value-type="string" office:string-value="&quot;row36&quot; &quot;row37&quot; &quot;row38&quot;">
            <text:p>"row36" "row37" "row38"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table:formula="of:=CONCATENATE(&quot;&quot;&quot;row&quot;;[.A40];&quot;&quot;&quot;&quot;)" office:value-type="string" office:string-value="&quot;row37&quot;">
            <text:p>"row37"</text:p>
          </table:table-cell>
          <table:table-cell table:formula="of:=IF(MOD([.A40];2);1;0)" office:value-type="float" office:value="1">
            <text:p>1</text:p>
          </table:table-cell>
          <table:table-cell table:formula="of:=IF(MOD([.$A40];[.D$1])=0;CONCATENATE([.$B40];[.$B41]);&quot;&quot;)">
            <text:p/>
          </table:table-cell>
          <table:table-cell table:formula="of:=IF(MOD([.$A40];[.E$1])=0;CONCATENATE([.$B40];&quot; &quot;;[.$B41];&quot; &quot;;[.$B42]);&quot;&quot;)">
            <text:p/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table:formula="of:=CONCATENATE(&quot;&quot;&quot;row&quot;;[.A41];&quot;&quot;&quot;&quot;)" office:value-type="string" office:string-value="&quot;row38&quot;">
            <text:p>"row38"</text:p>
          </table:table-cell>
          <table:table-cell table:formula="of:=IF(MOD([.A41];2);1;0)" office:value-type="float" office:value="0">
            <text:p>0</text:p>
          </table:table-cell>
          <table:table-cell table:formula="of:=IF(MOD([.$A41];[.D$1])=0;CONCATENATE([.$B41];[.$B42]);&quot;&quot;)" office:value-type="string" office:string-value="&quot;row38&quot;&quot;row39&quot;">
            <text:p>"row38""row39"</text:p>
          </table:table-cell>
          <table:table-cell table:formula="of:=IF(MOD([.$A41];[.E$1])=0;CONCATENATE([.$B41];&quot; &quot;;[.$B42];&quot; &quot;;[.$B43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39">
            <text:p>39</text:p>
          </table:table-cell>
          <table:table-cell table:formula="of:=CONCATENATE(&quot;&quot;&quot;row&quot;;[.A42];&quot;&quot;&quot;&quot;)" office:value-type="string" office:string-value="&quot;row39&quot;">
            <text:p>"row39"</text:p>
          </table:table-cell>
          <table:table-cell table:formula="of:=IF(MOD([.A42];2);1;0)" office:value-type="float" office:value="1">
            <text:p>1</text:p>
          </table:table-cell>
          <table:table-cell table:formula="of:=IF(MOD([.$A42];[.D$1])=0;CONCATENATE([.$B42];[.$B43]);&quot;&quot;)">
            <text:p/>
          </table:table-cell>
          <table:table-cell table:formula="of:=IF(MOD([.$A42];[.E$1])=0;CONCATENATE([.$B42];&quot; &quot;;[.$B43];&quot; &quot;;[.$B44]);&quot;&quot;)" office:value-type="string" office:string-value="&quot;row39&quot; &quot;row40&quot; &quot;row41&quot;">
            <text:p>"row39" "row40" "row41"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table:formula="of:=CONCATENATE(&quot;&quot;&quot;row&quot;;[.A43];&quot;&quot;&quot;&quot;)" office:value-type="string" office:string-value="&quot;row40&quot;">
            <text:p>"row40"</text:p>
          </table:table-cell>
          <table:table-cell table:formula="of:=IF(MOD([.A43];2);1;0)" office:value-type="float" office:value="0">
            <text:p>0</text:p>
          </table:table-cell>
          <table:table-cell table:formula="of:=IF(MOD([.$A43];[.D$1])=0;CONCATENATE([.$B43];[.$B44]);&quot;&quot;)" office:value-type="string" office:string-value="&quot;row40&quot;&quot;row41&quot;">
            <text:p>"row40""row41"</text:p>
          </table:table-cell>
          <table:table-cell table:formula="of:=IF(MOD([.$A43];[.E$1])=0;CONCATENATE([.$B43];&quot; &quot;;[.$B44];&quot; &quot;;[.$B45]);&quot;&quot;)">
            <text:p/>
          </table:table-cell>
          <table:table-cell table:number-columns-repeated="7"/>
        </table:table-row>
        <table:table-row table:style-name="ro2">
          <table:table-cell office:value-type="float" office:value="41">
            <text:p>41</text:p>
          </table:table-cell>
          <table:table-cell table:formula="of:=CONCATENATE(&quot;&quot;&quot;row&quot;;[.A44];&quot;&quot;&quot;&quot;)" office:value-type="string" office:string-value="&quot;row41&quot;">
            <text:p>"row41"</text:p>
          </table:table-cell>
          <table:table-cell table:formula="of:=IF(MOD([.A44];2);1;0)" office:value-type="float" office:value="1">
            <text:p>1</text:p>
          </table:table-cell>
          <table:table-cell table:formula="of:=IF(MOD([.$A44];[.D$1])=0;CONCATENATE([.$B44];[.$B45]);&quot;&quot;)">
            <text:p/>
          </table:table-cell>
          <table:table-cell table:formula="of:=IF(MOD([.$A44];[.E$1])=0;CONCATENATE([.$B44];&quot; &quot;;[.$B45];&quot; &quot;;[.$B46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42">
            <text:p>42</text:p>
          </table:table-cell>
          <table:table-cell table:formula="of:=CONCATENATE(&quot;&quot;&quot;row&quot;;[.A45];&quot;&quot;&quot;&quot;)" office:value-type="string" office:string-value="&quot;row42&quot;">
            <text:p>"row42"</text:p>
          </table:table-cell>
          <table:table-cell table:formula="of:=IF(MOD([.A45];2);1;0)" office:value-type="float" office:value="0">
            <text:p>0</text:p>
          </table:table-cell>
          <table:table-cell table:formula="of:=IF(MOD([.$A45];[.D$1])=0;CONCATENATE([.$B45];[.$B46]);&quot;&quot;)" office:value-type="string" office:string-value="&quot;row42&quot;&quot;row43&quot;">
            <text:p>"row42""row43"</text:p>
          </table:table-cell>
          <table:table-cell table:formula="of:=IF(MOD([.$A45];[.E$1])=0;CONCATENATE([.$B45];&quot; &quot;;[.$B46];&quot; &quot;;[.$B47]);&quot;&quot;)" office:value-type="string" office:string-value="&quot;row42&quot; &quot;row43&quot; &quot;row44&quot;">
            <text:p>"row42" "row43" "row44"</text:p>
          </table:table-cell>
          <table:table-cell table:number-columns-repeated="7"/>
        </table:table-row>
        <table:table-row table:style-name="ro2">
          <table:table-cell office:value-type="float" office:value="43">
            <text:p>43</text:p>
          </table:table-cell>
          <table:table-cell table:formula="of:=CONCATENATE(&quot;&quot;&quot;row&quot;;[.A46];&quot;&quot;&quot;&quot;)" office:value-type="string" office:string-value="&quot;row43&quot;">
            <text:p>"row43"</text:p>
          </table:table-cell>
          <table:table-cell table:formula="of:=IF(MOD([.A46];2);1;0)" office:value-type="float" office:value="1">
            <text:p>1</text:p>
          </table:table-cell>
          <table:table-cell table:formula="of:=IF(MOD([.$A46];[.D$1])=0;CONCATENATE([.$B46];[.$B47]);&quot;&quot;)">
            <text:p/>
          </table:table-cell>
          <table:table-cell table:formula="of:=IF(MOD([.$A46];[.E$1])=0;CONCATENATE([.$B46];&quot; &quot;;[.$B47];&quot; &quot;;[.$B48]);&quot;&quot;)">
            <text:p/>
          </table:table-cell>
          <table:table-cell table:number-columns-repeated="7"/>
        </table:table-row>
        <table:table-row table:style-name="ro2">
          <table:table-cell office:value-type="float" office:value="44">
            <text:p>44</text:p>
          </table:table-cell>
          <table:table-cell table:formula="of:=CONCATENATE(&quot;&quot;&quot;row&quot;;[.A47];&quot;&quot;&quot;&quot;)" office:value-type="string" office:string-value="&quot;row44&quot;">
            <text:p>"row44"</text:p>
          </table:table-cell>
          <table:table-cell table:formula="of:=IF(MOD([.A47];2);1;0)" office:value-type="float" office:value="0">
            <text:p>0</text:p>
          </table:table-cell>
          <table:table-cell table:formula="of:=IF(MOD([.$A47];[.D$1])=0;CONCATENATE([.$B47];[.$B48]);&quot;&quot;)" office:value-type="string" office:string-value="&quot;row44&quot;&quot;row45&quot;">
            <text:p>"row44""row45"</text:p>
          </table:table-cell>
          <table:table-cell table:formula="of:=IF(MOD([.$A47];[.E$1])=0;CONCATENATE([.$B47];&quot; &quot;;[.$B48];&quot; &quot;;[.$B49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45">
            <text:p>45</text:p>
          </table:table-cell>
          <table:table-cell table:formula="of:=CONCATENATE(&quot;&quot;&quot;row&quot;;[.A48];&quot;&quot;&quot;&quot;)" office:value-type="string" office:string-value="&quot;row45&quot;">
            <text:p>"row45"</text:p>
          </table:table-cell>
          <table:table-cell table:formula="of:=IF(MOD([.A48];2);1;0)" office:value-type="float" office:value="1">
            <text:p>1</text:p>
          </table:table-cell>
          <table:table-cell table:formula="of:=IF(MOD([.$A48];[.D$1])=0;CONCATENATE([.$B48];[.$B49]);&quot;&quot;)">
            <text:p/>
          </table:table-cell>
          <table:table-cell table:formula="of:=IF(MOD([.$A48];[.E$1])=0;CONCATENATE([.$B48];&quot; &quot;;[.$B49];&quot; &quot;;[.$B50]);&quot;&quot;)" office:value-type="string" office:string-value="&quot;row45&quot; &quot;row46&quot; &quot;row47&quot;">
            <text:p>"row45" "row46" "row47"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table:formula="of:=CONCATENATE(&quot;&quot;&quot;row&quot;;[.A49];&quot;&quot;&quot;&quot;)" office:value-type="string" office:string-value="&quot;row46&quot;">
            <text:p>"row46"</text:p>
          </table:table-cell>
          <table:table-cell table:formula="of:=IF(MOD([.A49];2);1;0)" office:value-type="float" office:value="0">
            <text:p>0</text:p>
          </table:table-cell>
          <table:table-cell table:formula="of:=IF(MOD([.$A49];[.D$1])=0;CONCATENATE([.$B49];[.$B50]);&quot;&quot;)" office:value-type="string" office:string-value="&quot;row46&quot;&quot;row47&quot;">
            <text:p>"row46""row47"</text:p>
          </table:table-cell>
          <table:table-cell table:formula="of:=IF(MOD([.$A49];[.E$1])=0;CONCATENATE([.$B49];&quot; &quot;;[.$B50];&quot; &quot;;[.$B51]);&quot;&quot;)">
            <text:p/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table:formula="of:=CONCATENATE(&quot;&quot;&quot;row&quot;;[.A50];&quot;&quot;&quot;&quot;)" office:value-type="string" office:string-value="&quot;row47&quot;">
            <text:p>"row47"</text:p>
          </table:table-cell>
          <table:table-cell table:formula="of:=IF(MOD([.A50];2);1;0)" office:value-type="float" office:value="1">
            <text:p>1</text:p>
          </table:table-cell>
          <table:table-cell table:formula="of:=IF(MOD([.$A50];[.D$1])=0;CONCATENATE([.$B50];[.$B51]);&quot;&quot;)">
            <text:p/>
          </table:table-cell>
          <table:table-cell table:formula="of:=IF(MOD([.$A50];[.E$1])=0;CONCATENATE([.$B50];&quot; &quot;;[.$B51];&quot; &quot;;[.$B52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48">
            <text:p>48</text:p>
          </table:table-cell>
          <table:table-cell table:formula="of:=CONCATENATE(&quot;&quot;&quot;row&quot;;[.A51];&quot;&quot;&quot;&quot;)" office:value-type="string" office:string-value="&quot;row48&quot;">
            <text:p>"row48"</text:p>
          </table:table-cell>
          <table:table-cell table:formula="of:=IF(MOD([.A51];2);1;0)" office:value-type="float" office:value="0">
            <text:p>0</text:p>
          </table:table-cell>
          <table:table-cell table:formula="of:=IF(MOD([.$A51];[.D$1])=0;CONCATENATE([.$B51];[.$B52]);&quot;&quot;)" office:value-type="string" office:string-value="&quot;row48&quot;&quot;row49&quot;">
            <text:p>"row48""row49"</text:p>
          </table:table-cell>
          <table:table-cell table:formula="of:=IF(MOD([.$A51];[.E$1])=0;CONCATENATE([.$B51];&quot; &quot;;[.$B52];&quot; &quot;;[.$B53]);&quot;&quot;)" office:value-type="string" office:string-value="&quot;row48&quot; &quot;row49&quot; &quot;row50&quot;">
            <text:p>"row48" "row49" "row50"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table:formula="of:=CONCATENATE(&quot;&quot;&quot;row&quot;;[.A52];&quot;&quot;&quot;&quot;)" office:value-type="string" office:string-value="&quot;row49&quot;">
            <text:p>"row49"</text:p>
          </table:table-cell>
          <table:table-cell table:formula="of:=IF(MOD([.A52];2);1;0)" office:value-type="float" office:value="1">
            <text:p>1</text:p>
          </table:table-cell>
          <table:table-cell table:formula="of:=IF(MOD([.$A52];[.D$1])=0;CONCATENATE([.$B52];[.$B53]);&quot;&quot;)">
            <text:p/>
          </table:table-cell>
          <table:table-cell table:formula="of:=IF(MOD([.$A52];[.E$1])=0;CONCATENATE([.$B52];&quot; &quot;;[.$B53];&quot; &quot;;[.$B54]);&quot;&quot;)">
            <text:p/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table:formula="of:=CONCATENATE(&quot;&quot;&quot;row&quot;;[.A53];&quot;&quot;&quot;&quot;)" office:value-type="string" office:string-value="&quot;row50&quot;">
            <text:p>"row50"</text:p>
          </table:table-cell>
          <table:table-cell table:formula="of:=IF(MOD([.A53];2);1;0)" office:value-type="float" office:value="0">
            <text:p>0</text:p>
          </table:table-cell>
          <table:table-cell table:formula="of:=IF(MOD([.$A53];[.D$1])=0;CONCATENATE([.$B53];[.$B54]);&quot;&quot;)" office:value-type="string" office:string-value="&quot;row50&quot;&quot;row51&quot;">
            <text:p>"row50""row51"</text:p>
          </table:table-cell>
          <table:table-cell table:formula="of:=IF(MOD([.$A53];[.E$1])=0;CONCATENATE([.$B53];&quot; &quot;;[.$B54];&quot; &quot;;[.$B55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51">
            <text:p>51</text:p>
          </table:table-cell>
          <table:table-cell table:formula="of:=CONCATENATE(&quot;&quot;&quot;row&quot;;[.A54];&quot;&quot;&quot;&quot;)" office:value-type="string" office:string-value="&quot;row51&quot;">
            <text:p>"row51"</text:p>
          </table:table-cell>
          <table:table-cell table:formula="of:=IF(MOD([.A54];2);1;0)" office:value-type="float" office:value="1">
            <text:p>1</text:p>
          </table:table-cell>
          <table:table-cell table:formula="of:=IF(MOD([.$A54];[.D$1])=0;CONCATENATE([.$B54];[.$B55]);&quot;&quot;)">
            <text:p/>
          </table:table-cell>
          <table:table-cell table:formula="of:=IF(MOD([.$A54];[.E$1])=0;CONCATENATE([.$B54];&quot; &quot;;[.$B55];&quot; &quot;;[.$B56]);&quot;&quot;)" office:value-type="string" office:string-value="&quot;row51&quot; &quot;row52&quot; &quot;row53&quot;">
            <text:p>"row51" "row52" "row53"</text:p>
          </table:table-cell>
          <table:table-cell table:number-columns-repeated="7"/>
        </table:table-row>
        <table:table-row table:style-name="ro2">
          <table:table-cell office:value-type="float" office:value="52">
            <text:p>52</text:p>
          </table:table-cell>
          <table:table-cell table:formula="of:=CONCATENATE(&quot;&quot;&quot;row&quot;;[.A55];&quot;&quot;&quot;&quot;)" office:value-type="string" office:string-value="&quot;row52&quot;">
            <text:p>"row52"</text:p>
          </table:table-cell>
          <table:table-cell table:formula="of:=IF(MOD([.A55];2);1;0)" office:value-type="float" office:value="0">
            <text:p>0</text:p>
          </table:table-cell>
          <table:table-cell table:formula="of:=IF(MOD([.$A55];[.D$1])=0;CONCATENATE([.$B55];[.$B56]);&quot;&quot;)" office:value-type="string" office:string-value="&quot;row52&quot;&quot;row53&quot;">
            <text:p>"row52""row53"</text:p>
          </table:table-cell>
          <table:table-cell table:formula="of:=IF(MOD([.$A55];[.E$1])=0;CONCATENATE([.$B55];&quot; &quot;;[.$B56];&quot; &quot;;[.$B57]);&quot;&quot;)">
            <text:p/>
          </table:table-cell>
          <table:table-cell table:number-columns-repeated="7"/>
        </table:table-row>
        <table:table-row table:style-name="ro2">
          <table:table-cell office:value-type="float" office:value="53">
            <text:p>53</text:p>
          </table:table-cell>
          <table:table-cell table:formula="of:=CONCATENATE(&quot;&quot;&quot;row&quot;;[.A56];&quot;&quot;&quot;&quot;)" office:value-type="string" office:string-value="&quot;row53&quot;">
            <text:p>"row53"</text:p>
          </table:table-cell>
          <table:table-cell table:formula="of:=IF(MOD([.A56];2);1;0)" office:value-type="float" office:value="1">
            <text:p>1</text:p>
          </table:table-cell>
          <table:table-cell table:formula="of:=IF(MOD([.$A56];[.D$1])=0;CONCATENATE([.$B56];[.$B57]);&quot;&quot;)">
            <text:p/>
          </table:table-cell>
          <table:table-cell table:formula="of:=IF(MOD([.$A56];[.E$1])=0;CONCATENATE([.$B56];&quot; &quot;;[.$B57];&quot; &quot;;[.$B58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54">
            <text:p>54</text:p>
          </table:table-cell>
          <table:table-cell table:formula="of:=CONCATENATE(&quot;&quot;&quot;row&quot;;[.A57];&quot;&quot;&quot;&quot;)" office:value-type="string" office:string-value="&quot;row54&quot;">
            <text:p>"row54"</text:p>
          </table:table-cell>
          <table:table-cell table:formula="of:=IF(MOD([.A57];2);1;0)" office:value-type="float" office:value="0">
            <text:p>0</text:p>
          </table:table-cell>
          <table:table-cell table:formula="of:=IF(MOD([.$A57];[.D$1])=0;CONCATENATE([.$B57];[.$B58]);&quot;&quot;)" office:value-type="string" office:string-value="&quot;row54&quot;&quot;row55&quot;">
            <text:p>"row54""row55"</text:p>
          </table:table-cell>
          <table:table-cell table:formula="of:=IF(MOD([.$A57];[.E$1])=0;CONCATENATE([.$B57];&quot; &quot;;[.$B58];&quot; &quot;;[.$B59]);&quot;&quot;)" office:value-type="string" office:string-value="&quot;row54&quot; &quot;row55&quot; &quot;row56&quot;">
            <text:p>"row54" "row55" "row56"</text:p>
          </table:table-cell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table:formula="of:=CONCATENATE(&quot;&quot;&quot;row&quot;;[.A58];&quot;&quot;&quot;&quot;)" office:value-type="string" office:string-value="&quot;row55&quot;">
            <text:p>"row55"</text:p>
          </table:table-cell>
          <table:table-cell table:formula="of:=IF(MOD([.A58];2);1;0)" office:value-type="float" office:value="1">
            <text:p>1</text:p>
          </table:table-cell>
          <table:table-cell table:formula="of:=IF(MOD([.$A58];[.D$1])=0;CONCATENATE([.$B58];[.$B59]);&quot;&quot;)">
            <text:p/>
          </table:table-cell>
          <table:table-cell table:formula="of:=IF(MOD([.$A58];[.E$1])=0;CONCATENATE([.$B58];&quot; &quot;;[.$B59];&quot; &quot;;[.$B60]);&quot;&quot;)">
            <text:p/>
          </table:table-cell>
          <table:table-cell table:number-columns-repeated="7"/>
        </table:table-row>
        <table:table-row table:style-name="ro2">
          <table:table-cell office:value-type="float" office:value="56">
            <text:p>56</text:p>
          </table:table-cell>
          <table:table-cell table:formula="of:=CONCATENATE(&quot;&quot;&quot;row&quot;;[.A59];&quot;&quot;&quot;&quot;)" office:value-type="string" office:string-value="&quot;row56&quot;">
            <text:p>"row56"</text:p>
          </table:table-cell>
          <table:table-cell table:formula="of:=IF(MOD([.A59];2);1;0)" office:value-type="float" office:value="0">
            <text:p>0</text:p>
          </table:table-cell>
          <table:table-cell table:formula="of:=IF(MOD([.$A59];[.D$1])=0;CONCATENATE([.$B59];[.$B60]);&quot;&quot;)" office:value-type="string" office:string-value="&quot;row56&quot;&quot;row57&quot;">
            <text:p>"row56""row57"</text:p>
          </table:table-cell>
          <table:table-cell table:formula="of:=IF(MOD([.$A59];[.E$1])=0;CONCATENATE([.$B59];&quot; &quot;;[.$B60];&quot; &quot;;[.$B61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57">
            <text:p>57</text:p>
          </table:table-cell>
          <table:table-cell table:formula="of:=CONCATENATE(&quot;&quot;&quot;row&quot;;[.A60];&quot;&quot;&quot;&quot;)" office:value-type="string" office:string-value="&quot;row57&quot;">
            <text:p>"row57"</text:p>
          </table:table-cell>
          <table:table-cell table:formula="of:=IF(MOD([.A60];2);1;0)" office:value-type="float" office:value="1">
            <text:p>1</text:p>
          </table:table-cell>
          <table:table-cell table:formula="of:=IF(MOD([.$A60];[.D$1])=0;CONCATENATE([.$B60];[.$B61]);&quot;&quot;)">
            <text:p/>
          </table:table-cell>
          <table:table-cell table:formula="of:=IF(MOD([.$A60];[.E$1])=0;CONCATENATE([.$B60];&quot; &quot;;[.$B61];&quot; &quot;;[.$B62]);&quot;&quot;)" office:value-type="string" office:string-value="&quot;row57&quot; &quot;row58&quot; &quot;row59&quot;">
            <text:p>"row57" "row58" "row59"</text:p>
          </table:table-cell>
          <table:table-cell table:number-columns-repeated="7"/>
        </table:table-row>
        <table:table-row table:style-name="ro2">
          <table:table-cell office:value-type="float" office:value="58">
            <text:p>58</text:p>
          </table:table-cell>
          <table:table-cell table:formula="of:=CONCATENATE(&quot;&quot;&quot;row&quot;;[.A61];&quot;&quot;&quot;&quot;)" office:value-type="string" office:string-value="&quot;row58&quot;">
            <text:p>"row58"</text:p>
          </table:table-cell>
          <table:table-cell table:formula="of:=IF(MOD([.A61];2);1;0)" office:value-type="float" office:value="0">
            <text:p>0</text:p>
          </table:table-cell>
          <table:table-cell table:formula="of:=IF(MOD([.$A61];[.D$1])=0;CONCATENATE([.$B61];[.$B62]);&quot;&quot;)" office:value-type="string" office:string-value="&quot;row58&quot;&quot;row59&quot;">
            <text:p>"row58""row59"</text:p>
          </table:table-cell>
          <table:table-cell table:formula="of:=IF(MOD([.$A61];[.E$1])=0;CONCATENATE([.$B61];&quot; &quot;;[.$B62];&quot; &quot;;[.$B63]);&quot;&quot;)">
            <text:p/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table:formula="of:=CONCATENATE(&quot;&quot;&quot;row&quot;;[.A62];&quot;&quot;&quot;&quot;)" office:value-type="string" office:string-value="&quot;row59&quot;">
            <text:p>"row59"</text:p>
          </table:table-cell>
          <table:table-cell table:formula="of:=IF(MOD([.A62];2);1;0)" office:value-type="float" office:value="1">
            <text:p>1</text:p>
          </table:table-cell>
          <table:table-cell table:formula="of:=IF(MOD([.$A62];[.D$1])=0;CONCATENATE([.$B62];[.$B63]);&quot;&quot;)">
            <text:p/>
          </table:table-cell>
          <table:table-cell table:formula="of:=IF(MOD([.$A62];[.E$1])=0;CONCATENATE([.$B62];&quot; &quot;;[.$B63];&quot; &quot;;[.$B64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60">
            <text:p>60</text:p>
          </table:table-cell>
          <table:table-cell table:formula="of:=CONCATENATE(&quot;&quot;&quot;row&quot;;[.A63];&quot;&quot;&quot;&quot;)" office:value-type="string" office:string-value="&quot;row60&quot;">
            <text:p>"row60"</text:p>
          </table:table-cell>
          <table:table-cell table:formula="of:=IF(MOD([.A63];2);1;0)" office:value-type="float" office:value="0">
            <text:p>0</text:p>
          </table:table-cell>
          <table:table-cell table:formula="of:=IF(MOD([.$A63];[.D$1])=0;CONCATENATE([.$B63];[.$B64]);&quot;&quot;)" office:value-type="string" office:string-value="&quot;row60&quot;&quot;row61&quot;">
            <text:p>"row60""row61"</text:p>
          </table:table-cell>
          <table:table-cell table:formula="of:=IF(MOD([.$A63];[.E$1])=0;CONCATENATE([.$B63];&quot; &quot;;[.$B64];&quot; &quot;;[.$B65]);&quot;&quot;)" office:value-type="string" office:string-value="&quot;row60&quot; &quot;row61&quot; &quot;row62&quot;">
            <text:p>"row60" "row61" "row62"</text:p>
          </table:table-cell>
          <table:table-cell table:number-columns-repeated="7"/>
        </table:table-row>
        <table:table-row table:style-name="ro2">
          <table:table-cell office:value-type="float" office:value="61">
            <text:p>61</text:p>
          </table:table-cell>
          <table:table-cell table:formula="of:=CONCATENATE(&quot;&quot;&quot;row&quot;;[.A64];&quot;&quot;&quot;&quot;)" office:value-type="string" office:string-value="&quot;row61&quot;">
            <text:p>"row61"</text:p>
          </table:table-cell>
          <table:table-cell table:formula="of:=IF(MOD([.A64];2);1;0)" office:value-type="float" office:value="1">
            <text:p>1</text:p>
          </table:table-cell>
          <table:table-cell table:formula="of:=IF(MOD([.$A64];[.D$1])=0;CONCATENATE([.$B64];[.$B65]);&quot;&quot;)">
            <text:p/>
          </table:table-cell>
          <table:table-cell table:formula="of:=IF(MOD([.$A64];[.E$1])=0;CONCATENATE([.$B64];&quot; &quot;;[.$B65];&quot; &quot;;[.$B66]);&quot;&quot;)">
            <text:p/>
          </table:table-cell>
          <table:table-cell table:number-columns-repeated="7"/>
        </table:table-row>
        <table:table-row table:style-name="ro2">
          <table:table-cell office:value-type="float" office:value="62">
            <text:p>62</text:p>
          </table:table-cell>
          <table:table-cell table:formula="of:=CONCATENATE(&quot;&quot;&quot;row&quot;;[.A65];&quot;&quot;&quot;&quot;)" office:value-type="string" office:string-value="&quot;row62&quot;">
            <text:p>"row62"</text:p>
          </table:table-cell>
          <table:table-cell table:formula="of:=IF(MOD([.A65];2);1;0)" office:value-type="float" office:value="0">
            <text:p>0</text:p>
          </table:table-cell>
          <table:table-cell table:formula="of:=IF(MOD([.$A65];[.D$1])=0;CONCATENATE([.$B65];[.$B66]);&quot;&quot;)" office:value-type="string" office:string-value="&quot;row62&quot;&quot;row63&quot;">
            <text:p>"row62""row63"</text:p>
          </table:table-cell>
          <table:table-cell table:formula="of:=IF(MOD([.$A65];[.E$1])=0;CONCATENATE([.$B65];&quot; &quot;;[.$B66];&quot; &quot;;[.$B67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63">
            <text:p>63</text:p>
          </table:table-cell>
          <table:table-cell table:formula="of:=CONCATENATE(&quot;&quot;&quot;row&quot;;[.A66];&quot;&quot;&quot;&quot;)" office:value-type="string" office:string-value="&quot;row63&quot;">
            <text:p>"row63"</text:p>
          </table:table-cell>
          <table:table-cell table:formula="of:=IF(MOD([.A66];2);1;0)" office:value-type="float" office:value="1">
            <text:p>1</text:p>
          </table:table-cell>
          <table:table-cell table:formula="of:=IF(MOD([.$A66];[.D$1])=0;CONCATENATE([.$B66];[.$B67]);&quot;&quot;)">
            <text:p/>
          </table:table-cell>
          <table:table-cell table:formula="of:=IF(MOD([.$A66];[.E$1])=0;CONCATENATE([.$B66];&quot; &quot;;[.$B67];&quot; &quot;;[.$B68]);&quot;&quot;)" office:value-type="string" office:string-value="&quot;row63&quot; &quot;row64&quot; &quot;row65&quot;">
            <text:p>"row63" "row64" "row65"</text:p>
          </table:table-cell>
          <table:table-cell table:number-columns-repeated="7"/>
        </table:table-row>
        <table:table-row table:style-name="ro2">
          <table:table-cell office:value-type="float" office:value="64">
            <text:p>64</text:p>
          </table:table-cell>
          <table:table-cell table:formula="of:=CONCATENATE(&quot;&quot;&quot;row&quot;;[.A67];&quot;&quot;&quot;&quot;)" office:value-type="string" office:string-value="&quot;row64&quot;">
            <text:p>"row64"</text:p>
          </table:table-cell>
          <table:table-cell table:formula="of:=IF(MOD([.A67];2);1;0)" office:value-type="float" office:value="0">
            <text:p>0</text:p>
          </table:table-cell>
          <table:table-cell table:formula="of:=IF(MOD([.$A67];[.D$1])=0;CONCATENATE([.$B67];[.$B68]);&quot;&quot;)" office:value-type="string" office:string-value="&quot;row64&quot;&quot;row65&quot;">
            <text:p>"row64""row65"</text:p>
          </table:table-cell>
          <table:table-cell table:formula="of:=IF(MOD([.$A67];[.E$1])=0;CONCATENATE([.$B67];&quot; &quot;;[.$B68];&quot; &quot;;[.$B69]);&quot;&quot;)">
            <text:p/>
          </table:table-cell>
          <table:table-cell table:number-columns-repeated="7"/>
        </table:table-row>
        <table:table-row table:style-name="ro2">
          <table:table-cell office:value-type="float" office:value="65">
            <text:p>65</text:p>
          </table:table-cell>
          <table:table-cell table:formula="of:=CONCATENATE(&quot;&quot;&quot;row&quot;;[.A68];&quot;&quot;&quot;&quot;)" office:value-type="string" office:string-value="&quot;row65&quot;">
            <text:p>"row65"</text:p>
          </table:table-cell>
          <table:table-cell table:formula="of:=IF(MOD([.A68];2);1;0)" office:value-type="float" office:value="1">
            <text:p>1</text:p>
          </table:table-cell>
          <table:table-cell table:formula="of:=IF(MOD([.$A68];[.D$1])=0;CONCATENATE([.$B68];[.$B69]);&quot;&quot;)">
            <text:p/>
          </table:table-cell>
          <table:table-cell table:formula="of:=IF(MOD([.$A68];[.E$1])=0;CONCATENATE([.$B68];&quot; &quot;;[.$B69];&quot; &quot;;[.$B70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66">
            <text:p>66</text:p>
          </table:table-cell>
          <table:table-cell table:formula="of:=CONCATENATE(&quot;&quot;&quot;row&quot;;[.A69];&quot;&quot;&quot;&quot;)" office:value-type="string" office:string-value="&quot;row66&quot;">
            <text:p>"row66"</text:p>
          </table:table-cell>
          <table:table-cell table:formula="of:=IF(MOD([.A69];2);1;0)" office:value-type="float" office:value="0">
            <text:p>0</text:p>
          </table:table-cell>
          <table:table-cell table:formula="of:=IF(MOD([.$A69];[.D$1])=0;CONCATENATE([.$B69];[.$B70]);&quot;&quot;)" office:value-type="string" office:string-value="&quot;row66&quot;&quot;row67&quot;">
            <text:p>"row66""row67"</text:p>
          </table:table-cell>
          <table:table-cell table:formula="of:=IF(MOD([.$A69];[.E$1])=0;CONCATENATE([.$B69];&quot; &quot;;[.$B70];&quot; &quot;;[.$B71]);&quot;&quot;)" office:value-type="string" office:string-value="&quot;row66&quot; &quot;row67&quot; &quot;row68&quot;">
            <text:p>"row66" "row67" "row68"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table:formula="of:=CONCATENATE(&quot;&quot;&quot;row&quot;;[.A70];&quot;&quot;&quot;&quot;)" office:value-type="string" office:string-value="&quot;row67&quot;">
            <text:p>"row67"</text:p>
          </table:table-cell>
          <table:table-cell table:formula="of:=IF(MOD([.A70];2);1;0)" office:value-type="float" office:value="1">
            <text:p>1</text:p>
          </table:table-cell>
          <table:table-cell table:formula="of:=IF(MOD([.$A70];[.D$1])=0;CONCATENATE([.$B70];[.$B71]);&quot;&quot;)">
            <text:p/>
          </table:table-cell>
          <table:table-cell table:formula="of:=IF(MOD([.$A70];[.E$1])=0;CONCATENATE([.$B70];&quot; &quot;;[.$B71];&quot; &quot;;[.$B72]);&quot;&quot;)">
            <text:p/>
          </table:table-cell>
          <table:table-cell table:number-columns-repeated="7"/>
        </table:table-row>
        <table:table-row table:style-name="ro2">
          <table:table-cell office:value-type="float" office:value="68">
            <text:p>68</text:p>
          </table:table-cell>
          <table:table-cell table:formula="of:=CONCATENATE(&quot;&quot;&quot;row&quot;;[.A71];&quot;&quot;&quot;&quot;)" office:value-type="string" office:string-value="&quot;row68&quot;">
            <text:p>"row68"</text:p>
          </table:table-cell>
          <table:table-cell table:formula="of:=IF(MOD([.A71];2);1;0)" office:value-type="float" office:value="0">
            <text:p>0</text:p>
          </table:table-cell>
          <table:table-cell table:formula="of:=IF(MOD([.$A71];[.D$1])=0;CONCATENATE([.$B71];[.$B72]);&quot;&quot;)" office:value-type="string" office:string-value="&quot;row68&quot;&quot;row69&quot;">
            <text:p>"row68""row69"</text:p>
          </table:table-cell>
          <table:table-cell table:formula="of:=IF(MOD([.$A71];[.E$1])=0;CONCATENATE([.$B71];&quot; &quot;;[.$B72];&quot; &quot;;[.$B73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69">
            <text:p>69</text:p>
          </table:table-cell>
          <table:table-cell table:formula="of:=CONCATENATE(&quot;&quot;&quot;row&quot;;[.A72];&quot;&quot;&quot;&quot;)" office:value-type="string" office:string-value="&quot;row69&quot;">
            <text:p>"row69"</text:p>
          </table:table-cell>
          <table:table-cell table:formula="of:=IF(MOD([.A72];2);1;0)" office:value-type="float" office:value="1">
            <text:p>1</text:p>
          </table:table-cell>
          <table:table-cell table:formula="of:=IF(MOD([.$A72];[.D$1])=0;CONCATENATE([.$B72];[.$B73]);&quot;&quot;)">
            <text:p/>
          </table:table-cell>
          <table:table-cell table:formula="of:=IF(MOD([.$A72];[.E$1])=0;CONCATENATE([.$B72];&quot; &quot;;[.$B73];&quot; &quot;;[.$B74]);&quot;&quot;)" office:value-type="string" office:string-value="&quot;row69&quot; &quot;row70&quot; &quot;row71&quot;">
            <text:p>"row69" "row70" "row71"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table:formula="of:=CONCATENATE(&quot;&quot;&quot;row&quot;;[.A73];&quot;&quot;&quot;&quot;)" office:value-type="string" office:string-value="&quot;row70&quot;">
            <text:p>"row70"</text:p>
          </table:table-cell>
          <table:table-cell table:formula="of:=IF(MOD([.A73];2);1;0)" office:value-type="float" office:value="0">
            <text:p>0</text:p>
          </table:table-cell>
          <table:table-cell table:formula="of:=IF(MOD([.$A73];[.D$1])=0;CONCATENATE([.$B73];[.$B74]);&quot;&quot;)" office:value-type="string" office:string-value="&quot;row70&quot;&quot;row71&quot;">
            <text:p>"row70""row71"</text:p>
          </table:table-cell>
          <table:table-cell table:formula="of:=IF(MOD([.$A73];[.E$1])=0;CONCATENATE([.$B73];&quot; &quot;;[.$B74];&quot; &quot;;[.$B75]);&quot;&quot;)">
            <text:p/>
          </table:table-cell>
          <table:table-cell table:number-columns-repeated="7"/>
        </table:table-row>
        <table:table-row table:style-name="ro2">
          <table:table-cell office:value-type="float" office:value="71">
            <text:p>71</text:p>
          </table:table-cell>
          <table:table-cell table:formula="of:=CONCATENATE(&quot;&quot;&quot;row&quot;;[.A74];&quot;&quot;&quot;&quot;)" office:value-type="string" office:string-value="&quot;row71&quot;">
            <text:p>"row71"</text:p>
          </table:table-cell>
          <table:table-cell table:formula="of:=IF(MOD([.A74];2);1;0)" office:value-type="float" office:value="1">
            <text:p>1</text:p>
          </table:table-cell>
          <table:table-cell table:formula="of:=IF(MOD([.$A74];[.D$1])=0;CONCATENATE([.$B74];[.$B75]);&quot;&quot;)">
            <text:p/>
          </table:table-cell>
          <table:table-cell table:formula="of:=IF(MOD([.$A74];[.E$1])=0;CONCATENATE([.$B74];&quot; &quot;;[.$B75];&quot; &quot;;[.$B76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72">
            <text:p>72</text:p>
          </table:table-cell>
          <table:table-cell table:formula="of:=CONCATENATE(&quot;&quot;&quot;row&quot;;[.A75];&quot;&quot;&quot;&quot;)" office:value-type="string" office:string-value="&quot;row72&quot;">
            <text:p>"row72"</text:p>
          </table:table-cell>
          <table:table-cell table:formula="of:=IF(MOD([.A75];2);1;0)" office:value-type="float" office:value="0">
            <text:p>0</text:p>
          </table:table-cell>
          <table:table-cell table:formula="of:=IF(MOD([.$A75];[.D$1])=0;CONCATENATE([.$B75];[.$B76]);&quot;&quot;)" office:value-type="string" office:string-value="&quot;row72&quot;&quot;row73&quot;">
            <text:p>"row72""row73"</text:p>
          </table:table-cell>
          <table:table-cell table:formula="of:=IF(MOD([.$A75];[.E$1])=0;CONCATENATE([.$B75];&quot; &quot;;[.$B76];&quot; &quot;;[.$B77]);&quot;&quot;)" office:value-type="string" office:string-value="&quot;row72&quot; &quot;row73&quot; &quot;row74&quot;">
            <text:p>"row72" "row73" "row74"</text:p>
          </table:table-cell>
          <table:table-cell table:number-columns-repeated="7"/>
        </table:table-row>
        <table:table-row table:style-name="ro2">
          <table:table-cell office:value-type="float" office:value="73">
            <text:p>73</text:p>
          </table:table-cell>
          <table:table-cell table:formula="of:=CONCATENATE(&quot;&quot;&quot;row&quot;;[.A76];&quot;&quot;&quot;&quot;)" office:value-type="string" office:string-value="&quot;row73&quot;">
            <text:p>"row73"</text:p>
          </table:table-cell>
          <table:table-cell table:formula="of:=IF(MOD([.A76];2);1;0)" office:value-type="float" office:value="1">
            <text:p>1</text:p>
          </table:table-cell>
          <table:table-cell table:formula="of:=IF(MOD([.$A76];[.D$1])=0;CONCATENATE([.$B76];[.$B77]);&quot;&quot;)">
            <text:p/>
          </table:table-cell>
          <table:table-cell table:formula="of:=IF(MOD([.$A76];[.E$1])=0;CONCATENATE([.$B76];&quot; &quot;;[.$B77];&quot; &quot;;[.$B78]);&quot;&quot;)">
            <text:p/>
          </table:table-cell>
          <table:table-cell table:number-columns-repeated="7"/>
        </table:table-row>
        <table:table-row table:style-name="ro2">
          <table:table-cell office:value-type="float" office:value="74">
            <text:p>74</text:p>
          </table:table-cell>
          <table:table-cell table:formula="of:=CONCATENATE(&quot;&quot;&quot;row&quot;;[.A77];&quot;&quot;&quot;&quot;)" office:value-type="string" office:string-value="&quot;row74&quot;">
            <text:p>"row74"</text:p>
          </table:table-cell>
          <table:table-cell table:formula="of:=IF(MOD([.A77];2);1;0)" office:value-type="float" office:value="0">
            <text:p>0</text:p>
          </table:table-cell>
          <table:table-cell table:formula="of:=IF(MOD([.$A77];[.D$1])=0;CONCATENATE([.$B77];[.$B78]);&quot;&quot;)" office:value-type="string" office:string-value="&quot;row74&quot;&quot;row75&quot;">
            <text:p>"row74""row75"</text:p>
          </table:table-cell>
          <table:table-cell table:formula="of:=IF(MOD([.$A77];[.E$1])=0;CONCATENATE([.$B77];&quot; &quot;;[.$B78];&quot; &quot;;[.$B79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75">
            <text:p>75</text:p>
          </table:table-cell>
          <table:table-cell table:formula="of:=CONCATENATE(&quot;&quot;&quot;row&quot;;[.A78];&quot;&quot;&quot;&quot;)" office:value-type="string" office:string-value="&quot;row75&quot;">
            <text:p>"row75"</text:p>
          </table:table-cell>
          <table:table-cell table:formula="of:=IF(MOD([.A78];2);1;0)" office:value-type="float" office:value="1">
            <text:p>1</text:p>
          </table:table-cell>
          <table:table-cell table:formula="of:=IF(MOD([.$A78];[.D$1])=0;CONCATENATE([.$B78];[.$B79]);&quot;&quot;)">
            <text:p/>
          </table:table-cell>
          <table:table-cell table:formula="of:=IF(MOD([.$A78];[.E$1])=0;CONCATENATE([.$B78];&quot; &quot;;[.$B79];&quot; &quot;;[.$B80]);&quot;&quot;)" office:value-type="string" office:string-value="&quot;row75&quot; &quot;row76&quot; &quot;row77&quot;">
            <text:p>"row75" "row76" "row77"</text:p>
          </table:table-cell>
          <table:table-cell table:number-columns-repeated="7"/>
        </table:table-row>
        <table:table-row table:style-name="ro2">
          <table:table-cell office:value-type="float" office:value="76">
            <text:p>76</text:p>
          </table:table-cell>
          <table:table-cell table:formula="of:=CONCATENATE(&quot;&quot;&quot;row&quot;;[.A79];&quot;&quot;&quot;&quot;)" office:value-type="string" office:string-value="&quot;row76&quot;">
            <text:p>"row76"</text:p>
          </table:table-cell>
          <table:table-cell table:formula="of:=IF(MOD([.A79];2);1;0)" office:value-type="float" office:value="0">
            <text:p>0</text:p>
          </table:table-cell>
          <table:table-cell table:formula="of:=IF(MOD([.$A79];[.D$1])=0;CONCATENATE([.$B79];[.$B80]);&quot;&quot;)" office:value-type="string" office:string-value="&quot;row76&quot;&quot;row77&quot;">
            <text:p>"row76""row77"</text:p>
          </table:table-cell>
          <table:table-cell table:formula="of:=IF(MOD([.$A79];[.E$1])=0;CONCATENATE([.$B79];&quot; &quot;;[.$B80];&quot; &quot;;[.$B81]);&quot;&quot;)">
            <text:p/>
          </table:table-cell>
          <table:table-cell table:number-columns-repeated="7"/>
        </table:table-row>
        <table:table-row table:style-name="ro2">
          <table:table-cell office:value-type="float" office:value="77">
            <text:p>77</text:p>
          </table:table-cell>
          <table:table-cell table:formula="of:=CONCATENATE(&quot;&quot;&quot;row&quot;;[.A80];&quot;&quot;&quot;&quot;)" office:value-type="string" office:string-value="&quot;row77&quot;">
            <text:p>"row77"</text:p>
          </table:table-cell>
          <table:table-cell table:formula="of:=IF(MOD([.A80];2);1;0)" office:value-type="float" office:value="1">
            <text:p>1</text:p>
          </table:table-cell>
          <table:table-cell table:formula="of:=IF(MOD([.$A80];[.D$1])=0;CONCATENATE([.$B80];[.$B81]);&quot;&quot;)">
            <text:p/>
          </table:table-cell>
          <table:table-cell table:formula="of:=IF(MOD([.$A80];[.E$1])=0;CONCATENATE([.$B80];&quot; &quot;;[.$B81];&quot; &quot;;[.$B82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78">
            <text:p>78</text:p>
          </table:table-cell>
          <table:table-cell table:formula="of:=CONCATENATE(&quot;&quot;&quot;row&quot;;[.A81];&quot;&quot;&quot;&quot;)" office:value-type="string" office:string-value="&quot;row78&quot;">
            <text:p>"row78"</text:p>
          </table:table-cell>
          <table:table-cell table:formula="of:=IF(MOD([.A81];2);1;0)" office:value-type="float" office:value="0">
            <text:p>0</text:p>
          </table:table-cell>
          <table:table-cell table:formula="of:=IF(MOD([.$A81];[.D$1])=0;CONCATENATE([.$B81];[.$B82]);&quot;&quot;)" office:value-type="string" office:string-value="&quot;row78&quot;&quot;row79&quot;">
            <text:p>"row78""row79"</text:p>
          </table:table-cell>
          <table:table-cell table:formula="of:=IF(MOD([.$A81];[.E$1])=0;CONCATENATE([.$B81];&quot; &quot;;[.$B82];&quot; &quot;;[.$B83]);&quot;&quot;)" office:value-type="string" office:string-value="&quot;row78&quot; &quot;row79&quot; &quot;row80&quot;">
            <text:p>"row78" "row79" "row80"</text:p>
          </table:table-cell>
          <table:table-cell table:number-columns-repeated="7"/>
        </table:table-row>
        <table:table-row table:style-name="ro2">
          <table:table-cell office:value-type="float" office:value="79">
            <text:p>79</text:p>
          </table:table-cell>
          <table:table-cell table:formula="of:=CONCATENATE(&quot;&quot;&quot;row&quot;;[.A82];&quot;&quot;&quot;&quot;)" office:value-type="string" office:string-value="&quot;row79&quot;">
            <text:p>"row79"</text:p>
          </table:table-cell>
          <table:table-cell table:formula="of:=IF(MOD([.A82];2);1;0)" office:value-type="float" office:value="1">
            <text:p>1</text:p>
          </table:table-cell>
          <table:table-cell table:formula="of:=IF(MOD([.$A82];[.D$1])=0;CONCATENATE([.$B82];[.$B83]);&quot;&quot;)">
            <text:p/>
          </table:table-cell>
          <table:table-cell table:formula="of:=IF(MOD([.$A82];[.E$1])=0;CONCATENATE([.$B82];&quot; &quot;;[.$B83];&quot; &quot;;[.$B84]);&quot;&quot;)">
            <text:p/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table:formula="of:=CONCATENATE(&quot;&quot;&quot;row&quot;;[.A83];&quot;&quot;&quot;&quot;)" office:value-type="string" office:string-value="&quot;row80&quot;">
            <text:p>"row80"</text:p>
          </table:table-cell>
          <table:table-cell table:formula="of:=IF(MOD([.A83];2);1;0)" office:value-type="float" office:value="0">
            <text:p>0</text:p>
          </table:table-cell>
          <table:table-cell table:formula="of:=IF(MOD([.$A83];[.D$1])=0;CONCATENATE([.$B83];[.$B84]);&quot;&quot;)" office:value-type="string" office:string-value="&quot;row80&quot;&quot;row81&quot;">
            <text:p>"row80""row81"</text:p>
          </table:table-cell>
          <table:table-cell table:formula="of:=IF(MOD([.$A83];[.E$1])=0;CONCATENATE([.$B83];&quot; &quot;;[.$B84];&quot; &quot;;[.$B85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81">
            <text:p>81</text:p>
          </table:table-cell>
          <table:table-cell table:formula="of:=CONCATENATE(&quot;&quot;&quot;row&quot;;[.A84];&quot;&quot;&quot;&quot;)" office:value-type="string" office:string-value="&quot;row81&quot;">
            <text:p>"row81"</text:p>
          </table:table-cell>
          <table:table-cell table:formula="of:=IF(MOD([.A84];2);1;0)" office:value-type="float" office:value="1">
            <text:p>1</text:p>
          </table:table-cell>
          <table:table-cell table:formula="of:=IF(MOD([.$A84];[.D$1])=0;CONCATENATE([.$B84];[.$B85]);&quot;&quot;)">
            <text:p/>
          </table:table-cell>
          <table:table-cell table:formula="of:=IF(MOD([.$A84];[.E$1])=0;CONCATENATE([.$B84];&quot; &quot;;[.$B85];&quot; &quot;;[.$B86]);&quot;&quot;)" office:value-type="string" office:string-value="&quot;row81&quot; &quot;row82&quot; &quot;row83&quot;">
            <text:p>"row81" "row82" "row83"</text:p>
          </table:table-cell>
          <table:table-cell table:number-columns-repeated="7"/>
        </table:table-row>
        <table:table-row table:style-name="ro2">
          <table:table-cell office:value-type="float" office:value="82">
            <text:p>82</text:p>
          </table:table-cell>
          <table:table-cell table:formula="of:=CONCATENATE(&quot;&quot;&quot;row&quot;;[.A85];&quot;&quot;&quot;&quot;)" office:value-type="string" office:string-value="&quot;row82&quot;">
            <text:p>"row82"</text:p>
          </table:table-cell>
          <table:table-cell table:formula="of:=IF(MOD([.A85];2);1;0)" office:value-type="float" office:value="0">
            <text:p>0</text:p>
          </table:table-cell>
          <table:table-cell table:formula="of:=IF(MOD([.$A85];[.D$1])=0;CONCATENATE([.$B85];[.$B86]);&quot;&quot;)" office:value-type="string" office:string-value="&quot;row82&quot;&quot;row83&quot;">
            <text:p>"row82""row83"</text:p>
          </table:table-cell>
          <table:table-cell table:formula="of:=IF(MOD([.$A85];[.E$1])=0;CONCATENATE([.$B85];&quot; &quot;;[.$B86];&quot; &quot;;[.$B87]);&quot;&quot;)">
            <text:p/>
          </table:table-cell>
          <table:table-cell table:number-columns-repeated="7"/>
        </table:table-row>
        <table:table-row table:style-name="ro2">
          <table:table-cell office:value-type="float" office:value="83">
            <text:p>83</text:p>
          </table:table-cell>
          <table:table-cell table:formula="of:=CONCATENATE(&quot;&quot;&quot;row&quot;;[.A86];&quot;&quot;&quot;&quot;)" office:value-type="string" office:string-value="&quot;row83&quot;">
            <text:p>"row83"</text:p>
          </table:table-cell>
          <table:table-cell table:formula="of:=IF(MOD([.A86];2);1;0)" office:value-type="float" office:value="1">
            <text:p>1</text:p>
          </table:table-cell>
          <table:table-cell table:formula="of:=IF(MOD([.$A86];[.D$1])=0;CONCATENATE([.$B86];[.$B87]);&quot;&quot;)">
            <text:p/>
          </table:table-cell>
          <table:table-cell table:formula="of:=IF(MOD([.$A86];[.E$1])=0;CONCATENATE([.$B86];&quot; &quot;;[.$B87];&quot; &quot;;[.$B88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84">
            <text:p>84</text:p>
          </table:table-cell>
          <table:table-cell table:formula="of:=CONCATENATE(&quot;&quot;&quot;row&quot;;[.A87];&quot;&quot;&quot;&quot;)" office:value-type="string" office:string-value="&quot;row84&quot;">
            <text:p>"row84"</text:p>
          </table:table-cell>
          <table:table-cell table:formula="of:=IF(MOD([.A87];2);1;0)" office:value-type="float" office:value="0">
            <text:p>0</text:p>
          </table:table-cell>
          <table:table-cell table:formula="of:=IF(MOD([.$A87];[.D$1])=0;CONCATENATE([.$B87];[.$B88]);&quot;&quot;)" office:value-type="string" office:string-value="&quot;row84&quot;&quot;row85&quot;">
            <text:p>"row84""row85"</text:p>
          </table:table-cell>
          <table:table-cell table:formula="of:=IF(MOD([.$A87];[.E$1])=0;CONCATENATE([.$B87];&quot; &quot;;[.$B88];&quot; &quot;;[.$B89]);&quot;&quot;)" office:value-type="string" office:string-value="&quot;row84&quot; &quot;row85&quot; &quot;row86&quot;">
            <text:p>"row84" "row85" "row86"</text:p>
          </table:table-cell>
          <table:table-cell table:number-columns-repeated="7"/>
        </table:table-row>
        <table:table-row table:style-name="ro2">
          <table:table-cell office:value-type="float" office:value="85">
            <text:p>85</text:p>
          </table:table-cell>
          <table:table-cell table:formula="of:=CONCATENATE(&quot;&quot;&quot;row&quot;;[.A88];&quot;&quot;&quot;&quot;)" office:value-type="string" office:string-value="&quot;row85&quot;">
            <text:p>"row85"</text:p>
          </table:table-cell>
          <table:table-cell table:formula="of:=IF(MOD([.A88];2);1;0)" office:value-type="float" office:value="1">
            <text:p>1</text:p>
          </table:table-cell>
          <table:table-cell table:formula="of:=IF(MOD([.$A88];[.D$1])=0;CONCATENATE([.$B88];[.$B89]);&quot;&quot;)">
            <text:p/>
          </table:table-cell>
          <table:table-cell table:formula="of:=IF(MOD([.$A88];[.E$1])=0;CONCATENATE([.$B88];&quot; &quot;;[.$B89];&quot; &quot;;[.$B90]);&quot;&quot;)">
            <text:p/>
          </table:table-cell>
          <table:table-cell table:number-columns-repeated="7"/>
        </table:table-row>
        <table:table-row table:style-name="ro2">
          <table:table-cell office:value-type="float" office:value="86">
            <text:p>86</text:p>
          </table:table-cell>
          <table:table-cell table:formula="of:=CONCATENATE(&quot;&quot;&quot;row&quot;;[.A89];&quot;&quot;&quot;&quot;)" office:value-type="string" office:string-value="&quot;row86&quot;">
            <text:p>"row86"</text:p>
          </table:table-cell>
          <table:table-cell table:formula="of:=IF(MOD([.A89];2);1;0)" office:value-type="float" office:value="0">
            <text:p>0</text:p>
          </table:table-cell>
          <table:table-cell table:formula="of:=IF(MOD([.$A89];[.D$1])=0;CONCATENATE([.$B89];[.$B90]);&quot;&quot;)" office:value-type="string" office:string-value="&quot;row86&quot;&quot;row87&quot;">
            <text:p>"row86""row87"</text:p>
          </table:table-cell>
          <table:table-cell table:formula="of:=IF(MOD([.$A89];[.E$1])=0;CONCATENATE([.$B89];&quot; &quot;;[.$B90];&quot; &quot;;[.$B91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87">
            <text:p>87</text:p>
          </table:table-cell>
          <table:table-cell table:formula="of:=CONCATENATE(&quot;&quot;&quot;row&quot;;[.A90];&quot;&quot;&quot;&quot;)" office:value-type="string" office:string-value="&quot;row87&quot;">
            <text:p>"row87"</text:p>
          </table:table-cell>
          <table:table-cell table:formula="of:=IF(MOD([.A90];2);1;0)" office:value-type="float" office:value="1">
            <text:p>1</text:p>
          </table:table-cell>
          <table:table-cell table:formula="of:=IF(MOD([.$A90];[.D$1])=0;CONCATENATE([.$B90];[.$B91]);&quot;&quot;)">
            <text:p/>
          </table:table-cell>
          <table:table-cell table:formula="of:=IF(MOD([.$A90];[.E$1])=0;CONCATENATE([.$B90];&quot; &quot;;[.$B91];&quot; &quot;;[.$B92]);&quot;&quot;)" office:value-type="string" office:string-value="&quot;row87&quot; &quot;row88&quot; &quot;row89&quot;">
            <text:p>"row87" "row88" "row89"</text:p>
          </table:table-cell>
          <table:table-cell table:number-columns-repeated="7"/>
        </table:table-row>
        <table:table-row table:style-name="ro2">
          <table:table-cell office:value-type="float" office:value="88">
            <text:p>88</text:p>
          </table:table-cell>
          <table:table-cell table:formula="of:=CONCATENATE(&quot;&quot;&quot;row&quot;;[.A91];&quot;&quot;&quot;&quot;)" office:value-type="string" office:string-value="&quot;row88&quot;">
            <text:p>"row88"</text:p>
          </table:table-cell>
          <table:table-cell table:formula="of:=IF(MOD([.A91];2);1;0)" office:value-type="float" office:value="0">
            <text:p>0</text:p>
          </table:table-cell>
          <table:table-cell table:formula="of:=IF(MOD([.$A91];[.D$1])=0;CONCATENATE([.$B91];[.$B92]);&quot;&quot;)" office:value-type="string" office:string-value="&quot;row88&quot;&quot;row89&quot;">
            <text:p>"row88""row89"</text:p>
          </table:table-cell>
          <table:table-cell table:formula="of:=IF(MOD([.$A91];[.E$1])=0;CONCATENATE([.$B91];&quot; &quot;;[.$B92];&quot; &quot;;[.$B93]);&quot;&quot;)">
            <text:p/>
          </table:table-cell>
          <table:table-cell table:number-columns-repeated="7"/>
        </table:table-row>
        <table:table-row table:style-name="ro2">
          <table:table-cell office:value-type="float" office:value="89">
            <text:p>89</text:p>
          </table:table-cell>
          <table:table-cell table:formula="of:=CONCATENATE(&quot;&quot;&quot;row&quot;;[.A92];&quot;&quot;&quot;&quot;)" office:value-type="string" office:string-value="&quot;row89&quot;">
            <text:p>"row89"</text:p>
          </table:table-cell>
          <table:table-cell table:formula="of:=IF(MOD([.A92];2);1;0)" office:value-type="float" office:value="1">
            <text:p>1</text:p>
          </table:table-cell>
          <table:table-cell table:formula="of:=IF(MOD([.$A92];[.D$1])=0;CONCATENATE([.$B92];[.$B93]);&quot;&quot;)">
            <text:p/>
          </table:table-cell>
          <table:table-cell table:formula="of:=IF(MOD([.$A92];[.E$1])=0;CONCATENATE([.$B92];&quot; &quot;;[.$B93];&quot; &quot;;[.$B94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90">
            <text:p>90</text:p>
          </table:table-cell>
          <table:table-cell table:formula="of:=CONCATENATE(&quot;&quot;&quot;row&quot;;[.A93];&quot;&quot;&quot;&quot;)" office:value-type="string" office:string-value="&quot;row90&quot;">
            <text:p>"row90"</text:p>
          </table:table-cell>
          <table:table-cell table:formula="of:=IF(MOD([.A93];2);1;0)" office:value-type="float" office:value="0">
            <text:p>0</text:p>
          </table:table-cell>
          <table:table-cell table:formula="of:=IF(MOD([.$A93];[.D$1])=0;CONCATENATE([.$B93];[.$B94]);&quot;&quot;)" office:value-type="string" office:string-value="&quot;row90&quot;&quot;row91&quot;">
            <text:p>"row90""row91"</text:p>
          </table:table-cell>
          <table:table-cell table:formula="of:=IF(MOD([.$A93];[.E$1])=0;CONCATENATE([.$B93];&quot; &quot;;[.$B94];&quot; &quot;;[.$B95]);&quot;&quot;)" office:value-type="string" office:string-value="&quot;row90&quot; &quot;row91&quot; &quot;row92&quot;">
            <text:p>"row90" "row91" "row92"</text:p>
          </table:table-cell>
          <table:table-cell table:number-columns-repeated="7"/>
        </table:table-row>
        <table:table-row table:style-name="ro2">
          <table:table-cell office:value-type="float" office:value="91">
            <text:p>91</text:p>
          </table:table-cell>
          <table:table-cell table:formula="of:=CONCATENATE(&quot;&quot;&quot;row&quot;;[.A94];&quot;&quot;&quot;&quot;)" office:value-type="string" office:string-value="&quot;row91&quot;">
            <text:p>"row91"</text:p>
          </table:table-cell>
          <table:table-cell table:formula="of:=IF(MOD([.A94];2);1;0)" office:value-type="float" office:value="1">
            <text:p>1</text:p>
          </table:table-cell>
          <table:table-cell table:formula="of:=IF(MOD([.$A94];[.D$1])=0;CONCATENATE([.$B94];[.$B95]);&quot;&quot;)">
            <text:p/>
          </table:table-cell>
          <table:table-cell table:formula="of:=IF(MOD([.$A94];[.E$1])=0;CONCATENATE([.$B94];&quot; &quot;;[.$B95];&quot; &quot;;[.$B96]);&quot;&quot;)">
            <text:p/>
          </table:table-cell>
          <table:table-cell table:number-columns-repeated="7"/>
        </table:table-row>
        <table:table-row table:style-name="ro2">
          <table:table-cell office:value-type="float" office:value="92">
            <text:p>92</text:p>
          </table:table-cell>
          <table:table-cell table:formula="of:=CONCATENATE(&quot;&quot;&quot;row&quot;;[.A95];&quot;&quot;&quot;&quot;)" office:value-type="string" office:string-value="&quot;row92&quot;">
            <text:p>"row92"</text:p>
          </table:table-cell>
          <table:table-cell table:formula="of:=IF(MOD([.A95];2);1;0)" office:value-type="float" office:value="0">
            <text:p>0</text:p>
          </table:table-cell>
          <table:table-cell table:formula="of:=IF(MOD([.$A95];[.D$1])=0;CONCATENATE([.$B95];[.$B96]);&quot;&quot;)" office:value-type="string" office:string-value="&quot;row92&quot;&quot;row93&quot;">
            <text:p>"row92""row93"</text:p>
          </table:table-cell>
          <table:table-cell table:formula="of:=IF(MOD([.$A95];[.E$1])=0;CONCATENATE([.$B95];&quot; &quot;;[.$B96];&quot; &quot;;[.$B97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93">
            <text:p>93</text:p>
          </table:table-cell>
          <table:table-cell table:formula="of:=CONCATENATE(&quot;&quot;&quot;row&quot;;[.A96];&quot;&quot;&quot;&quot;)" office:value-type="string" office:string-value="&quot;row93&quot;">
            <text:p>"row93"</text:p>
          </table:table-cell>
          <table:table-cell table:formula="of:=IF(MOD([.A96];2);1;0)" office:value-type="float" office:value="1">
            <text:p>1</text:p>
          </table:table-cell>
          <table:table-cell table:formula="of:=IF(MOD([.$A96];[.D$1])=0;CONCATENATE([.$B96];[.$B97]);&quot;&quot;)">
            <text:p/>
          </table:table-cell>
          <table:table-cell table:formula="of:=IF(MOD([.$A96];[.E$1])=0;CONCATENATE([.$B96];&quot; &quot;;[.$B97];&quot; &quot;;[.$B98]);&quot;&quot;)" office:value-type="string" office:string-value="&quot;row93&quot; &quot;row94&quot; &quot;row95&quot;">
            <text:p>"row93" "row94" "row95"</text:p>
          </table:table-cell>
          <table:table-cell table:number-columns-repeated="7"/>
        </table:table-row>
        <table:table-row table:style-name="ro2">
          <table:table-cell office:value-type="float" office:value="94">
            <text:p>94</text:p>
          </table:table-cell>
          <table:table-cell table:formula="of:=CONCATENATE(&quot;&quot;&quot;row&quot;;[.A97];&quot;&quot;&quot;&quot;)" office:value-type="string" office:string-value="&quot;row94&quot;">
            <text:p>"row94"</text:p>
          </table:table-cell>
          <table:table-cell table:formula="of:=IF(MOD([.A97];2);1;0)" office:value-type="float" office:value="0">
            <text:p>0</text:p>
          </table:table-cell>
          <table:table-cell table:formula="of:=IF(MOD([.$A97];[.D$1])=0;CONCATENATE([.$B97];[.$B98]);&quot;&quot;)" office:value-type="string" office:string-value="&quot;row94&quot;&quot;row95&quot;">
            <text:p>"row94""row95"</text:p>
          </table:table-cell>
          <table:table-cell table:formula="of:=IF(MOD([.$A97];[.E$1])=0;CONCATENATE([.$B97];&quot; &quot;;[.$B98];&quot; &quot;;[.$B99]);&quot;&quot;)">
            <text:p/>
          </table:table-cell>
          <table:table-cell table:number-columns-repeated="7"/>
        </table:table-row>
        <table:table-row table:style-name="ro2">
          <table:table-cell office:value-type="float" office:value="95">
            <text:p>95</text:p>
          </table:table-cell>
          <table:table-cell table:formula="of:=CONCATENATE(&quot;&quot;&quot;row&quot;;[.A98];&quot;&quot;&quot;&quot;)" office:value-type="string" office:string-value="&quot;row95&quot;">
            <text:p>"row95"</text:p>
          </table:table-cell>
          <table:table-cell table:formula="of:=IF(MOD([.A98];2);1;0)" office:value-type="float" office:value="1">
            <text:p>1</text:p>
          </table:table-cell>
          <table:table-cell table:formula="of:=IF(MOD([.$A98];[.D$1])=0;CONCATENATE([.$B98];[.$B99]);&quot;&quot;)">
            <text:p/>
          </table:table-cell>
          <table:table-cell table:formula="of:=IF(MOD([.$A98];[.E$1])=0;CONCATENATE([.$B98];&quot; &quot;;[.$B99];&quot; &quot;;[.$B100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96">
            <text:p>96</text:p>
          </table:table-cell>
          <table:table-cell table:formula="of:=CONCATENATE(&quot;&quot;&quot;row&quot;;[.A99];&quot;&quot;&quot;&quot;)" office:value-type="string" office:string-value="&quot;row96&quot;">
            <text:p>"row96"</text:p>
          </table:table-cell>
          <table:table-cell table:formula="of:=IF(MOD([.A99];2);1;0)" office:value-type="float" office:value="0">
            <text:p>0</text:p>
          </table:table-cell>
          <table:table-cell table:formula="of:=IF(MOD([.$A99];[.D$1])=0;CONCATENATE([.$B99];[.$B100]);&quot;&quot;)" office:value-type="string" office:string-value="&quot;row96&quot;&quot;row97&quot;">
            <text:p>"row96""row97"</text:p>
          </table:table-cell>
          <table:table-cell table:formula="of:=IF(MOD([.$A99];[.E$1])=0;CONCATENATE([.$B99];&quot; &quot;;[.$B100];&quot; &quot;;[.$B101]);&quot;&quot;)" office:value-type="string" office:string-value="&quot;row96&quot; &quot;row97&quot; &quot;row98&quot;">
            <text:p>"row96" "row97" "row98"</text:p>
          </table:table-cell>
          <table:table-cell table:number-columns-repeated="7"/>
        </table:table-row>
        <table:table-row table:style-name="ro2">
          <table:table-cell office:value-type="float" office:value="97">
            <text:p>97</text:p>
          </table:table-cell>
          <table:table-cell table:formula="of:=CONCATENATE(&quot;&quot;&quot;row&quot;;[.A100];&quot;&quot;&quot;&quot;)" office:value-type="string" office:string-value="&quot;row97&quot;">
            <text:p>"row97"</text:p>
          </table:table-cell>
          <table:table-cell table:formula="of:=IF(MOD([.A100];2);1;0)" office:value-type="float" office:value="1">
            <text:p>1</text:p>
          </table:table-cell>
          <table:table-cell table:formula="of:=IF(MOD([.$A100];[.D$1])=0;CONCATENATE([.$B100];[.$B101]);&quot;&quot;)">
            <text:p/>
          </table:table-cell>
          <table:table-cell table:formula="of:=IF(MOD([.$A100];[.E$1])=0;CONCATENATE([.$B100];&quot; &quot;;[.$B101];&quot; &quot;;[.$B102]);&quot;&quot;)">
            <text:p/>
          </table:table-cell>
          <table:table-cell table:number-columns-repeated="7"/>
        </table:table-row>
        <table:table-row table:style-name="ro2">
          <table:table-cell office:value-type="float" office:value="98">
            <text:p>98</text:p>
          </table:table-cell>
          <table:table-cell table:formula="of:=CONCATENATE(&quot;&quot;&quot;row&quot;;[.A101];&quot;&quot;&quot;&quot;)" office:value-type="string" office:string-value="&quot;row98&quot;">
            <text:p>"row98"</text:p>
          </table:table-cell>
          <table:table-cell table:formula="of:=IF(MOD([.A101];2);1;0)" office:value-type="float" office:value="0">
            <text:p>0</text:p>
          </table:table-cell>
          <table:table-cell table:formula="of:=IF(MOD([.$A101];[.D$1])=0;CONCATENATE([.$B101];[.$B102]);&quot;&quot;)" office:value-type="string" office:string-value="&quot;row98&quot;&quot;row99&quot;">
            <text:p>"row98""row99"</text:p>
          </table:table-cell>
          <table:table-cell table:formula="of:=IF(MOD([.$A101];[.E$1])=0;CONCATENATE([.$B101];&quot; &quot;;[.$B102];&quot; &quot;;[.$B103]);&quot;&quot;)">
            <text:p/>
          </table:table-cell>
          <table:table-cell table:number-columns-repeated="7"/>
        </table:table-row>
        <table:table-row table:style-name="ro2">
          <table:table-cell table:style-name="ce8" office:value-type="float" office:value="99">
            <text:p>99</text:p>
          </table:table-cell>
          <table:table-cell table:formula="of:=CONCATENATE(&quot;&quot;&quot;row&quot;;[.A102];&quot;&quot;&quot;&quot;)" office:value-type="string" office:string-value="&quot;row99&quot;">
            <text:p>"row99"</text:p>
          </table:table-cell>
          <table:table-cell table:formula="of:=IF(MOD([.A102];2);1;0)" office:value-type="float" office:value="1">
            <text:p>1</text:p>
          </table:table-cell>
          <table:table-cell table:formula="of:=IF(MOD([.$A102];[.D$1])=0;CONCATENATE([.$B102];[.$B103]);&quot;&quot;)">
            <text:p/>
          </table:table-cell>
          <table:table-cell table:formula="of:=IF(MOD([.$A102];[.E$1])=0;CONCATENATE([.$B102];&quot; &quot;;[.$B103];&quot; &quot;;[.$B104]);&quot;&quot;)" office:value-type="string" office:string-value="&quot;row99&quot; &quot;row100&quot; ">
            <text:p>"row99" "row100" 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CONCATENATE(&quot;&quot;&quot;row&quot;;[.A103];&quot;&quot;&quot;&quot;)" office:value-type="string" office:string-value="&quot;row100&quot;">
            <text:p>"row100"</text:p>
          </table:table-cell>
          <table:table-cell table:formula="of:=IF(MOD([.A103];2);1;0)" office:value-type="float" office:value="0">
            <text:p>0</text:p>
          </table:table-cell>
          <table:table-cell table:formula="of:=IF(MOD([.$A103];[.D$1])=0;CONCATENATE([.$B103];[.$B104]);&quot;&quot;)" office:value-type="string" office:string-value="&quot;row100&quot;">
            <text:p>"row100"</text:p>
          </table:table-cell>
          <table:table-cell table:formula="of:=IF(MOD([.$A103];[.E$1])=0;CONCATENATE([.$B103];&quot; &quot;;[.$B104];&quot; &quot;;[.$B105]);&quot;&quot;)">
            <text:p/>
          </table:table-cell>
          <table:table-cell table:number-columns-repeated="7"/>
        </table:table-row>
      </table:table>
      <table:database-ranges>
        <table:database-range table:target-range-address="Sheet1.A1:Sheet1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10/03/2018</text:date>, <text:time>22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mand Bosse</meta:initial-creator>
    <meta:creation-date>2018-07-08T14:16:43.77</meta:creation-date>
    <meta:generator>OpenOffice/4.1.3$Win32 OpenOffice.org_project/413m1$Build-9783</meta:generator>
    <dc:date>2018-10-03T22:06:16.31</dc:date>
    <dc:creator>Normand Bosse</dc:creator>
    <meta:editing-duration>P29DT8H41M17S</meta:editing-duration>
    <meta:editing-cycles>119</meta:editing-cycles>
    <meta:document-statistic meta:table-count="6" meta:cell-count="1302" meta:object-count="0"/>
  </office:meta>
</office:document-meta>
</file>